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5.40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38cm"/>
    </style:style>
    <style:style style:name="co11" style:family="table-column">
      <style:table-column-properties fo:break-before="auto" style:column-width="6.851cm"/>
    </style:style>
    <style:style style:name="co12" style:family="table-column">
      <style:table-column-properties fo:break-before="auto" style:column-width="4.013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3.919cm"/>
    </style:style>
    <style:style style:name="co16" style:family="table-column">
      <style:table-column-properties fo:break-before="auto" style:column-width="2.09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85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997cm" fo:break-before="auto" style:use-optimal-row-height="true"/>
    </style:style>
    <style:style style:name="ro3" style:family="table-row">
      <style:table-row-properties style:row-height="1.506cm" fo:break-before="auto" style:use-optimal-row-height="true"/>
    </style:style>
    <style:style style:name="ro4" style:family="table-row">
      <style:table-row-properties style:row-height="1.99cm" fo:break-before="auto" style:use-optimal-row-height="true"/>
    </style:style>
    <style:style style:name="ro5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2.974cm" fo:break-before="auto" style:use-optimal-row-height="true"/>
    </style:style>
    <style:style style:name="ro7" style:family="table-row">
      <style:table-row-properties style:row-height="2.485cm" fo:break-before="auto" style:use-optimal-row-height="true"/>
    </style:style>
    <style:style style:name="ro8" style:family="table-row">
      <style:table-row-properties style:row-height="3.941cm" fo:break-before="auto" style:use-optimal-row-height="true"/>
    </style:style>
    <style:style style:name="ro9" style:family="table-row">
      <style:table-row-properties style:row-height="4.441cm" fo:break-before="auto" style:use-optimal-row-height="true"/>
    </style:style>
    <style:style style:name="ro10" style:family="table-row">
      <style:table-row-properties style:row-height="8.841cm" fo:break-before="auto" style:use-optimal-row-height="true"/>
    </style:style>
    <style:style style:name="ro11" style:family="table-row">
      <style:table-row-properties style:row-height="3.457cm" fo:break-before="auto" style:use-optimal-row-height="true"/>
    </style:style>
    <style:style style:name="ro12" style:family="table-row">
      <style:table-row-properties style:row-height="9.329cm" fo:break-before="auto" style:use-optimal-row-height="true"/>
    </style:style>
    <style:style style:name="ro13" style:family="table-row">
      <style:table-row-properties style:row-height="20.57cm" fo:break-before="auto" style:use-optimal-row-height="true"/>
    </style:style>
    <style:style style:name="ro14" style:family="table-row">
      <style:table-row-properties style:row-height="0.501cm" fo:break-before="auto" style:use-optimal-row-height="true"/>
    </style:style>
    <style:style style:name="ro15" style:family="table-row">
      <style:table-row-properties style:row-height="1.023cm" fo:break-before="auto" style:use-optimal-row-height="true"/>
    </style:style>
    <style:style style:name="ro16" style:family="table-row">
      <style:table-row-properties style:row-height="6.877cm" fo:break-before="auto" style:use-optimal-row-height="true"/>
    </style:style>
    <style:style style:name="ro17" style:family="table-row">
      <style:table-row-properties style:row-height="7.862cm" fo:break-before="auto" style:use-optimal-row-height="true"/>
    </style:style>
    <style:style style:name="ro18" style:family="table-row">
      <style:table-row-properties style:row-height="5.408cm" fo:break-before="auto" style:use-optimal-row-height="true"/>
    </style:style>
    <style:style style:name="ro19" style:family="table-row">
      <style:table-row-properties style:row-height="5.907cm" fo:break-before="auto" style:use-optimal-row-height="true"/>
    </style:style>
    <style:style style:name="ro20" style:family="table-row">
      <style:table-row-properties style:row-height="1.08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1.87cm" fo:break-before="auto" style:use-optimal-row-height="true"/>
    </style:style>
    <style:style style:name="ro23" style:family="table-row">
      <style:table-row-properties style:row-height="1.371cm" fo:break-before="auto" style:use-optimal-row-height="true"/>
    </style:style>
    <style:style style:name="ro24" style:family="table-row">
      <style:table-row-properties style:row-height="2.357cm" fo:break-before="auto" style:use-optimal-row-height="true"/>
    </style:style>
    <style:style style:name="ro25" style:family="table-row">
      <style:table-row-properties style:row-height="2.124cm" fo:break-before="auto" style:use-optimal-row-height="true"/>
    </style:style>
    <style:style style:name="ro26" style:family="table-row">
      <style:table-row-properties style:row-height="2.82cm" fo:break-before="auto" style:use-optimal-row-height="true"/>
    </style:style>
    <style:style style:name="ro27" style:family="table-row">
      <style:table-row-properties style:row-height="2.24cm" fo:break-before="auto" style:use-optimal-row-height="true"/>
    </style:style>
    <style:style style:name="ro28" style:family="table-row">
      <style:table-row-properties style:row-height="1.776cm" fo:break-before="auto" style:use-optimal-row-height="true"/>
    </style:style>
    <style:style style:name="ro29" style:family="table-row">
      <style:table-row-properties style:row-height="3.974cm" fo:break-before="auto" style:use-optimal-row-height="true"/>
    </style:style>
    <style:style style:name="ro30" style:family="table-row">
      <style:table-row-properties style:row-height="4.547cm" fo:break-before="auto" style:use-optimal-row-height="true"/>
    </style:style>
    <style:style style:name="ro31" style:family="table-row">
      <style:table-row-properties style:row-height="0.806cm" fo:break-before="auto" style:use-optimal-row-height="true"/>
    </style:style>
    <style:style style:name="ro32" style:family="table-row">
      <style:table-row-properties style:row-height="1.674cm" fo:break-before="auto" style:use-optimal-row-height="true"/>
    </style:style>
    <style:style style:name="ro33" style:family="table-row">
      <style:table-row-properties style:row-height="1.572cm" fo:break-before="auto" style:use-optimal-row-height="true"/>
    </style:style>
    <style:style style:name="ro34" style:family="table-row">
      <style:table-row-properties style:row-height="2.935cm" fo:break-before="auto" style:use-optimal-row-height="true"/>
    </style:style>
    <style:style style:name="ro35" style:family="table-row">
      <style:table-row-properties style:row-height="2.738cm" fo:break-before="auto" style:use-optimal-row-height="true"/>
    </style:style>
    <style:style style:name="ro36" style:family="table-row">
      <style:table-row-properties style:row-height="0.811cm" fo:break-before="auto" style:use-optimal-row-height="true"/>
    </style:style>
    <style:style style:name="ro37" style:family="table-row">
      <style:table-row-properties style:row-height="1.189cm" fo:break-before="auto" style:use-optimal-row-height="true"/>
    </style:style>
    <style:style style:name="ro38" style:family="table-row">
      <style:table-row-properties style:row-height="4.674cm" fo:break-before="auto" style:use-optimal-row-height="true"/>
    </style:style>
    <style:style style:name="ro39" style:family="table-row">
      <style:table-row-properties style:row-height="1.092cm" fo:break-before="auto" style:use-optimal-row-height="true"/>
    </style:style>
    <style:style style:name="ro40" style:family="table-row">
      <style:table-row-properties style:row-height="1.97cm" fo:break-before="auto" style:use-optimal-row-height="true"/>
    </style:style>
    <style:style style:name="ro41" style:family="table-row">
      <style:table-row-properties style:row-height="2.145cm" fo:break-before="auto" style:use-optimal-row-height="true"/>
    </style:style>
    <style:style style:name="ro42" style:family="table-row">
      <style:table-row-properties style:row-height="1.125cm" fo:break-before="auto" style:use-optimal-row-height="true"/>
    </style:style>
    <style:style style:name="ro43" style:family="table-row">
      <style:table-row-properties style:row-height="1.677cm" fo:break-before="auto" style:use-optimal-row-height="true"/>
    </style:style>
    <style:style style:name="ro44" style:family="table-row">
      <style:table-row-properties style:row-height="1.764cm" fo:break-before="auto" style:use-optimal-row-height="true"/>
    </style:style>
    <style:style style:name="ro45" style:family="table-row">
      <style:table-row-properties style:row-height="4.096cm" fo:break-before="auto" style:use-optimal-row-height="true"/>
    </style:style>
    <style:style style:name="ro46" style:family="table-row">
      <style:table-row-properties style:row-height="4.076cm" fo:break-before="auto" style:use-optimal-row-height="true"/>
    </style:style>
    <style:style style:name="ro47" style:family="table-row">
      <style:table-row-properties style:row-height="2.464cm" fo:break-before="auto" style:use-optimal-row-height="true"/>
    </style:style>
    <style:style style:name="ro48" style:family="table-row">
      <style:table-row-properties style:row-height="1.236cm" fo:break-before="auto" style:use-optimal-row-height="true"/>
    </style:style>
    <style:style style:name="ro49" style:family="table-row">
      <style:table-row-properties style:row-height="1.656cm" fo:break-before="auto" style:use-optimal-row-height="true"/>
    </style:style>
    <style:style style:name="ro50" style:family="table-row">
      <style:table-row-properties style:row-height="1.254cm" fo:break-before="auto" style:use-optimal-row-height="true"/>
    </style:style>
    <style:style style:name="ro51" style:family="table-row">
      <style:table-row-properties style:row-height="3.418cm" fo:break-before="auto" style:use-optimal-row-height="true"/>
    </style:style>
    <style:style style:name="ro52" style:family="table-row">
      <style:table-row-properties style:row-height="4.925cm" fo:break-before="auto" style:use-optimal-row-height="true"/>
    </style:style>
    <style:style style:name="ro53" style:family="table-row">
      <style:table-row-properties style:row-height="3.515cm" fo:break-before="auto" style:use-optimal-row-height="true"/>
    </style:style>
    <style:style style:name="ro54" style:family="table-row">
      <style:table-row-properties style:row-height="1.603cm" fo:break-before="auto" style:use-optimal-row-height="true"/>
    </style:style>
    <style:style style:name="ro55" style:family="table-row">
      <style:table-row-properties style:row-height="1.718cm" fo:break-before="auto" style:use-optimal-row-height="true"/>
    </style:style>
    <style:style style:name="ro56" style:family="table-row">
      <style:table-row-properties style:row-height="3.69cm" fo:break-before="auto" style:use-optimal-row-height="true"/>
    </style:style>
    <style:style style:name="ro57" style:family="table-row">
      <style:table-row-properties style:row-height="3.168cm" fo:break-before="auto" style:use-optimal-row-height="true"/>
    </style:style>
    <style:style style:name="ro58" style:family="table-row">
      <style:table-row-properties style:row-height="1.66cm" fo:break-before="auto" style:use-optimal-row-height="true"/>
    </style:style>
    <style:style style:name="ro59" style:family="table-row">
      <style:table-row-properties style:row-height="5.255cm" fo:break-before="auto" style:use-optimal-row-height="true"/>
    </style:style>
    <style:style style:name="ro60" style:family="table-row">
      <style:table-row-properties style:row-height="2.646cm" fo:break-before="auto" style:use-optimal-row-height="true"/>
    </style:style>
    <style:style style:name="ro61" style:family="table-row">
      <style:table-row-properties style:row-height="9.89cm" fo:break-before="auto" style:use-optimal-row-height="true"/>
    </style:style>
    <style:style style:name="ro62" style:family="table-row">
      <style:table-row-properties style:row-height="2.877cm" fo:break-before="auto" style:use-optimal-row-height="true"/>
    </style:style>
    <style:style style:name="ro63" style:family="table-row">
      <style:table-row-properties style:row-height="1.767cm" fo:break-before="auto" style:use-optimal-row-height="true"/>
    </style:style>
    <style:style style:name="ro64" style:family="table-row">
      <style:table-row-properties style:row-height="2.298cm" fo:break-before="auto" style:use-optimal-row-height="true"/>
    </style:style>
    <style:style style:name="ro65" style:family="table-row">
      <style:table-row-properties style:row-height="6.297cm" fo:break-before="auto" style:use-optimal-row-height="true"/>
    </style:style>
    <style:style style:name="ro66" style:family="table-row">
      <style:table-row-properties style:row-height="12.21cm" fo:break-before="auto" style:use-optimal-row-height="true"/>
    </style:style>
    <style:style style:name="ro67" style:family="table-row">
      <style:table-row-properties style:row-height="6.414cm" fo:break-before="auto" style:use-optimal-row-height="true"/>
    </style:style>
    <style:style style:name="ro68" style:family="table-row">
      <style:table-row-properties style:row-height="5.775cm" fo:break-before="auto" style:use-optimal-row-height="true"/>
    </style:style>
    <style:style style:name="ro69" style:family="table-row">
      <style:table-row-properties style:row-height="4.733cm" fo:break-before="auto" style:use-optimal-row-height="true"/>
    </style:style>
    <style:style style:name="ro70" style:family="table-row">
      <style:table-row-properties style:row-height="4.21cm" fo:break-before="auto" style:use-optimal-row-height="true"/>
    </style:style>
    <style:style style:name="ro71" style:family="table-row">
      <style:table-row-properties style:row-height="6.992cm" fo:break-before="auto" style:use-optimal-row-height="true"/>
    </style:style>
    <style:style style:name="ro72" style:family="table-row">
      <style:table-row-properties style:row-height="7.341cm" fo:break-before="auto" style:use-optimal-row-height="true"/>
    </style:style>
    <style:style style:name="ro73" style:family="table-row">
      <style:table-row-properties style:row-height="8.384cm" fo:break-before="auto" style:use-optimal-row-height="true"/>
    </style:style>
    <style:style style:name="ro74" style:family="table-row">
      <style:table-row-properties style:row-height="0.487cm" fo:break-before="auto" style:use-optimal-row-height="true"/>
    </style:style>
    <style:style style:name="ro75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  <style:text-properties style:font-name="Calibri1" fo:font-size="10pt" style:font-size-asian="10pt" style:font-size-complex="10pt"/>
    </style:style>
    <style:style style:name="ce1" style:family="table-cell" style:parent-style-name="Default">
      <style:table-cell-properties fo:background-color="transparent" fo:wrap-option="wrap"/>
      <style:text-properties style:font-name="Calibri1" fo:font-size="10pt" style:font-size-asian="10pt" style:font-size-complex="10pt"/>
    </style:style>
    <style:style style:name="ce3" style:family="table-cell" style:parent-style-name="Default">
      <style:table-cell-properties fo:background-color="#ffff00" fo:wrap-option="wrap"/>
      <style:text-properties style:font-name="Calibri1" fo:font-size="10pt" style:font-size-asian="10pt" style:font-size-complex="10pt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1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 fo:border="none"/>
      <style:text-properties style:font-name="Calibri1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ext-properties fo:font-size="12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9" style:family="table-cell" style:parent-style-name="Default">
      <style:table-cell-properties fo:background-color="transparent" fo:wrap-option="wrap" fo:border="none"/>
      <style:text-properties fo:color="#2e2e2e" style:font-name="Calibri1" fo:font-size="10pt" style:font-name-asian="Verdana" style:font-size-asian="10pt" style:font-name-complex="Verdana" style:font-size-complex="10pt"/>
    </style:style>
    <style:style style:name="ce20" style:family="table-cell" style:parent-style-name="Default">
      <style:table-cell-properties fo:background-color="transparent" fo:wrap-option="wrap" fo:border="none"/>
      <style:text-properties fo:color="#2e2e2e" style:font-name="Calibri1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21" style:family="table-cell" style:parent-style-name="Default">
      <style:table-cell-properties fo:background-color="transparent" fo:wrap-option="wrap"/>
      <style:text-properties fo:color="#2e2e2e" style:font-name="Calibri1" fo:font-size="10pt" style:font-size-asian="10pt" style:font-name-complex="Calibri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4" style:family="table-cell" style:parent-style-name="Default">
      <style:table-cell-properties fo:background-color="transparent" fo:wrap-option="wrap"/>
      <style:text-properties style:font-name="Calibri1" fo:font-size="10pt" style:font-size-asian="10pt" style:font-name-complex="Calibri" style:font-size-complex="10pt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Calibri2" style:font-size-asian="10pt" style:language-asian="none" style:country-asian="none" style:font-name-complex="Calibri2" style:font-size-complex="10pt" style:language-complex="none" style:country-complex="none"/>
    </style:style>
    <style:style style:name="ce26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33" style:family="table-cell" style:parent-style-name="Default">
      <style:table-cell-properties fo:background-color="transparent" fo:wrap-option="wrap"/>
      <style:text-properties style:font-name="Times New Roman1" fo:font-size="10pt" style:font-size-asian="10pt" style:font-name-complex="Times New Roman1" style:font-size-complex="10pt"/>
    </style:style>
    <style:style style:name="ce34" style:family="table-cell" style:parent-style-name="Default">
      <style:table-cell-properties fo:background-color="transparent"/>
      <style:text-properties style:font-name="Times New Roman1" fo:font-size="10pt" style:font-size-asian="10pt" style:font-name-complex="Times New Roman1" style:font-size-complex="10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transparent" fo:wrap-option="wrap"/>
      <style:text-properties fo:color="#2e2e2e" style:font-name="Calibri1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fo:font-size="12pt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2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2" style:font-size-asian="10pt" style:language-asian="none" style:country-asian="none" style:font-name-complex="Calibri2" style:font-size-complex="10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61" style:family="table-cell" style:parent-style-name="Default">
      <style:table-cell-properties fo:background-color="transparent"/>
      <style:text-properties fo:font-size="12pt"/>
    </style:style>
    <style:style style:name="ce62" style:family="table-cell" style:parent-style-name="Default">
      <style:table-cell-properties fo:background-color="transparent" fo:wrap-option="wrap"/>
      <style:text-properties style:font-name="Calibri1" fo:font-size="12pt" style:font-size-asian="10pt" style:font-size-complex="10pt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Calibri2" style:font-size-asian="10pt" style:language-asian="none" style:country-asian="none" style:font-style-asian="normal" style:font-weight-asian="normal" style:font-name-complex="Calibri2" style:font-size-complex="10pt" style:language-complex="none" style:country-complex="none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size-asian="8pt" style:font-style-asian="normal" style:font-weight-asian="normal" style:font-name-complex="Calibri2" style:font-size-complex="8pt" style:font-style-complex="normal" style:font-weight-complex="normal"/>
    </style:style>
    <style:style style:name="ce66" style:family="table-cell" style:parent-style-name="Default">
      <style:table-cell-properties fo:background-color="transparent" fo:wrap-option="wrap"/>
      <style:text-properties fo:color="#164194" style:font-name="Times New Roman1" fo:font-size="10pt" style:text-underline-style="solid" style:text-underline-width="auto" style:text-underline-color="font-color" style:font-size-asian="10pt" style:font-name-complex="Times New Roman1" style:font-size-complex="10pt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2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2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83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2" style:font-size-asian="10pt" style:language-asian="none" style:country-asian="none" style:font-name-complex="Calibri2" style:font-size-complex="10pt" style:language-complex="none" style:country-complex="none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5" style:family="table-cell" style:parent-style-name="Default"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86" style:family="table-cell" style:parent-style-name="Default">
      <style:table-cell-properties fo:background-color="transparent" fo:wrap-option="wrap"/>
    </style:style>
    <style:style style:name="ce19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9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9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9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98" style:family="table-cell" style:parent-style-name="Pivot_20_Table_20_Value">
      <style:table-cell-properties fo:border-bottom="none" fo:border-left="0.99pt solid #000000" fo:border-right="none" fo:border-top="none"/>
    </style:style>
    <style:style style:name="ce19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0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0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3" style:family="table-cell" style:parent-style-name="Pivot_20_Table_20_Value">
      <style:table-cell-properties fo:border-bottom="none" fo:border-left="none" fo:border-right="none" fo:border-top="0.99pt solid #000000"/>
    </style:style>
    <style:style style:name="ce204" style:family="table-cell" style:parent-style-name="Pivot_20_Table_20_Value">
      <style:table-cell-properties fo:border-bottom="0.99pt solid #000000" fo:border-left="none" fo:border-right="none" fo:border-top="none"/>
    </style:style>
    <style:style style:name="ce205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0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7" style:family="table-cell" style:parent-style-name="Pivot_20_Table_20_Value">
      <style:table-cell-properties fo:border-bottom="none" fo:border-left="none" fo:border-right="0.99pt solid #000000" fo:border-top="none"/>
    </style:style>
    <style:style style:name="ce20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9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2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13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1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41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000000"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2" style:font-name-asian="Calibri2" style:font-name-complex="Calibri2"/>
    </style:style>
    <style:style style:name="T6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1" fo:font-size="12pt" style:font-size-asian="10pt" style:font-size-complex="10pt"/>
    </style:style>
    <style:style style:name="T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3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1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18" style:family="text">
      <style:text-properties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2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2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2" fo:font-size="8pt" fo:font-weight="normal" style:text-line-through-type="none" fo:font-style="normal" style:text-outline="false" fo:text-shadow="none" style:text-position="0% 100%" style:font-name-complex="Calibri2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2" fo:font-size="10pt" style:font-name-asian="Calibri2" style:font-name-complex="Calibri2" style:font-size-asian="10pt" style:font-size-complex="10pt"/>
    </style:style>
    <style:style style:name="T35" style:family="text">
      <style:text-properties style:use-window-font-color="true" style:font-name="Calibri2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2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2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" fo:font-size="10pt" fo:font-weight="normal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1" table:default-cell-style-name="ce1"/>
        <table:table-column table:style-name="co17" table:number-columns-repeated="7" table:default-cell-style-name="ce1"/>
        <table:table-column table:style-name="co17" table:default-cell-style-name="ce86"/>
        <table:table-row table:style-name="ro1">
          <table:table-cell table:style-name="ce2"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Stadt</text:p>
          </table:table-cell>
          <table:table-cell table:style-name="ce2" office:value-type="string" calcext:value-type="string">
            <text:p>Einrichtung</text:p>
          </table:table-cell>
          <table:table-cell table:style-name="ce2" office:value-type="string" calcext:value-type="string">
            <text:p>Institut</text:p>
          </table:table-cell>
          <table:table-cell table:style-name="ce2" office:value-type="string" calcext:value-type="string">
            <text:p>Studiengang/Modul</text:p>
          </table:table-cell>
          <table:table-cell table:style-name="ce2" office:value-type="string" calcext:value-type="string">
            <text:p>Veranstaltungstitel</text:p>
          </table:table-cell>
          <table:table-cell table:style-name="ce2" office:value-type="string" calcext:value-type="string">
            <text:p>Veranstaltungstyp</text:p>
          </table:table-cell>
          <table:table-cell table:style-name="ce2" office:value-type="string" calcext:value-type="string">
            <text:p>Zielgruppe</text:p>
          </table:table-cell>
          <table:table-cell table:style-name="ce2" office:value-type="string" calcext:value-type="string">
            <text:p>Lehrende</text:p>
          </table:table-cell>
          <table:table-cell table:style-name="ce2" office:value-type="string" calcext:value-type="string">
            <text:p>Inhalte</text:p>
          </table:table-cell>
          <table:table-cell table:style-name="ce2" office:value-type="string" calcext:value-type="string">
            <text:p>Notiz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Posi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Online-Ressourcen,Metadat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Bildbearbeitung,Fotografie,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Archivierung,Datenkuratierung,Statistik,Programmierung,Visualisierung,Datenbanken,Datenmanagement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Space Syntax,Spatial Analysis,GIS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Internet,Datenpräsentation,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Digitale Datenauswertung,Dig. Methoden &amp; Theorien,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Archivierung,Zeichnen,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table:number-columns-repeated="2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Archivierung,Software und Tools,Online-Ressourcen,Internet,Metadaten,Webtechnologien,Audio und Video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Visualisierung,Datenbanken,Datenmanagement,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Metadaten,Visualisierung,GIS,Geophysik,Datenbanken,Datenmanagement,Datenpräsentation,Digitale Dokumentation,Dig. Methoden &amp; Theorien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Datenkuratierung,Software und Tools,Visualisierung,GIS,Digitale Dokumentation,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Datenkuratierung,Software und Tools,Visualisierung,GIS,Datenbanken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oftware und Tools,Programmierung,Datenbanken,Datenmanagement,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CAD,Digitale Datenauswertung,Digitale Dokumentation,Dig. Methoden &amp; Theorien,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Online-Ressourcen,Internet,Visualisierung,Webtechnologien,Audio und Video,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2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office:value-type="string" calcext:value-type="string">
            <text:p><text:span text:style-name="T2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Bildbearbeitung,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3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2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Programmierung,Online-Ressourcen,Internet,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Software und Tools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Dokumentation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Software und Tools,Programmierung,Webtechnologien,Datenbanken,Auszeichnungssprachen,Digital Humanities,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3D-Modellierung,Spatial Analysis,Visualisierung,Zeichnen,GIS,CAD,Digitale Dokumentation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Archivierung,Photogrammetrie,Laserscanning,Bildbearbeitung,3D Scan,Digitale Dokumentation,Fotografie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Visualisierung,Zeichnen,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3D-Modellierung,Photogrammetrie,Laserscanning,Visualisierung,Datenpräsentation,3D Scan,Digitale Dokumentation,Dig. Methoden &amp; Theorien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office:value-type="string" calcext:value-type="string">
            <text:p>Visualisierung,Datenpräsentation,Audio und Video,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Geodätische Grundlagen des Bauaufmaß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Digitale Dokumentation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Digitale Baudokumentation und Visualisierung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Photogrammetrie,Visualisierung,Zeichnen,CAD,Digitale Dokumentation,Fotografie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, Berlin-Brandenburgische Akademie der Wissenschafte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Latein / MA Klassische Philologie</text:p>
          </table:table-cell>
          <table:table-cell table:style-name="Default" office:value-type="string" calcext:value-type="string">
            <text:p>Philologica electronica - digitale Methoden der Klassischen Phil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tzer, Ulrich</text:p>
          </table:table-cell>
          <table:table-cell table:style-name="Default" office:value-type="string" calcext:value-type="string">
            <text:p>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Digital Humanities BA; Archäologische Wissenschaften BA/MA</text:p>
          </table:table-cell>
          <table:table-cell table:style-name="Default" office:value-type="string" calcext:value-type="string">
            <text:p>Römische Terra Sigillata – digitale Methoden und die Suche nach dem antiken Arbeitsprozess mit Reliefbilder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inhardt, Corinna, Bauer, Frank</text:p>
          </table:table-cell>
          <table:table-cell table:style-name="Default" office:value-type="string" calcext:value-type="string">
            <text:p>Software und Tools,Visualisierung,Digitale Dokumentation,Dig. Methoden &amp; Theorien,Fotografie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KLA-BA-HF-M3; KLA-BA-NF-M2</text:p>
          </table:table-cell>
          <table:table-cell table:style-name="Default" office:value-type="string" calcext:value-type="string">
            <text:p>Erarbeiten eines E-Learning-Konzepts für die Vasen der Originalsammlung der Goethe-Universitä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enhard, Demian</text:p>
          </table:table-cell>
          <table:table-cell table:style-name="Default" office:value-type="string" calcext:value-type="string">
            <text:p>Dig. Editieren,Online-Ressourcen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Physische Geographie</text:p>
          </table:table-cell>
          <table:table-cell table:style-name="Default" office:value-type="string" calcext:value-type="string">
            <text:p>Nebenfachstudiengang Archäometrie für Archäologen</text:p>
          </table:table-cell>
          <table:table-cell table:style-name="Default" office:value-type="string" calcext:value-type="string">
            <text:p>Fernerkundung und GIS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Software und Tools,Spatial Analysis,Visualisierung,GIS,Bildbearbeitung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Einführung in die digitale Bildwissenschaft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Software und Tools,Dig. Methoden &amp; Theorie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Theorie des digitalen Bild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Digitale Bildbearbeit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Bildbearbei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Default" office:value-type="string" calcext:value-type="string">
            <text:p>Fieldschool Xan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, Babucic, Nikola</text:p>
          </table:table-cell>
          <table:table-cell table:style-name="Default" office:value-type="string" calcext:value-type="string">
            <text:p>Geophysik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Research Webinar on Greek Papyri in the British Librar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Berkes, Lajos</text:p>
          </table:table-cell>
          <table:table-cell table:style-name="Default" office:value-type="string" calcext:value-type="string">
            <text:p>Archivierung,Datenkuratierung,Dig. Editieren,Online-Ressourcen,Metadaten,Datenbanken,Datenmanagement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Cowey, James</text:p>
          </table:table-cell>
          <table:table-cell table:style-name="Default" office:value-type="string" calcext:value-type="string">
            <text:p>Datenkuratierung,Dig. Editieren,Online-Ressourcen,Metadaten,Datenbanken,Datenmanagement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Module Bv3, Dv2</text:p>
          </table:table-cell>
          <table:table-cell table:style-name="Default" office:value-type="string" calcext:value-type="string">
            <text:p>Daten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Software und Tools,Statistik,GIS,Datenbanken,Datenmanagement,Bildbearbeitung,EDV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Praktikum, 5,33 SWS, Teil der Module Eg3, Ev3; max. 8 Teiln.</text:p>
          </table:table-cell>
          <table:table-cell table:style-name="Default" office:value-type="string" calcext:value-type="string">
            <text:p>Übung zur Vermessung und geophysikalischen Prospektion (200124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eophysik,Digitale Vermess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2, Bv2, Cg2, Cv2, Dg1, Dv1; max. 16 Teiln.</text:p>
          </table:table-cell>
          <table:table-cell table:style-name="Default" office:value-type="string" calcext:value-type="string">
            <text:p>Einführung in die Archäoinformatik (20013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Aktuelle Forschung in der Quantitativen Archäologie (200118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Übung zur Quantitativen Archäologie mit R (200123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,Programmier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v3, Dv2; max. 10 Teiln</text:p>
          </table:table-cell>
          <table:table-cell table:style-name="Default" office:value-type="string" calcext:value-type="string">
            <text:p>Datenanalyse (200127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1, Dv1, Eg1, Ev1; max. 16 Teiln.</text:p>
          </table:table-cell>
          <table:table-cell table:style-name="Default" office:value-type="string" calcext:value-type="string">
            <text:p>Dokumentationsstrategien für Ausgrabungen. Datenbanken und konkrete Anwendungen (20013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Programmierung,Datenbanken,Datenmanagement,CAD,Digitale Dokum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2, Dv2; max. 16 Teiln.</text:p>
          </table:table-cell>
          <table:table-cell table:style-name="Default" office:value-type="string" calcext:value-type="string">
            <text:p>Wüstung Nordhusen. Beginn einer Auswertung mit heterogenen Informationen (200146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GIS,Datenmanagement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Dg2, Dv2, Eg3, Ev3; max. 16 Teiln.</text:p>
          </table:table-cell>
          <table:table-cell table:style-name="Default" office:value-type="string" calcext:value-type="string">
            <text:p>Archäoinformatik - Einzelaspekte (20012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oftware und Tools,GIS,Datenmanagement,CAD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Vorlesung, 2 SWS, Teil der Module Bg1, Bv1, Cg1, Cv1, Gg1, Gv1,</text:p>
          </table:table-cell>
          <table:table-cell table:style-name="Default" office:value-type="string" calcext:value-type="string">
            <text:p>Quantitative Archäologie: Konzepte, Methoden, Geschichte (200114)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, Informationsverarbeitung, Archäologie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Software und Tools,Programmierung,Visualisierung,Digitale Dokumentation,Dig. Methoden &amp; Theorien,3D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</text:p>
          </table:table-cell>
          <table:table-cell table:style-name="Default" office:value-type="string" calcext:value-type="string">
            <text:p>Archäoinformatik II. 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Visualisierung,Web-Kartierung,GIS,Datenbanken,Datenmanagement,Datenpräsentation,Digitalisier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, SM 3</text:p>
          </table:table-cell>
          <table:table-cell table:style-name="Default" office:value-type="string" calcext:value-type="string">
            <text:p>Theorien und aktuellen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Archäologie / AM und EM</text:p>
          </table:table-cell>
          <table:table-cell table:style-name="Default" office:value-type="string" calcext:value-type="string">
            <text:p>Archäoinformatik I 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Archivierung,Software und Tools,GIS,Datenbanken,Datenmanagement,CAD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und MA Archäologie / EM, AM</text:p>
          </table:table-cell>
          <table:table-cell table:style-name="Default" office:value-type="string" calcext:value-type="string">
            <text:p>Einführung in die Grundlagen der Statistik 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,Visualisierung,Datenpräsentation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Informationsverarbeitung, Medieninformatik</text:p>
          </table:table-cell>
          <table:table-cell table:style-name="Default" office:value-type="string" calcext:value-type="string">
            <text:p>Künstliche Intelligenz und Cultural Heritage: Upper Brandberg – Im Louvre der Felsmalerei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ieners, Jan Gerrit, Eide, Øyvind, Fäder, Eymard</text:p>
          </table:table-cell>
          <table:table-cell table:style-name="Default" office:value-type="string" calcext:value-type="string">
            <text:p>Programmierung,Bildbearbeitung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Ägyptologie</text:p>
          </table:table-cell>
          <table:table-cell table:style-name="Default" office:value-type="string" calcext:value-type="string">
            <text:p>Verarbeitung digitaler Daten in der Ägyptologie – Teil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motisch II: Anthologie demotischer literarischer und dokumentarischer Tex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r Stein von Rosette – analog und digita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derasiatische Archäologie</text:p>
          </table:table-cell>
          <table:table-cell table:style-name="Default" office:value-type="string" calcext:value-type="string">
            <text:p>Archäologie Alter Orient</text:p>
          </table:table-cell>
          <table:table-cell table:style-name="Default" office:value-type="string" calcext:value-type="string">
            <text:p>Babylonische Glyptik meets Digit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ßberger, Elisa, Kurmangaliev, Anna</text:p>
          </table:table-cell>
          <table:table-cell table:style-name="Default" office:value-type="string" calcext:value-type="string">
            <text:p>Online-Ressourcen,Metadaten,Datenbanken,Datenmanagement,Bildbearbeitung,Digitalisier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- und Frühgeschichtliche Archäologie und Provinzialrömische Archäologie</text:p>
          </table:table-cell>
          <table:table-cell table:style-name="Default" office:value-type="string" calcext:value-type="string">
            <text:p>Bachelor, Magister Artium, Master</text:p>
          </table:table-cell>
          <table:table-cell table:style-name="Default" office:value-type="string" calcext:value-type="string">
            <text:p>Eisenzeit digital: Datenanalyse mit QGIS und My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von Nicolai, Caroline, Lücke, Stephan</text:p>
          </table:table-cell>
          <table:table-cell table:style-name="Default" office:value-type="string" calcext:value-type="string">
            <text:p>Software und Tools,Spatial Analysis,Visualisierung,GIS,Datenbanken,Datenmanagement,Digitale Datenauswer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. Frühgeschichtliche Archäologie</text:p>
          </table:table-cell>
          <table:table-cell table:style-name="Default" office:value-type="string" calcext:value-type="string">
            <text:p>Masterstudiengang - 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 Dr.</text:p>
          </table:table-cell>
          <table:table-cell table:style-name="Default" office:value-type="string" calcext:value-type="string">
            <text:p>Statistik,Digitale Datenauswertung</text:p>
          </table:table-cell>
          <table:table-cell table:style-name="Default" table:number-columns-repeated="6"/>
          <table:table-cell table:number-columns-repeated="1007"/>
        </table:table-row>
        <table:table-row table:style-name="ro15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 Frühgeschichtliche Archäologie</text:p>
          </table:table-cell>
          <table:table-cell table:style-name="Default" office:value-type="string" calcext:value-type="string">
            <text:p>Master-Studiengang "Ur- und Frühgeschichte", MA Modul 2 "Angewandte Methodik"</text:p>
          </table:table-cell>
          <table:table-cell table:style-name="Default" office:value-type="string" calcext:value-type="string">
            <text:p>Theorie und Anwendung statistischer Methoden zur Gräberfeld‐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oftware und Tools,Statistik,Datenmanagement,Datenpräsentatio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Aufbaumodul Objekte in den Digital Humanities</text:p>
          </table:table-cell>
          <table:table-cell table:style-name="Default" office:value-type="string" calcext:value-type="string">
            <text:p>Digitale Objek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Bildbearbeitung,Digital Humanities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Datenbank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Datenmanagement,Auszeichnungssprachen,Digitalisierung,Digital Humanities,Digitale Ressourcen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(04-VFG-EX)</text:p>
          </table:table-cell>
          <table:table-cell table:style-name="Default" office:value-type="string" calcext:value-type="string">
            <text:p>Magnetometerprospektionen in Mainfranke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eophysik,EDV</text:p>
          </table:table-cell>
          <table:table-cell table:style-name="Default" table:number-columns-repeated="6"/>
          <table:table-cell table:number-columns-repeated="1007"/>
        </table:table-row>
        <table:table-row table:style-name="ro14">
          <table:table-cell table:style-name="ce3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/ MA (04-VFG-MuTh, -NuE, -FuF, -MuThS, -NuES)</text:p>
          </table:table-cell>
          <table:table-cell table:style-name="Default" office:value-type="string" calcext:value-type="string">
            <text:p>3D-Scanning - Digitalisierung von Fundobjek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3D Scan</text:p>
          </table:table-cell>
          <table:table-cell table:style-name="Default" table:number-columns-repeated="6"/>
          <table:table-cell table:number-columns-repeated="1007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Archivierung,Online-Ressourcen,Metadaten,Web-Kartierung,GIS,Datenmanagement,Auszeichnungssprachen,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6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3D-Modellierung,GIS,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5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Datenkuratierung,Dig. Editier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7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Software und Tools,3D Scan,Digitale Datenauswertung,Dig. Methoden &amp; Theorien,Digital Humanities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Martin-Luther-Universität Halle-Wittenberg</text:p>
          </table:table-cell>
          <table:table-cell office:value-type="string" calcext:value-type="string">
            <text:p>Institut für Kunstgeschichte und Archäologien Europas, Seminar für Klassische Archäologie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3D-Modellierung,GIS,Datenbanken,Bildbearbeitung,Digitale Dokumentation,EDV,Digitalisierung,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Archivierung,Dig. Editieren,Online-Ressourcen,Datenbanken,Digitale Dokumentation,Digitalisierung,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3D-Modellierung,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3D-Modellierung,Photogrammetrie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Zeichnen,CAD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Photogrammetrie,Laserscanning,Visualisierung,Zeichnen,CAD,3D Scan,Digitale Dokumentation,Fotografie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Software und Tools,Statistik,Datenbanken,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Digital Humanities,Digitale Ressourcen,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18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Software und Tools,Online-Ressourcen,Internet,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patial Analysis,Visualisierung,Datenbanken,Datenmanagement,Digitale Dokumentation,Digitale Ressourcen,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Textanalyse,Programmierung,Online-Ressourcen,Datenbanken,Datenmanagement,Digitale Dokumentation,Dig. Methoden &amp; Theorien,EDV,Digitalisierung,Digital Humanities,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oftware und Tools,Visualisierung,Web-Kartierung,Zeichnen,GIS,Datenmanagement,CAD,Bildbearbeitung,Digitale Dokumentation,Fotografie,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Archivierung,Software und Tools,Online-Ressourcen,Internet,Metadaten,Visualisierung,Web-Kartierung,GIS,Datenbanken,Datenmanagement,Bildbearbeitung,Digitale Dokumentation,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Visualisierung,GIS,Geophysik,CAD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3D-Modellierung,Photogrammetrie,GIS,Geophysik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oftware und Tools,Spatial Analysis,Statistik,Programmierung,Visualisierung,GIS,Digitale Datenauswertung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Datenpräsentation,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Spatial Analysis,GIS,Geophysik,Digitale Datenauswertung,Digitale Dokumentation,EDV,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3D-Modellierung,Software und Tools,Visualisierung,CAD,Digitale Datenauswertung,Digitale Dokumentation,EDV,Digitalisier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Statistik,Digitale Datenauswertung,Dig. Methoden &amp; Theorien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Spatial Analysis,Visualisierung,GIS,Digitale Datenauswertung,Digitale Dokumentation,EDV,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Software und Tools,Metadaten,Webtechnologien,Datenbanken,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table:number-columns-repeated="2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oftware und Tools,Statistik,Datenmanagement,Datenpräsentation,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Spatial Analysis,Web-Kartierung,GIS,Datenbanken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Digitale Datenauswertung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lloquium in Digital Cultural Heritage</text:p>
          </table:table-cell>
          <table:table-cell table:style-name="ce7" office:value-type="string" calcext:value-type="string">
            <text:p>Kolloquium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, Eide, O.</text:p>
          </table:table-cell>
          <table:table-cell table:style-name="ce7" office:value-type="string" calcext:value-type="string">
            <text:p>Dig. Methoden &amp; Theorien,Digital Humanities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Software und Tools,Visualisierung,Web-Kartierung,GIS,Datenbanken,Datenmanagement,Datenpräsentation,CAD,Digitale Dokumentatio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3D recording and documentation of material cultur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, Hageneuer, Sebastian</text:p>
          </table:table-cell>
          <table:table-cell table:style-name="ce7" office:value-type="string" calcext:value-type="string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Kernkompetenzen Archäoinformatik I. Data Scienc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Archivierung,Programmierung,Metadaten,Datenbanken,Datenmanagement,Datenpräsentation,Digitale Dokumentation,Dig. Methoden &amp; Theorien,Digitale Ressourcen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7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informatik</text:p>
          </table:table-cell>
          <table:table-cell table:style-name="ce7" office:value-type="string" calcext:value-type="string">
            <text:p>Computational approaches to ancient cities and settlements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Paliou, Eleftheria</text:p>
          </table:table-cell>
          <table:table-cell table:style-name="ce7" office:value-type="string" calcext:value-type="string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7"/>
          <table:table-cell table:style-name="ce7" office:value-type="string" calcext:value-type="string">
            <text:p>Paliou</text:p>
          </table:table-cell>
          <table:table-cell table:style-name="ce7" office:value-type="string" calcext:value-type="string">
            <text:p>Eleftheria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7" office:value-type="string" calcext:value-type="string">
            <text:p>Augsburg</text:p>
          </table:table-cell>
          <table:table-cell table:style-name="ce7" office:value-type="string" calcext:value-type="string">
            <text:p>Universität Augs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Kunst- und Kulturgeschichte (BA), Methoden und Theorien 2</text:p>
          </table:table-cell>
          <table:table-cell table:style-name="ce7" office:value-type="string" calcext:value-type="string">
            <text:p>If these walls could talk: reading architecture in an archaeological context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Rheeder, Annalize M.A.</text:p>
          </table:table-cell>
          <table:table-cell table:style-name="ce7" office:value-type="string" calcext:value-type="string">
            <text:p>3D-Modellierung,Photogrammetrie,Spatial Analysis,Zeichnen</text:p>
          </table:table-cell>
          <table:table-cell table:style-name="ce7"/>
          <table:table-cell table:style-name="ce7" office:value-type="string" calcext:value-type="string">
            <text:p>Götz</text:p>
          </table:table-cell>
          <table:table-cell table:style-name="ce7" office:value-type="string" calcext:value-type="string">
            <text:p>Lisa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7" office:value-type="string" calcext:value-type="string">
            <text:p>Mainz</text:p>
          </table:table-cell>
          <table:table-cell table:style-name="ce7" office:value-type="string" calcext:value-type="string">
            <text:p>Johannes Gutenberg-Universität Mainz</text:p>
          </table:table-cell>
          <table:table-cell table:style-name="ce7" office:value-type="string" calcext:value-type="string">
            <text:p>Insitut für Altertumswissenschaften</text:p>
          </table:table-cell>
          <table:table-cell table:style-name="ce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7" office:value-type="string" calcext:value-type="string">
            <text:p>Digitale Mustererkennung und ihre Anwendungsmöglichkeiten in den Altertumswissenschaften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, Doktoranden</text:p>
          </table:table-cell>
          <table:table-cell table:style-name="ce7" office:value-type="string" calcext:value-type="string">
            <text:p>Univ.-Prof. Dr. Doris Prechel, Univ.-Prof. Dr. Michael Wand</text:p>
          </table:table-cell>
          <table:table-cell table:style-name="ce7" office:value-type="string" calcext:value-type="string">
            <text:p>Dig. Editieren,Statistik,Textanalyse,Digitale Datenauswertung,Digitale Dokumentation,Dig. Methoden &amp; Theorien,Digitalisierung,Digital Humanities</text:p>
          </table:table-cell>
          <table:table-cell table:style-name="ce7"/>
          <table:table-cell table:style-name="ce7" office:value-type="string" calcext:value-type="string">
            <text:p>Roth</text:p>
          </table:table-cell>
          <table:table-cell table:style-name="ce7" office:value-type="string" calcext:value-type="string">
            <text:p>Dr. Silke</text:p>
          </table:table-cell>
          <table:table-cell table:style-name="ce7" office:value-type="string" calcext:value-type="string">
            <text:p>Sonstiger Mitarbeiter</text:p>
          </table:table-cell>
          <table:table-cell table:number-columns-repeated="1009"/>
        </table:table-row>
        <table:table-row table:style-name="ro19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7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7" office:value-type="string" calcext:value-type="string">
            <text:p>Historisches Seminar</text:p>
          </table:table-cell>
          <table:table-cell table:style-name="ce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7" office:value-type="string" calcext:value-type="string">
            <text:p>Notarszeichen 2.0: Klassische Quellen treffen auf digitale Methoden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, Sonstige</text:p>
          </table:table-cell>
          <table:table-cell table:style-name="ce7" office:value-type="string" calcext:value-type="string">
            <text:p>Fees, Irmgard, Schulz, Julian</text:p>
          </table:table-cell>
          <table:table-cell table:style-name="ce7" office:value-type="string" calcext:value-type="string">
            <text:p>Metadaten,Visualisierung,Datenbanken,Datenmanagement,Digitalisierung,Digital Humanities</text:p>
          </table:table-cell>
          <table:table-cell table:style-name="ce7"/>
          <table:table-cell table:style-name="ce7" office:value-type="string" calcext:value-type="string">
            <text:p>Schulz</text:p>
          </table:table-cell>
          <table:table-cell table:style-name="ce7" office:value-type="string" calcext:value-type="string">
            <text:p>Julia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7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7" office:value-type="string" calcext:value-type="string">
            <text:p>Historisches Seminar - Abteilung für Ur- und Frühgeschichtliche Archäologie</text:p>
          </table:table-cell>
          <table:table-cell table:style-name="ce7" office:value-type="string" calcext:value-type="string">
            <text:p>Master [88] Ur- und Frühgeschichte [548] Modul 2</text:p>
          </table:table-cell>
          <table:table-cell table:style-name="ce7" office:value-type="string" calcext:value-type="string">
            <text:p>Geographische Informationssysteme (GIS) in der Archäologi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Tappert, Claudia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Schnippe</text:p>
          </table:table-cell>
          <table:table-cell table:style-name="ce7" office:value-type="string" calcext:value-type="string">
            <text:p>Sandr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Vor- und Frühgeschichtliche Archäologie</text:p>
          </table:table-cell>
          <table:table-cell table:style-name="ce7" office:value-type="string" calcext:value-type="string">
            <text:p>Vor- und Frühgeschichtliche Archäologie BA: A1 - A4, V1, ABK2, VFG-WB2, WB-Kultur, SG, FWB MA: WP1 - WP4</text:p>
          </table:table-cell>
          <table:table-cell table:style-name="ce7" office:value-type="string" calcext:value-type="string">
            <text:p>Einführung: Statistik in der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Groß, Daniel</text:p>
          </table:table-cell>
          <table:table-cell table:style-name="ce7" office:value-type="string" calcext:value-type="string">
            <text:p>Statistik</text:p>
          </table:table-cell>
          <table:table-cell table:style-name="ce7"/>
          <table:table-cell table:style-name="ce7" office:value-type="string" calcext:value-type="string">
            <text:p>Meller</text:p>
          </table:table-cell>
          <table:table-cell table:style-name="ce7" office:value-type="string" calcext:value-type="string">
            <text:p>Birt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Archäologie und Kulturgeschichte des antiken Mittelmeerraumes AÜ, Ü, NFÜ, V, NF-V, KLA-WB1, WB-Kultur</text:p>
          </table:table-cell>
          <table:table-cell table:style-name="ce7" office:value-type="string" calcext:value-type="string">
            <text:p>Einführung in die Visualisierung und Auswertung von technisch genereirten ForschungsdatenI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Babucic, Nikola</text:p>
          </table:table-cell>
          <table:table-cell table:style-name="ce7" office:value-type="string" calcext:value-type="string">
            <text:p>CAD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7" office:value-type="string" calcext:value-type="string">
            <text:p>Hamburg</text:p>
          </table:table-cell>
          <table:table-cell table:style-name="ce7" office:value-type="string" calcext:value-type="string">
            <text:p>Universität Hamburg</text:p>
          </table:table-cell>
          <table:table-cell table:style-name="ce7" office:value-type="string" calcext:value-type="string">
            <text:p>Archäologisches Institut</text:p>
          </table:table-cell>
          <table:table-cell table:style-name="ce7" office:value-type="string" calcext:value-type="string">
            <text:p>Archäologie und Kulturgeschichte des antiken Mittelmeerraumes AÜ, ABK2, FWB intern, KLA-WB1, WB-Kultur</text:p>
          </table:table-cell>
          <table:table-cell table:style-name="ce7" office:value-type="string" calcext:value-type="string">
            <text:p>Einführung in die Visualisierung und Auswertung von technisch generierten Forschungsdaten II ( GIS)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N.N.</text:p>
          </table:table-cell>
          <table:table-cell table:style-name="ce7" office:value-type="string" calcext:value-type="string">
            <text:p>GIS</text:p>
          </table:table-cell>
          <table:table-cell table:style-name="ce7"/>
          <table:table-cell table:style-name="ce7" office:value-type="string" calcext:value-type="string">
            <text:p>Leisner</text:p>
          </table:table-cell>
          <table:table-cell table:style-name="ce7" office:value-type="string" calcext:value-type="string">
            <text:p>Nadine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inführung in das wissenschaftliche Arbeiten</text:p>
          </table:table-cell>
          <table:table-cell table:style-name="ce7" office:value-type="string" calcext:value-type="string">
            <text:p>Tutorium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: Ausstellung zur römischen Portraitkunst: „Charakterköpfe“ in der Glyptothek in Münche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Tagesexkursion</text:p>
          </table:table-cell>
          <table:table-cell table:style-name="ce7" office:value-type="string" calcext:value-type="string">
            <text:p>Exkursion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che Archäologie</text:p>
          </table:table-cell>
          <table:table-cell table:style-name="ce7" office:value-type="string" calcext:value-type="string">
            <text:p>Einführung in die Griechische Archäologie</text:p>
          </table:table-cell>
          <table:table-cell table:style-name="ce7" office:value-type="string" calcext:value-type="string">
            <text:p>Übung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Cigaina, Lorenzo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ömische Portraits der republikanischen Zeit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Rotfigurige Vasenmalerei in Athen: die Pionergruppe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Unteritalische Vasenmalerei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Die Kaiserforen in Rom</text:p>
          </table:table-cell>
          <table:table-cell table:style-name="ce7" office:value-type="string" calcext:value-type="string">
            <text:p>Hauptseminar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Etruskische Bildwelt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Steuernagel, Dirk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7" office:value-type="string" calcext:value-type="string">
            <text:p>Regensburg</text:p>
          </table:table-cell>
          <table:table-cell table:style-name="ce7" office:value-type="string" calcext:value-type="string">
            <text:p>Universität Regensburg</text:p>
          </table:table-cell>
          <table:table-cell table:style-name="ce7" office:value-type="string" calcext:value-type="string">
            <text:p>Institut für Klassische Archäologie</text:p>
          </table:table-cell>
          <table:table-cell table:style-name="ce7" office:value-type="string" calcext:value-type="string">
            <text:p>Klassische Archäologie</text:p>
          </table:table-cell>
          <table:table-cell table:style-name="ce7" office:value-type="string" calcext:value-type="string">
            <text:p>Heiligtum und Wettkampfstätte: Das Zeusheiligtum in Olympia</text:p>
          </table:table-cell>
          <table:table-cell table:style-name="ce7" office:value-type="string" calcext:value-type="string">
            <text:p>Vorlesung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Kunze, Christian</text:p>
          </table:table-cell>
          <table:table-cell table:style-name="ce7" table:number-columns-repeated="2"/>
          <table:table-cell table:style-name="ce7" office:value-type="string" calcext:value-type="string">
            <text:p>Beck</text:p>
          </table:table-cell>
          <table:table-cell table:style-name="ce7" office:value-type="string" calcext:value-type="string">
            <text:p>Kordula</text:p>
          </table:table-cell>
          <table:table-cell table:style-name="ce7" office:value-type="string" calcext:value-type="string">
            <text:p>Sekretariat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radiometerprospektion am Limes in Bayern</text:p>
          </table:table-cell>
          <table:table-cell table:style-name="ce7" office:value-type="string" calcext:value-type="string">
            <text:p>Praktikum</text:p>
          </table:table-cell>
          <table:table-cell table:style-name="ce7" office:value-type="string" calcext:value-type="string">
            <text:p>BA, M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GIS,Geophysik,Digitale Datenauswertung,EDV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7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7" office:value-type="string" calcext:value-type="string">
            <text:p>Institut für Ur- und Frühgeschichte</text:p>
          </table:table-cell>
          <table:table-cell table:style-name="ce7" office:value-type="string" calcext:value-type="string">
            <text:p>Archäologische Wissenschaften</text:p>
          </table:table-cell>
          <table:table-cell table:style-name="ce7" office:value-type="string" calcext:value-type="string">
            <text:p>GIS für Archäologen</text:p>
          </table:table-cell>
          <table:table-cell table:style-name="ce7" office:value-type="string" calcext:value-type="string">
            <text:p>Pro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Mischka, Carsten</text:p>
          </table:table-cell>
          <table:table-cell table:style-name="ce7" office:value-type="string" calcext:value-type="string">
            <text:p>Spatial Analysis,GIS,Digitale Datenauswertung,Digitalisierung,Digitale Vermessung</text:p>
          </table:table-cell>
          <table:table-cell table:style-name="ce7"/>
          <table:table-cell table:style-name="ce7" office:value-type="string" calcext:value-type="string">
            <text:p>Mischka</text:p>
          </table:table-cell>
          <table:table-cell table:style-name="ce7" office:value-type="string" calcext:value-type="string">
            <text:p>Carsten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4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7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ce7" office:value-type="string" calcext:value-type="string">
            <text:p>Institut für Klassische Philologie</text:p>
          </table:table-cell>
          <table:table-cell table:style-name="ce7" office:value-type="string" calcext:value-type="string">
            <text:p>Digital Humanities BA</text:p>
          </table:table-cell>
          <table:table-cell table:style-name="ce7" office:value-type="string" calcext:value-type="string">
            <text:p>Digitale Objekte</text:p>
          </table:table-cell>
          <table:table-cell table:style-name="ce7" office:value-type="string" calcext:value-type="string">
            <text:p>Seminar</text:p>
          </table:table-cell>
          <table:table-cell table:style-name="ce7" office:value-type="string" calcext:value-type="string">
            <text:p>BA</text:p>
          </table:table-cell>
          <table:table-cell table:style-name="ce7" office:value-type="string" calcext:value-type="string">
            <text:p>Essler, Holger</text:p>
          </table:table-cell>
          <table:table-cell table:style-name="ce7" office:value-type="string" calcext:value-type="string">
            <text:p>Bildbearbeitung</text:p>
          </table:table-cell>
          <table:table-cell table:style-name="ce7"/>
          <table:table-cell table:style-name="ce7" office:value-type="string" calcext:value-type="string">
            <text:p>Essler</text:p>
          </table:table-cell>
          <table:table-cell table:style-name="ce7" office:value-type="string" calcext:value-type="string">
            <text:p>Holger</text:p>
          </table:table-cell>
          <table:table-cell table:style-name="ce7" office:value-type="string" calcext:value-type="string">
            <text:p>Lehrend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öt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amber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Ullri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office:value-type="string" calcext:value-type="string">
            <text:p>Popa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office:value-type="string" calcext:value-type="string">
            <text:p>Weber-Leh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office:value-type="string" calcext:value-type="string">
            <text:p>Kreks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Rich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üß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office:value-type="string" calcext:value-type="string">
            <text:p>Franz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Weh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erleig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örtsch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mmy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Lerch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an Exe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hle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Nakate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office:value-type="string" calcext:value-type="string">
            <text:p>Beckers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3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office:value-type="string" calcext:value-type="string">
            <text:p>Knitter</text:p>
          </table:table-cell>
          <table:table-cell table:number-columns-repeated="1014"/>
        </table:table-row>
        <table:table-row table:style-name="ro20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3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office:value-type="string" calcext:value-type="string">
            <text:p>Brow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office:value-type="string" calcext:value-type="string">
            <text:p>Haff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41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4">Archäologische </text:span></text:p>
            <text:p><text:span text:style-name="T4">Wissenschaften: </text:span></text:p>
            <text:p><text:span text:style-name="T4">Informationsverarbeitung </text:span></text:p>
            <text:p><text:span text:style-name="T4">in der Geoarchäologie</text:span></text:p>
          </table:table-cell>
          <table:table-cell table:style-name="ce41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4">Archäologische </text:span></text:p>
            <text:p><text:span text:style-name="T4">Wissenschaften: </text:span></text:p>
            <text:p><text:span text:style-name="T4">Informationsverarbeitung </text:span></text:p>
            <text:p><text:span text:style-name="T4">in der Geoarchäologie</text:span></text:p>
          </table:table-cell>
          <table:table-cell table:style-name="ce41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/>
          <table:table-cell office:value-type="string" calcext:value-type="string">
            <text:p>Posluschny </text:p>
          </table:table-cell>
          <table:table-cell table:number-columns-repeated="1014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3">Archäologische </text:span><text:span text:style-name="T12">Wissenschaften: </text:span></text:p>
            <text:p><text:span text:style-name="T13">Archäologie des </text:span></text:p>
            <text:p><text:span text:style-name="T13">Mittelalters und der</text:span></text:p>
            <text:p><text:span text:style-name="T13">Neuzeit, Forschungspraktikum</text:span></text:p>
          </table:table-cell>
          <table:table-cell table:style-name="ce41" office:value-type="string" calcext:value-type="string">
            <text:p>FPr Geophysikalische </text:p>
            <text:p>Prospektion des Burgstalls</text:p>
            <text:p>bei Eltmann 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Ziegl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4">Denkmalpflege: </text:span></text:p>
            <text:p><text:span text:style-name="T4">Restaurierungswissenschaf</text:span></text:p>
            <text:p><text:span text:style-name="T4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21" office:value-type="string" calcext:value-type="string">
            <text:p><text:span text:style-name="T4">Denkmalpflege: </text:span></text:p>
            <text:p><text:span text:style-name="T4">Restaurierungswissenschaf</text:span></text:p>
            <text:p><text:span text:style-name="T4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ahrig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Giese 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reise, Gies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table:style-name="ce13" office:value-type="string" calcext:value-type="string">
            <text:p>Digital Classicist Seminar</text:p>
          </table:table-cell>
          <table:table-cell office:value-type="string" calcext:value-type="string">
            <text:p>Erstellen von thematischen Karten mit GIS; Visualisierung von gefügekundlichen Entwick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Eißing, Steng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41" office:value-type="string" calcext:value-type="string">
            <text:p>Digitale Methoden in den </text:p>
            <text:p>Altertumswissenschaft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41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office:value-type="string" calcext:value-type="string">
            <text:p>Bartlitz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Poll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/>
          <table:table-cell office:value-type="string" calcext:value-type="string">
            <text:p>Kühne, Krepp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Müll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41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3" office:value-type="string" calcext:value-type="string">
            <text:p>Grimm/Vogelpoh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3" office:value-type="string" calcext:value-type="string">
            <text:p>Geschichte</text:p>
          </table:table-cell>
          <table:table-cell/>
          <table:table-cell table:style-name="ce41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ohls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41" office:value-type="string" calcext:value-type="string">
            <text:p>Modellieren in der Landschaftsarchäologie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Knitt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Praktische Übung +</text:p>
            <text:p>Seminar (MLA7), 2.</text:p>
            <text:p>Semester</text:p>
          </table:table-cell>
          <table:table-cell table:style-name="ce41" office:value-type="string" calcext:value-type="string">
            <text:p>3D-Dokumentation </text:p>
          </table:table-cell>
          <table:table-cell office:value-type="string" calcext:value-type="string">
            <text:p>Übung, 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rowne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sc Landschaftsarchäologie / </text:span>Übung (B13.1), 3.</text:p>
            <text:p>Semester</text:p>
          </table:table-cell>
          <table:table-cell table:style-name="ce41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Bergmey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sc Landschaftsarchäologie / </text:span>Übung (B15.1), 3.</text:p>
            <text:p>Semester</text:p>
          </table:table-cell>
          <table:table-cell table:style-name="ce41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Clo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Museumskunde / Übung (B29), 5. Semester</text:p>
          </table:table-cell>
          <table:table-cell table:style-name="ce41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3" office:value-type="string" calcext:value-type="string">
            <text:p><text:span text:style-name="T13">Museumsmanagement </text:span></text:p>
            <text:p><text:span text:style-name="T13">und -kommunikation </text:span></text:p>
            <text:p><text:span text:style-name="T13">(Master) / </text:span>Seminar (M6), 1. </text:p>
            <text:p>Semester</text:p>
          </table:table-cell>
          <table:table-cell table:style-name="ce41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Nettke/ Kutsch 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4">Konservierung und</text:span></text:p>
            <text:p><text:span text:style-name="T14">Restaurierung/Grabungste</text:span></text:p>
            <text:p><text:span text:style-name="T14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Ur- und Frühgeschichte</text:p>
          </table:table-cell>
          <table:table-cell table:style-name="ce41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office:value-type="string" calcext:value-type="string">
            <text:p>Lazewski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41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3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41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Henning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" office:value-type="string" calcext:value-type="string">
            <text:p>Archäologisches Institut </text:p>
          </table:table-cell>
          <table:table-cell/>
          <table:table-cell table:style-name="ce41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style-name="ce13" office:value-type="string" calcext:value-type="string">
            <text:p>Lang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style-name="ce13" office:value-type="string" calcext:value-type="string">
            <text:p>Süß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1">Bildbearbeitung und </text:span></text:p>
            <text:p><text:span text:style-name="T1">Zeichnen – Grundlagen </text:span></text:p>
            <text:p><text:span text:style-name="T1">professioneller </text:span></text:p>
            <text:p><text:span text:style-name="T1">Computerarbeit</text:span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4">Historische</text:span></text:p>
            <text:p><text:span text:style-name="T14">Hilfswissenschaften/</text:span></text:p>
            <text:p><text:span text:style-name="T14">Grundwissenschaften</text:span></text:p>
          </table:table-cell>
          <table:table-cell table:style-name="ce41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41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office:value-type="string" calcext:value-type="string">
            <text:p>Run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36" office:value-type="string" calcext:value-type="string">
            <text:p>Modul Geoarchäologie und</text:p>
            <text:p>freiwillige Zusatzleistung für Geoinformatik/Geografie</text:p>
          </table:table-cell>
          <table:table-cell table:style-name="ce41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41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3" office:value-type="string" calcext:value-type="string">
            <text:p>Vorderasiatische</text:p>
            <text:p>Archäologie</text:p>
          </table:table-cell>
          <table:table-cell/>
          <table:table-cell table:style-name="ce41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iglu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41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Computational and Digital </text:p>
            <text:p>Humanities</text:p>
          </table:table-cell>
          <table:table-cell table:style-name="ce5" office:value-type="string" calcext:value-type="string">
            <text:p>Proseminar / Semianr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5" office:value-type="string" calcext:value-type="string">
            <text:p>Informatik</text:p>
          </table:table-cell>
          <table:table-cell table:style-name="ce5"/>
          <table:table-cell table:style-name="ce41" office:value-type="string" calcext:value-type="string">
            <text:p>Einführung in das </text:p>
            <text:p>maschinelle Sehen in 3D </text:p>
          </table:table-cell>
          <table:table-cell table:style-name="ce5" office:value-type="string" calcext:value-type="string">
            <text:p>Vorlesung</text:p>
          </table:table-cell>
          <table:table-cell table:style-name="ce5"/>
          <table:table-cell table:style-name="ce5" office:value-type="string" calcext:value-type="string">
            <text:p>Mara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9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5" office:value-type="string" calcext:value-type="string">
            <text:p>besonders für Studierende der Südasienstudien</text:p>
          </table:table-cell>
          <table:table-cell table:style-name="ce41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13" office:value-type="string" calcext:value-type="string">
            <text:p>Olalde/ McAllister / Kellner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Heidelberger Graduiertenschule für Geistes- und Sozialwissenschaften (HGGS)</text:p>
          </table:table-cell>
          <table:table-cell table:style-name="ce5"/>
          <table:table-cell table:style-name="ce41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5" office:value-type="string" calcext:value-type="string">
            <text:p>Seminar</text:p>
          </table:table-cell>
          <table:table-cell table:style-name="ce5" office:value-type="string" calcext:value-type="string">
            <text:p>Doktoranden</text:p>
          </table:table-cell>
          <table:table-cell table:style-name="ce13" office:value-type="string" calcext:value-type="string">
            <text:p>Zweig/ Schi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0" office:value-type="string" calcext:value-type="string">
            <text:p>Interdisciplinary Center for Scientific Computing</text:p>
          </table:table-cell>
          <table:table-cell table:style-name="ce5"/>
          <table:table-cell table:style-name="ce41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5" office:value-type="string" calcext:value-type="string">
            <text:p>Praktikum</text:p>
          </table:table-cell>
          <table:table-cell table:style-name="ce5"/>
          <table:table-cell table:style-name="ce13" office:value-type="string" calcext:value-type="string">
            <text:p>Sadl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4" office:value-type="string" calcext:value-type="string">
            <text:p><text:span text:style-name="T4">Medien im archäologischen </text:span></text:p>
            <text:p><text:span text:style-name="T4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5" table:number-columns-repeated="2"/>
          <table:table-cell table:style-name="ce5" office:value-type="string" calcext:value-type="string">
            <text:p>Rinne, Christoph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Christian-Albrechts-Universität zu Kiel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5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5" table:number-columns-repeated="2"/>
          <table:table-cell table:style-name="ce5" office:value-type="string" calcext:value-type="string">
            <text:p>Taylo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Basistechnologien </text:p>
            <text:p>(Archäoinformatik 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cht, Alexand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Archäoinformatik II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Remmy, Micha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Theorien der </text:p>
            <text:p>Archäoinformatik</text:p>
            <text:p>(Archäoinformatik III)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örtsch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Archäologisches Institut</text:p>
          </table:table-cell>
          <table:table-cell table:style-name="ce5"/>
          <table:table-cell table:style-name="ce41" office:value-type="string" calcext:value-type="string">
            <text:p>Geophysikalische </text:p>
            <text:p>Prospektionen 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Brois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41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Frank, Thomas, Wendt, Karl Peter</text:p>
          </table:table-cell>
          <table:table-cell table:number-columns-repeated="1014"/>
        </table:table-row>
        <table:table-row table:style-name="ro2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Ur- und Frühgeschichte</text:p>
          </table:table-cell>
          <table:table-cell table:style-name="ce5"/>
          <table:table-cell table:style-name="ce22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5" office:value-type="string" calcext:value-type="string">
            <text:p>Seminar</text:p>
          </table:table-cell>
          <table:table-cell table:style-name="ce5"/>
          <table:table-cell table:style-name="ce5" office:value-type="string" calcext:value-type="string">
            <text:p>Wening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2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1" office:value-type="string" calcext:value-type="string">
            <text:p>IT-Zertifikat der Phil.-Fak.: </text:p>
            <text:p>Advanced Web Basics </text:p>
          </table:table-cell>
          <table:table-cell table:style-name="ce5" office:value-type="string" calcext:value-type="string">
            <text:p>Übung, Seminar</text:p>
          </table:table-cell>
          <table:table-cell table:style-name="ce5"/>
          <table:table-cell table:style-name="ce5" office:value-type="string" calcext:value-type="string">
            <text:p>Wieners, Beyl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43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5" office:value-type="string" calcext:value-type="string">
            <text:p>Proseminar</text:p>
          </table:table-cell>
          <table:table-cell table:style-name="ce5"/>
          <table:table-cell table:style-name="ce5" office:value-type="string" calcext:value-type="string">
            <text:p>Kurz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 table:style-name="ce5"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 table:style-name="ce5"/>
          <table:table-cell table:style-name="ce5" office:value-type="string" calcext:value-type="string">
            <text:p>Computergrafik und Visualisierung I</text:p>
          </table:table-cell>
          <table:table-cell table:style-name="ce5" office:value-type="string" calcext:value-type="string">
            <text:p>Übung</text:p>
          </table:table-cell>
          <table:table-cell table:style-name="ce5"/>
          <table:table-cell table:style-name="ce5" office:value-type="string" calcext:value-type="string">
            <text:p>Lan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bert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table:style-name="ce5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5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41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3" office:value-type="string" calcext:value-type="string">
            <text:p>Bruhn (FH Mainz), </text:p>
            <text:p>Naether, Rau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randt/ </text:p>
            <text:p>Straßburger/ Witti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3" office:value-type="string" calcext:value-type="string">
            <text:p>Kath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41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Scholl 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1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3" office:value-type="string" calcext:value-type="string">
            <text:p>Böttcher-Ebers/ </text:p>
            <text:p>Böhm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41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l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Schlüt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3" office:value-type="string" calcext:value-type="string">
            <text:p>Boochs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oochs/ Kern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Klinge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41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3" office:value-type="string" calcext:value-type="string">
            <text:p>Böhm 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41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41" office:value-type="string" calcext:value-type="string">
            <text:p>Digitale Fotografie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41" office:value-type="string" calcext:value-type="string">
            <text:p>Digitale Bildbearbeitung für </text:p>
            <text:p>Archäologen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öb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24" office:value-type="string" calcext:value-type="string">
            <text:p><text:span text:style-name="T15">Archäologische Wissenschaften: </text:span></text:p>
            <text:p><text:span text:style-name="T15">Informationsverarbeitung </text:span></text:p>
            <text:p><text:span text:style-name="T15">in der Geoarchäologie, </text:span></text:p>
            <text:p><text:span text:style-name="T15">Übung </text:span></text:p>
          </table:table-cell>
          <table:table-cell table:style-name="ce24" office:value-type="string" calcext:value-type="string">
            <text:p><text:span text:style-name="T4">Datenbankauswertung </text:span></text:p>
            <text:p><text:span text:style-name="T4">frühgeschichtlicher </text:span></text:p>
            <text:p><text:span text:style-name="T4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23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24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">Nieswandt, H.-H./ </text:span></text:p>
            <text:p><text:span text:style-name="T1">Klinke, L./ Schreiber, T.</text:span>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3">Evangelische Theologie, Klassische Archäologie und Christliche Archäologie</text:span></text:p>
          </table:table-cell>
          <table:table-cell table:style-name="ce13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3" office:value-type="string" calcext:value-type="string">
            <text:p>Fischer 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3" office:value-type="string" calcext:value-type="string">
            <text:p>Modul Praxis, Übung </text:p>
          </table:table-cell>
          <table:table-cell table:style-name="ce41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3" office:value-type="string" calcext:value-type="string">
            <text:p>Hilt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41" office:value-type="string" calcext:value-type="string">
            <text:p>Digitale Medien und </text:p>
            <text:p>Geschichte</text:p>
          </table:table-cell>
          <table:table-cell table:style-name="ce13" office:value-type="string" calcext:value-type="string">
            <text:p>Praxisübung </text:p>
          </table:table-cell>
          <table:table-cell/>
          <table:table-cell table:style-name="ce13" office:value-type="string" calcext:value-type="string">
            <text:p>Näpel</text:p>
          </table:table-cell>
          <table:table-cell table:number-columns-repeated="1014"/>
        </table:table-row>
        <table:table-row table:style-name="ro2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1">Neue Medien und Internetressourcen in den </text:span></text:p>
            <text:p><text:span text:style-name="T1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office:value-type="string" calcext:value-type="string">
            <text:p>Tetz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3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4">Ur- und Frühgeschichte und Archäologie des </text:span></text:p>
            <text:p><text:span text:style-name="T4">Mittelalters</text:span></text:p>
          </table:table-cell>
          <table:table-cell office:value-type="string" calcext:value-type="string">
            <text:p>Modul BQ-B1</text:p>
          </table:table-cell>
          <table:table-cell table:style-name="ce41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4">Ur- und Frühgeschichte und Archäologie des </text:span></text:p>
            <text:p><text:span text:style-name="T4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41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ablonk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1" office:value-type="string" calcext:value-type="string">
            <text:p><text:span text:style-name="T4">Ur- und Frühgeschichte und Archäologie des </text:span></text:p>
            <text:p><text:span text:style-name="T4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41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ang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Brandt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36" office:value-type="string" calcext:value-type="string">
            <text:p>Derntl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Schwabe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41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office:value-type="string" calcext:value-type="string">
            <text:p>Körn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Beck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auser</text:p>
          </table:table-cell>
          <table:table-cell office:value-type="string" calcext:value-type="string">
            <text:p>Digitalisierung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g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3D Scan,Digitale Dokumentation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Visualisierung,CAD,Software und Tools,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mann</text:p>
          </table:table-cell>
          <table:table-cell office:value-type="string" calcext:value-type="string">
            <text:p>Visualisierung,3D,Digitale Dokumentatio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office:value-type="string" calcext:value-type="string">
            <text:p>Visualisierung,Software und Tools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2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44" office:value-type="string" calcext:value-type="string">
            <text:p>Techniken archäologischen Arbeiten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eppner, Weix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44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Goebel</text:p>
          </table:table-cell>
          <table:table-cell table:style-name="ce24" office:value-type="string" calcext:value-type="string">
            <text:p>Digital Humanities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23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45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ieberwirth</text:p>
          </table:table-cell>
          <table:table-cell table:style-name="ce24" office:value-type="string" calcext:value-type="string">
            <text:p>3D,Dig. Methoden &amp; Theorien,Digitale Dokumentatio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44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eiske</text:p>
          </table:table-cell>
          <table:table-cell office:value-type="string" calcext:value-type="string">
            <text:p>Statistik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nker</text:p>
          </table:table-cell>
          <table:table-cell table:style-name="ce24" office:value-type="string" calcext:value-type="string">
            <text:p>Datenbanken,Metadaten,Digitalisier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Digitale Vermessung</text:p>
          </table:table-cell>
          <table:table-cell table:number-columns-repeated="1013"/>
        </table:table-row>
        <table:table-row table:style-name="ro2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Prospektions- und Ausgrabungspraktikum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">Schier, Meyer, Luczkiewicz, Nüsse, Orschiedt, Winger, Schussmann</text:span></text:p>
            <text:p/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table:style-name="ce83" office:value-type="string" calcext:value-type="string">
            <text:p>EDV,Datenbanken,Digitale Dokumentatio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44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tt-Rabenhorst</text:p>
          </table:table-cell>
          <table:table-cell office:value-type="string" calcext:value-type="string">
            <text:p>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Oehlmann</text:p>
          </table:table-cell>
          <table:table-cell office:value-type="string" calcext:value-type="string">
            <text:p>Fotograf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tmann</text:p>
          </table:table-cell>
          <table:table-cell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,Digitale Dokumentation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22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44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üdel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Digitale Dokumentation,Dig. Methoden &amp; Theorie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Audio und Video,Dig. Methoden &amp; Theori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Hohls</text:p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4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22" office:value-type="string" calcext:value-type="string">
            <text:p>Kahlert, </text:p>
            <text:p>Meyer</text:p>
          </table:table-cell>
          <table:table-cell table:style-name="ce22" office:value-type="string" calcext:value-type="string">
            <text:p>Online-Ressourcen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46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22" office:value-type="string" calcext:value-type="string">
            <text:p>Online-Ressourcen,Software und Tools,Internet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44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Digitale Dokumenta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6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office:value-type="string" calcext:value-type="string">
            <text:p>Fotografie,Digitale Ressourcen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44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<text:span text:style-name="T1">Löffler, Derenthal, Edelmann, Schorneck,</text:span></text:p>
            <text:p><text:span text:style-name="T1">Harich-Hamburg, Arnst</text:span></text:p>
            <text:p/>
          </table:table-cell>
          <table:table-cell table:style-name="ce62" office:value-type="string" calcext:value-type="string">
            <text:p>Fotografie,Online-Ressourcen,Digitale Ressourcen,Datenbank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44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office:value-type="string" calcext:value-type="string">
            <text:p>Audio und Video,Visualisierung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, Berlin-Brandenburgische Akademie der Wissenschaften</text:p>
          </table:table-cell>
          <table:table-cell table:style-name="ce24" office:value-type="string" calcext:value-type="string">
            <text:p>Institut für Archäologie</text:p>
          </table:table-cell>
          <table:table-cell office:value-type="string" calcext:value-type="string">
            <text:p><text:span text:style-name="T16">Archäologie und </text:span><text:span text:style-name="T17">Kulturgeschichte Nordostafrikas</text:span></text:p>
          </table:table-cell>
          <table:table-cell table:style-name="ce44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office:value-type="string" calcext:value-type="string">
            <text:p>Datenbanken,Digitalisierung,Software und Tools,Textanalyse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Bildbearbeitung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Bildbearbei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44" office:value-type="string" calcext:value-type="string">
            <text:p>Datenbanken in den Kultur- und Bildwissenschaften</text:p>
          </table:table-cell>
          <table:table-cell table:style-name="ce22" office:value-type="string" calcext:value-type="string">
            <text:p>Übung</text:p>
          </table:table-cell>
          <table:table-cell/>
          <table:table-cell table:style-name="ce22" office:value-type="string" calcext:value-type="string">
            <text:p>Kreska</text:p>
          </table:table-cell>
          <table:table-cell table:style-name="ce22" office:value-type="string" calcext:value-type="string">
            <text:p>Datenbank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44" office:value-type="string" calcext:value-type="string">
            <text:p>Topographie des antiken Athen</text:p>
          </table:table-cell>
          <table:table-cell table:style-name="ce22" office:value-type="string" calcext:value-type="string">
            <text:p>Vorlesung</text:p>
          </table:table-cell>
          <table:table-cell/>
          <table:table-cell table:style-name="ce22" office:value-type="string" calcext:value-type="string">
            <text:p>Lohmann</text:p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44" office:value-type="string" calcext:value-type="string">
            <text:p>Antike in 3D in den Kunstsammlungen der RUB</text:p>
          </table:table-cell>
          <table:table-cell table:style-name="ce22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1">Weber­-Lehmann, Strothmann</text:span></text:p>
            <text:p/>
          </table:table-cell>
          <table:table-cell table:style-name="ce22" office:value-type="string" calcext:value-type="string">
            <text:p>3D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44" office:value-type="string" calcext:value-type="string">
            <text:p>Prospektionsmethoden</text:p>
          </table:table-cell>
          <table:table-cell table:style-name="ce22" office:value-type="string" calcext:value-type="string">
            <text:p>Seminar</text:p>
          </table:table-cell>
          <table:table-cell/>
          <table:table-cell table:style-name="ce77" office:value-type="string" calcext:value-type="string">
            <text:p>Song</text:p>
          </table:table-cell>
          <table:table-cell table:style-name="ce22" office:value-type="string" calcext:value-type="string">
            <text:p>Digitale Dokumentat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4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IS,Statistik,Visualisierun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47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Wölfel</text:p>
          </table:table-cell>
          <table:table-cell office:value-type="string" calcext:value-type="string">
            <text:p>Geophysik,Bildbearbeitung,GI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office:value-type="string" calcext:value-type="string">
            <text:p>Klassische Archäologie</text:p>
          </table:table-cell>
          <table:table-cell table:style-name="ce24" office:value-type="string" calcext:value-type="string">
            <text:p>Archäologie, Klassische Archäologie, Kunstgeschichte</text:p>
          </table:table-cell>
          <table:table-cell table:style-name="ce44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Rumscheid</text:p>
          </table:table-cell>
          <table:table-cell office:value-type="string" calcext:value-type="string">
            <text:p>Fotografie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44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77" office:value-type="string" calcext:value-type="string">
            <text:p>Marzolff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25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Müller-Scheeßel</text:p>
          </table:table-cell>
          <table:table-cell table:style-name="ce25" office:value-type="string" calcext:value-type="string">
            <text:p>Statistik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table:style-name="ce77" office:value-type="string" calcext:value-type="string">
            <text:p>Henning</text:p>
          </table:table-cell>
          <table:table-cell table:style-name="ce25" office:value-type="string" calcext:value-type="string">
            <text:p>Software und Tools,Web-Kartier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1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77"/>
          <table:table-cell office:value-type="string" calcext:value-type="string">
            <text:p>CAD,GIS,Datenbanken,Digitale Dokumentation,Dig. Methoden &amp; Theorien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4" office:value-type="string" calcext:value-type="string">
            <text:p>Geschichte, Kunstgeschichte</text:p>
          </table:table-cell>
          <table:table-cell table:style-name="ce48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74" office:value-type="string" calcext:value-type="string">
            <text:p>BA, MA</text:p>
          </table:table-cell>
          <table:table-cell table:style-name="ce37" office:value-type="string" calcext:value-type="string">
            <text:p>May, Wübbena</text:p>
          </table:table-cell>
          <table:table-cell office:value-type="string" calcext:value-type="string">
            <text:p>Digital Humanities</text:p>
          </table:table-cell>
          <table:table-cell table:number-columns-repeated="1013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77" office:value-type="string" calcext:value-type="string">
            <text:p>Stark</text:p>
          </table:table-cell>
          <table:table-cell table:style-name="ce62" office:value-type="string" calcext:value-type="string">
            <text:p>Dig. Methoden &amp; Theorien,Software und Tools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4">BA + MA Klassische Archäologie,</text:span></text:p>
            <text:p><text:span text:style-name="T4">BA Antike Kulturen, MA</text:span></text:p>
            <text:p><text:span text:style-name="T4">Angewandte Informatik/Digital </text:span></text:p>
            <text:p><text:span text:style-name="T4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77" office:value-type="string" calcext:value-type="string">
            <text:p>Langner</text:p>
          </table:table-cell>
          <table:table-cell table:style-name="ce14" office:value-type="string" calcext:value-type="string">
            <text:p>Auszeichnungssprachen,Datenbanken,Datenmanagement,Digitale Dokumentation,Metadaten,Online-Ressourcen,Software und Tools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4" office:value-type="string" calcext:value-type="string">
            <text:p>Archäologisches Institut</text:p>
          </table:table-cell>
          <table:table-cell table:style-name="ce14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5">Emotionen in Bild und Text. Ihre Darstellung und digitale</text:span></text:p>
            <text:p><text:span text:style-name="T5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table:style-name="ce25" office:value-type="string" calcext:value-type="string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yer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49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iche</text:p>
          </table:table-cell>
          <table:table-cell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50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iche</text:p>
          </table:table-cell>
          <table:table-cell table:style-name="ce25" office:value-type="string" calcext:value-type="string">
            <text:p>Datenmanagement,Dig. Methoden &amp; Theorien,Digital Humanities,Fotografie,Software und Tools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 table:style-name="ce6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4">Geschichte, Deutsche Philologie,</text:span></text:p>
            <text:p><text:span text:style-name="T4">Geschlechterforschung</text:span></text:p>
          </table:table-cell>
          <table:table-cell table:style-name="ce51" office:value-type="string" calcext:value-type="string">
            <text:p><text:span text:style-name="T27">Digitale Publikationen und Editionen in der Geschichtswissensch</text:span><text:span text:style-name="T28">aften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">Schmunk, Enderle, Mittler</text:span></text:p>
            <text:p/>
          </table:table-cell>
          <table:table-cell table:style-name="ce62" office:value-type="string" calcext:value-type="string">
            <text:p>Textanalyse,Software und Tools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4">Geschichte, Deutsche Philologie,</text:span></text:p>
            <text:p><text:span text:style-name="T4">Geschlechterforschung, übergreifend</text:span></text:p>
          </table:table-cell>
          <table:table-cell office:value-type="string" calcext:value-type="string">
            <text:p><text:span text:style-name="T1">Digitale Publikationen und Editionen in der</text:span></text:p>
            <text:p><text:span text:style-name="T1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1">Schmunk, Enderle, Mittler</text:span></text:p>
            <text:p/>
          </table:table-cell>
          <table:table-cell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25" office:value-type="string" calcext:value-type="string">
            <text:p>Mittlere und Neuere Geschichte</text:p>
          </table:table-cell>
          <table:table-cell table:style-name="ce14" office:value-type="string" calcext:value-type="string">
            <text:p><text:span text:style-name="T4">Geschichte, Interdisziplinäre</text:span></text:p>
            <text:p><text:span text:style-name="T4">Indienstudien, übergreifend</text:span></text:p>
          </table:table-cell>
          <table:table-cell table:style-name="ce52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office:value-type="string" calcext:value-type="string">
            <text:p>Digitale Datenauswertung,Dig. Methoden &amp; Theorien,Software und Tools,Datenpräsentation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1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office:value-type="string" calcext:value-type="string">
            <text:p>Visualisier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">Allgemeine berufsqualifizierende</text:span></text:p>
            <text:p><text:span text:style-name="T1">Kompetenzen Fachbereichsweit</text:span></text:p>
            <text:p/>
          </table:table-cell>
          <table:table-cell table:style-name="ce53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BA (AÜ ABK2 FWB)</text:p>
          </table:table-cell>
          <table:table-cell table:style-name="ce37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Ziemer</text:p>
          </table:table-cell>
          <table:table-cell table:style-name="ce62" office:value-type="string" calcext:value-type="string">
            <text:p>Digitale Dokumentation,Digitalisierung,Dig. Methoden &amp; Theorien,Laserscanning,Software und Tools,Visualisierung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37" office:value-type="string" calcext:value-type="string">
            <text:p>Allgemeine berufsqualifizierende</text:p>
            <text:p>Kompetenzen</text:p>
          </table:table-cell>
          <table:table-cell table:style-name="ce54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4" office:value-type="string" calcext:value-type="string">
            <text:p>Statistik,Datenmanagement,Datenpräsentation</text:p>
          </table:table-cell>
          <table:table-cell table:number-columns-repeated="1013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26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1">Mittlere und Neuere Geschichte, </text:span></text:p>
            <text:p><text:span text:style-name="T1">Hilfs-/ Grundwissenschaften</text:span></text:p>
            <text:p/>
          </table:table-cell>
          <table:table-cell table:style-name="ce55" office:value-type="string" calcext:value-type="string">
            <text:p>Interdisziplinärer Arbeitskreis Historical GIS: "The HGIS Club"</text:p>
          </table:table-cell>
          <table:table-cell table:style-name="ce8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1">Schultes, </text:span></text:p>
            <text:p><text:span text:style-name="T1">Loos, </text:span></text:p>
            <text:p><text:span text:style-name="T1">Volkmann</text:span></text:p>
            <text:p/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4" office:value-type="string" calcext:value-type="string">
            <text:p>Archäologische Prospektion und Ausgrabung: Methoden und Technik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raumüller</text:p>
          </table:table-cell>
          <table:table-cell table:style-name="ce62" office:value-type="string" calcext:value-type="string">
            <text:p>Dig. Methoden &amp; Theorien,Digitale Dokumentation</text:p>
          </table:table-cell>
          <table:table-cell table:number-columns-repeated="1013"/>
        </table:table-row>
        <table:table-row table:style-name="ro3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4" office:value-type="string" calcext:value-type="string">
            <text:p>EDV,Software und Tool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37" office:value-type="string" calcext:value-type="string">
            <text:p>Übergreifende Kompetenzen -</text:p>
            <text:p>EDV, Griechisch, Latein</text:p>
          </table:table-cell>
          <table:table-cell table:style-name="ce54" office:value-type="string" calcext:value-type="string">
            <text:p>Einführung in die Präsentationstechnik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Räuchle</text:p>
          </table:table-cell>
          <table:table-cell table:style-name="ce37" office:value-type="string" calcext:value-type="string">
            <text:p>Datenpräsentation,Dig. Methoden &amp; Theorie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8" office:value-type="string" calcext:value-type="string">
            <text:p>Papyrologie</text:p>
          </table:table-cell>
          <table:table-cell table:style-name="ce56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number-columns-repeated="1014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8" office:value-type="string" calcext:value-type="string">
            <text:p>Papyrologie</text:p>
          </table:table-cell>
          <table:table-cell table:style-name="ce8" office:value-type="string" calcext:value-type="string">
            <text:p>Papyrologie, übergreifend</text:p>
          </table:table-cell>
          <table:table-cell table:style-name="ce54" office:value-type="string" calcext:value-type="string">
            <text:p>Digitale Papyrologie</text:p>
          </table:table-cell>
          <table:table-cell table:style-name="ce8" office:value-type="string" calcext:value-type="string">
            <text:p>Seminar</text:p>
          </table:table-cell>
          <table:table-cell table:style-name="ce8"/>
          <table:table-cell table:style-name="ce8" office:value-type="string" calcext:value-type="string">
            <text:p><text:span text:style-name="T6">Cowey, Ast, Berkes</text:span></text:p>
          </table:table-cell>
          <table:table-cell table:style-name="ce62" office:value-type="string" calcext:value-type="string">
            <text:p>Datenbanken,Digitale Ressourcen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37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54" office:value-type="string" calcext:value-type="string">
            <text:p>Vom analogen Fundkatalog zur digitalen Fundstellendatenbank</text:p>
          </table:table-cell>
          <table:table-cell table:style-name="ce8" office:value-type="string" calcext:value-type="string">
            <text:p>Praktikum</text:p>
          </table:table-cell>
          <table:table-cell table:style-name="ce27"/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GIS,Dig. Methoden &amp; Theorien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.,</text:p>
            <text:p>Geoarchäologie</text:p>
          </table:table-cell>
          <table:table-cell table:style-name="ce54" office:value-type="string" calcext:value-type="string">
            <text:p>CAD Vermessung und digitale Kartierung</text:p>
          </table:table-cell>
          <table:table-cell table:style-name="ce8" office:value-type="string" calcext:value-type="string">
            <text:p>Übung</text:p>
          </table:table-cell>
          <table:table-cell table:style-name="ce8" office:value-type="string" calcext:value-type="string">
            <text:p>MA</text:p>
          </table:table-cell>
          <table:table-cell table:style-name="ce8" office:value-type="string" calcext:value-type="string">
            <text:p>Casselmann</text:p>
          </table:table-cell>
          <table:table-cell office:value-type="string" calcext:value-type="string">
            <text:p>CA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37" office:value-type="string" calcext:value-type="string">
            <text:p>Ur- und Frühgeschichte, </text:p>
            <text:p>Geoarchäologie</text:p>
          </table:table-cell>
          <table:table-cell table:style-name="ce54" office:value-type="string" calcext:value-type="string">
            <text:p>Einführung in CAD und GI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37" office:value-type="string" calcext:value-type="string">
            <text:p>Volkmann, </text:p>
            <text:p>Casselmann</text:p>
          </table:table-cell>
          <table:table-cell table:style-name="ce37" office:value-type="string" calcext:value-type="string">
            <text:p>CAD,GIS,Software und Tools,Dig. Methoden &amp; Theorien,Datenmanagement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25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54" office:value-type="string" calcext:value-type="string">
            <text:p>AutoCAD Einführung</text:p>
          </table:table-cell>
          <table:table-cell table:style-name="ce8" office:value-type="string" calcext:value-type="string">
            <text:p>Übung</text:p>
          </table:table-cell>
          <table:table-cell table:style-name="ce31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62" office:value-type="string" calcext:value-type="string">
            <text:p>3D,CAD,Datenmanagement,Digitale Dokumentation,Digitalisierung,Visualisier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37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54" office:value-type="string" calcext:value-type="string">
            <text:p>Von der Ausgrabung zum GIS-Projekt</text:p>
          </table:table-cell>
          <table:table-cell table:style-name="ce8" office:value-type="string" calcext:value-type="string">
            <text:p>Übung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inne, Christoph</text:p>
          </table:table-cell>
          <table:table-cell table:style-name="ce14" office:value-type="string" calcext:value-type="string">
            <text:p>3D,CAD,Datenmanagement,Digitale Dokumentation,Digitalisierung,GIS,Software und Tools,Visualisier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1">2-Fach MA Klassische</text:span></text:p>
            <text:p><text:span text:style-name="T1">Archäologie</text:span></text:p>
          </table:table-cell>
          <table:table-cell table:style-name="ce55" office:value-type="string" calcext:value-type="string">
            <text:p>Architekturzeichenübung am Beispiel dorischer Tempel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Kobusch</text:p>
          </table:table-cell>
          <table:table-cell office:value-type="string" calcext:value-type="string">
            <text:p>Software und Tools,Visualisierung</text:p>
            <text:p/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Archäoinformatik</text:p>
          </table:table-cell>
          <table:table-cell table:style-name="ce55" office:value-type="string" calcext:value-type="string">
            <text:p>Archäoinformatik I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Recht</text:p>
          </table:table-cell>
          <table:table-cell office:value-type="string" calcext:value-type="string">
            <text:p>Datenbanken,Datenmanagement,Dig. Methoden &amp; Theorien,Software und Tools</text:p>
            <text:p/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Spatial analysis of landscapes and urban environments</text:p>
          </table:table-cell>
          <table:table-cell table:style-name="ce37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Paliou</text:p>
          </table:table-cell>
          <table:table-cell table:style-name="ce14" office:value-type="string" calcext:value-type="string">
            <text:p>Datenmanagement,Digitalisierung,GIS,Software und Tools,Statistik</text:p>
            <text:p/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informatik</text:p>
          </table:table-cell>
          <table:table-cell table:style-name="ce54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26" office:value-type="string" calcext:value-type="string">
            <text:p>Datenbanken,Datenmanagement,Digitalisierung,GIS,Metadaten,Dig. Methoden &amp; Theorien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Naturwissenschaftliche Untersuchungsmethod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inze</text:p>
          </table:table-cell>
          <table:table-cell office:value-type="string" calcext:value-type="string">
            <text:p>Dig. Methoden &amp; Theorien,Geophysik</text:p>
            <text:p/>
            <text:p/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Korrespondenzanalyse für Archäologen</text:p>
          </table:table-cell>
          <table:table-cell table:style-name="ce37" office:value-type="string" calcext:value-type="string">
            <text:p>Seminar </text:p>
          </table:table-cell>
          <table:table-cell table:style-name="ce37" office:value-type="string" calcext:value-type="string">
            <text:p>BA, MA</text:p>
          </table:table-cell>
          <table:table-cell table:style-name="ce8" office:value-type="string" calcext:value-type="string">
            <text:p>Roth</text:p>
          </table:table-cell>
          <table:table-cell table:style-name="ce14" office:value-type="string" calcext:value-type="string">
            <text:p>Datenmanagement,Statistik 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Denkmalpflege und Rekonstruktion</text:p>
          </table:table-cell>
          <table:table-cell table:style-name="ce3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ienzle</text:p>
          </table:table-cell>
          <table:table-cell table:style-name="ce26" office:value-type="string" calcext:value-type="string">
            <text:p>Bildbearbeitung,Digitale Dokumentation,Digitalisierung,Visualisierung</text:p>
            <text:p/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8" office:value-type="string" calcext:value-type="string">
            <text:p>Archäologie</text:p>
          </table:table-cell>
          <table:table-cell table:style-name="ce54" office:value-type="string" calcext:value-type="string">
            <text:p>Geophysikalische Prospektio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oisch</text:p>
          </table:table-cell>
          <table:table-cell table:style-name="ce8" office:value-type="string" calcext:value-type="string">
            <text:p>Geophysik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"Digital ist mehr" - Quelleneditionen im Wandel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Kowski</text:p>
          </table:table-cell>
          <table:table-cell office:value-type="string" calcext:value-type="string">
            <text:p>Online-Ressourcen,EDV,Dig. Methoden &amp; Theorien,Digitalisierung</text:p>
            <text:p/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eLearning-Angebote und Fachportale für Historiker</text:p>
          </table:table-cell>
          <table:table-cell table:style-name="ce37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4" office:value-type="string" calcext:value-type="string">
            <text:p>Vernetzt und multimedial - Publizieren im WWW</text:p>
          </table:table-cell>
          <table:table-cell table:style-name="ce37" office:value-type="string" calcext:value-type="string">
            <text:p>Übung BA,</text:p>
            <text:p>Sonstige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14" office:value-type="string" calcext:value-type="string">
            <text:p>Online-Ressourcen,EDV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57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Kowski</text:p>
          </table:table-cell>
          <table:table-cell table:style-name="ce37" office:value-type="string" calcext:value-type="string">
            <text:p>Webtechnologien,Online-Ressourcen,</text:p>
            <text:p>EDV</text:p>
            <text:p/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37" office:value-type="string" calcext:value-type="string">
            <text:p>Geschichte BA Geschichte LA</text:p>
            <text:p>Neuere und Neueste Geschichte (Magister / Diplom)</text:p>
          </table:table-cell>
          <table:table-cell table:style-name="ce8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Kowski</text:p>
          </table:table-cell>
          <table:table-cell table:style-name="ce25" office:value-type="string" calcext:value-type="string">
            <text:p>Online-Ressourcen,Webtechnologien,EDV</text:p>
          </table:table-cell>
          <table:table-cell table:number-columns-repeated="1013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4" office:value-type="string" calcext:value-type="string">
            <text:p>CalPal für Fortgeschritten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eninger</text:p>
          </table:table-cell>
          <table:table-cell office:value-type="string" calcext:value-type="string">
            <text:p><text:span text:style-name="T1">Software und Tools</text:span></text:p>
            <text:p/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1" office:value-type="string" calcext:value-type="string">
            <text:p>Einführung in das Open Source GIS Q(antum)-GIS für Archäologen</text:p>
          </table:table-cell>
          <table:table-cell table:style-name="ce35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Frank</text:p>
          </table:table-cell>
          <table:table-cell table:style-name="ce14" office:value-type="string" calcext:value-type="string">
            <text:p>GIS,Software und Tools,Digitale Datenauswert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3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table:style-name="ce62" office:value-type="string" calcext:value-type="string">
            <text:p>Datenbanken,Datenmanagement,Digitale Datenauswertung,Software und Tool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8" office:value-type="string" calcext:value-type="string">
            <text:p>Ägyptologie</text:p>
          </table:table-cell>
          <table:table-cell table:style-name="ce54" office:value-type="string" calcext:value-type="string">
            <text:p>Einsatz von 3D-Technologien im archäologischen Umfeld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8" office:value-type="string" calcext:value-type="string">
            <text:p>Kirchner</text:p>
          </table:table-cell>
          <table:table-cell office:value-type="string" calcext:value-type="string">
            <text:p>Visualisierung,3D,Software und Tools,Dig. Methoden &amp; Theorien</text:p>
            <text:p/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5">Ägyptologisches</text:span></text:p>
            <text:p><text:span text:style-name="T5">Institut/Ägyptisches Museum</text:span></text:p>
            <text:p><text:span text:style-name="T5">-Geord Steindorff-</text:span></text:p>
          </table:table-cell>
          <table:table-cell table:style-name="ce8" office:value-type="string" calcext:value-type="string">
            <text:p>Einführung in die Ägyptologie</text:p>
          </table:table-cell>
          <table:table-cell table:style-name="ce54" office:value-type="string" calcext:value-type="string">
            <text:p>Verarbeitung digitaler Daten in der Ägypt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7" office:value-type="string" calcext:value-type="string">
            <text:p>Naether, </text:p>
            <text:p>Bruhn, </text:p>
            <text:p>Jushaninowa</text:p>
          </table:table-cell>
          <table:table-cell table:style-name="ce14" office:value-type="string" calcext:value-type="string">
            <text:p>Bildbearbeitung,Datenbanken,Datenmanagement,Digitale Dokumentation,Digitalisierung,GIS,Metadaten,Online-Ressourcen,Software und Tool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38" office:value-type="string" calcext:value-type="string">
            <text:p>Geschichte BA</text:p>
          </table:table-cell>
          <table:table-cell table:style-name="ce38" office:value-type="string" calcext:value-type="string">
            <text:p><text:span text:style-name="T5">Visualisierung von Netzwerken und Texten: Strabons</text:span></text:p>
            <text:p><text:span text:style-name="T5">Geographica als Quellennetzwerk</text:span></text:p>
          </table:table-cell>
          <table:table-cell table:style-name="ce3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Schubert, Willkommen</text:p>
          </table:table-cell>
          <table:table-cell table:style-name="ce25" office:value-type="string" calcext:value-type="string">
            <text:p>Visualisierung,Dig. Methoden &amp; Theorien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58" office:value-type="string" calcext:value-type="string">
            <text:p>Stadträume in Pergamon –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7" office:value-type="string" calcext:value-type="string">
            <text:p>BA</text:p>
          </table:table-cell>
          <table:table-cell table:style-name="ce8" office:value-type="string" calcext:value-type="string">
            <text:p>Pirson</text:p>
          </table:table-cell>
          <table:table-cell table:style-name="ce14" office:value-type="string" calcext:value-type="string">
            <text:p>3D,Dig. Methoden &amp; Theorien,Digitalisierun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59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Textanalyse,Dig. Editieren,Webtechnologien,GIS,Software und Tools,Dig. Methoden &amp; Theorien,Datenmanagement,Online-Ressourcen</text:p>
            <text:p/>
          </table:table-cell>
          <table:table-cell table:number-columns-repeated="1013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60" office:value-type="string" calcext:value-type="string">
            <text:p>Edieren im Internet: Quellen zur mittelalterlichen Mainzer Stadtgeschichte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 <text:span text:style-name="T1">Dobras, </text:span></text:p>
            <text:p><text:span text:style-name="T1">Hensel-</text:span></text:p>
            <text:p><text:span text:style-name="T1">Grobe</text:span></text:p>
            <text:p/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Grundlagen der EDV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Bruhn</text:p>
          </table:table-cell>
          <table:table-cell table:style-name="ce8" office:value-type="string" calcext:value-type="string">
            <text:p>EDV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Seriation und Korrespondenzanalyse in der Archäologie</text:p>
          </table:table-cell>
          <table:table-cell table:style-name="ce8" office:value-type="string" calcext:value-type="string">
            <text:p>Übung</text:p>
          </table:table-cell>
          <table:table-cell table:style-name="ce8"/>
          <table:table-cell table:style-name="ce8" office:value-type="string" calcext:value-type="string">
            <text:p>Schäfer</text:p>
          </table:table-cell>
          <table:table-cell table:style-name="ce8" office:value-type="string" calcext:value-type="string">
            <text:p>Software und Tool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ce28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54" office:value-type="string" calcext:value-type="string">
            <text:p>Einführung in das Graphikprogramm AutoCAD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lhelm</text:p>
          </table:table-cell>
          <table:table-cell table:style-name="ce37" office:value-type="string" calcext:value-type="string">
            <text:p>CAD,Software und Tool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61" office:value-type="string" calcext:value-type="string">
            <text:p>Geoarchäologische Fernerkundung - Neue Methoden und Wege der archäologischen Landeskund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Teichn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8" office:value-type="string" calcext:value-type="string">
            <text:p><text:span text:style-name="T6">Geisteswissenschaften , </text:span><text:span text:style-name="T7">Digitale Humanities in München (dhmuc)</text:span></text:p>
          </table:table-cell>
          <table:table-cell table:style-name="ce27"/>
          <table:table-cell table:style-name="ce55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Software und Tools,Datenbanken,Datenmanagement,Auszeichnungssprachen</text:p>
            <text:p/>
          </table:table-cell>
          <table:table-cell table:number-columns-repeated="1013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8" office:value-type="string" calcext:value-type="string">
            <text:p>Praxismodul/ Grundlagenübung</text:p>
          </table:table-cell>
          <table:table-cell table:style-name="ce54" office:value-type="string" calcext:value-type="string">
            <text:p>Wiki, WordPress, XML ... und ich? Digital Humanities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27" office:value-type="string" calcext:value-type="string">
            <text:p><text:span text:style-name="T1">Hengerer, Schön</text:span></text:p>
            <text:p/>
          </table:table-cell>
          <table:table-cell table:style-name="ce62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8" office:value-type="string" calcext:value-type="string">
            <text:p>Fakultätsübergreifend</text:p>
          </table:table-cell>
          <table:table-cell table:style-name="ce54" office:value-type="string" calcext:value-type="string">
            <text:p>Digitale Bildbearbeitung und Präsentation</text:p>
          </table:table-cell>
          <table:table-cell table:style-name="ce8" office:value-type="string" calcext:value-type="string">
            <text:p>Übung</text:p>
          </table:table-cell>
          <table:table-cell table:style-name="ce27"/>
          <table:table-cell table:style-name="ce8" office:value-type="string" calcext:value-type="string">
            <text:p>Köb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</text:p>
            <text:p>Geschichte, Philologie</text:p>
          </table:table-cell>
          <table:table-cell table:style-name="ce54" office:value-type="string" calcext:value-type="string">
            <text:p>Einführung in die Informatik für Historiker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ön</text:p>
          </table:table-cell>
          <table:table-cell table:style-name="ce62" office:value-type="string" calcext:value-type="string">
            <text:p>Datenbanken,Dig. Methoden &amp; Theorien,Software und Tools,Digitalisierung,Textanalyse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, Klassiche</text:p>
            <text:p>Archäologie</text:p>
          </table:table-cell>
          <table:table-cell table:style-name="ce54" office:value-type="string" calcext:value-type="string">
            <text:p>Digitale Bildbearbeitung und Fotografi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7" office:value-type="string" calcext:value-type="string">
            <text:p>Beschreibung, Abbildung und Visualisierung von Sprache und Text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Doktoranden</text:p>
          </table:table-cell>
          <table:table-cell table:style-name="ce8" office:value-type="string" calcext:value-type="string">
            <text:p>Riepl, Lücke</text:p>
          </table:table-cell>
          <table:table-cell table:style-name="ce37" office:value-type="string" calcext:value-type="string">
            <text:p>Textanalyse,Datenbank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4" office:value-type="string" calcext:value-type="string">
            <text:p>IT-Gruppe Geisteswissenschaft</text:p>
          </table:table-cell>
          <table:table-cell table:style-name="ce37" office:value-type="string" calcext:value-type="string">
            <text:p>Fakultätsübergreifend;</text:p>
            <text:p>Philologie</text:p>
          </table:table-cell>
          <table:table-cell table:style-name="ce54" office:value-type="string" calcext:value-type="string">
            <text:p>Digitale Bildbearbeitung: Blockveranstaltung</text:p>
          </table:table-cell>
          <table:table-cell table:style-name="ce37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b</text:p>
          </table:table-cell>
          <table:table-cell table:style-name="ce14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8" office:value-type="string" calcext:value-type="string">
            <text:p>Klassische Archäologie</text:p>
          </table:table-cell>
          <table:table-cell table:style-name="ce54" office:value-type="string" calcext:value-type="string">
            <text:p>Digitale Fotografie für Archäologen: Blockveranstaltung</text:p>
          </table:table-cell>
          <table:table-cell table:style-name="ce3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Hessing</text:p>
          </table:table-cell>
          <table:table-cell table:style-name="ce14" office:value-type="string" calcext:value-type="string">
            <text:p>Bildbearbeitung,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/ B.A.: Antike und Orient, Archäologie Europa und Vorderer Orient, Alter Orient</text:p>
          </table:table-cell>
          <table:table-cell table:style-name="ce54" office:value-type="string" calcext:value-type="string">
            <text:p>Einführung in GIS für Archäologen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van Exel</text:p>
          </table:table-cell>
          <table:table-cell table:style-name="ce8" office:value-type="string" calcext:value-type="string">
            <text:p>GIS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8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54" office:value-type="string" calcext:value-type="string">
            <text:p>Digitale Bildbearbeitu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Lerchl</text:p>
          </table:table-cell>
          <table:table-cell table:style-name="ce8" office:value-type="string" calcext:value-type="string">
            <text:p>Bildbearbeit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29" office:value-type="string" calcext:value-type="string">
            <text:p><text:s/>Vor- und Frühgeschichtliche Archäologie und Provinzialrömische Archäologie</text:p>
          </table:table-cell>
          <table:table-cell table:style-name="ce37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52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27" office:value-type="string" calcext:value-type="string">
            <text:p>Übung</text:p>
          </table:table-cell>
          <table:table-cell table:style-name="ce35" office:value-type="string" calcext:value-type="string">
            <text:p>MA</text:p>
          </table:table-cell>
          <table:table-cell table:style-name="ce8" office:value-type="string" calcext:value-type="string">
            <text:p>Kolbe</text:p>
          </table:table-cell>
          <table:table-cell table:style-name="ce37" office:value-type="string" calcext:value-type="string">
            <text:p>Bildbearbeit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30" office:value-type="string" calcext:value-type="string">
            <text:p>Vor- und Frühgeschichtliche Archäologie und Provinzialrömische Archäologie</text:p>
          </table:table-cell>
          <table:table-cell table:style-name="ce8" office:value-type="string" calcext:value-type="string">
            <text:p>Vor- und Frühgeschichte</text:p>
          </table:table-cell>
          <table:table-cell table:style-name="ce54" office:value-type="string" calcext:value-type="string">
            <text:p>Photogrammetrie: Blockübu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Stremke</text:p>
          </table:table-cell>
          <table:table-cell table:style-name="ce8" office:value-type="string" calcext:value-type="string">
            <text:p>3D,Visualisierung,Dig. Methoden &amp; Theorien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1" office:value-type="string" calcext:value-type="string">
            <text:p>Geschichte</text:p>
          </table:table-cell>
          <table:table-cell table:style-name="ce27" office:value-type="string" calcext:value-type="string">
            <text:p><text:span text:style-name="T1">Geschichte: Historische Grundwissenschaft</text:span></text:p>
            <text:p/>
          </table:table-cell>
          <table:table-cell table:style-name="ce37" office:value-type="string" calcext:value-type="string">
            <text:p>Einführung in die Methoden der Digital humanities: Semantic</text:p>
            <text:p>web für Historiker</text:p>
          </table:table-cell>
          <table:table-cell table:style-name="ce38" office:value-type="string" calcext:value-type="string">
            <text:p>Übung</text:p>
          </table:table-cell>
          <table:table-cell table:style-name="ce38"/>
          <table:table-cell table:style-name="ce8" office:value-type="string" calcext:value-type="string">
            <text:p>Hiltmann</text:p>
          </table:table-cell>
          <table:table-cell table:style-name="ce37" office:value-type="string" calcext:value-type="string">
            <text:p>Dig. Methoden &amp; Theorien,Online-Ressourcen,Webtechnologien,Digitale Datenauswert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table:style-name="ce54" office:value-type="string" calcext:value-type="string">
            <text:p>Geographische Informationssysteme (GIS) in der Archäologi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37" office:value-type="string" calcext:value-type="string">
            <text:p>Tappert, Claudia</text:p>
          </table:table-cell>
          <table:table-cell table:style-name="ce37" office:value-type="string" calcext:value-type="string">
            <text:p>Bildbearbeitung,Datenbanken,Datenmanagement,Digitalisierung,GIS,Metadaten,Online-Ressourcen,Software und Tools,Visu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Historisches Seminar, Abteilung für Ur- und Frühgeschichtliche Archäologie</text:p>
          </table:table-cell>
          <table:table-cell table:style-name="ce27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Datenmanagement,Software und Tools,Statistik</text:p>
          </table:table-cell>
          <table:table-cell table:number-columns-repeated="1013"/>
        </table:table-row>
        <table:table-row table:style-name="ro43">
          <table:table-cell office:value-type="string" calcext:value-type="string">
            <text:p>SoSe 2016</text:p>
          </table:table-cell>
          <table:table-cell/>
          <table:table-cell table:style-name="ce8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27" office:value-type="string" calcext:value-type="string">
            <text:p>Klassische Archäologie</text:p>
          </table:table-cell>
          <table:table-cell office:value-type="string" calcext:value-type="string">
            <text:p><text:span text:style-name="T1">Klassische und Frühchristliche Archäologie</text:span></text:p>
            <text:p/>
          </table:table-cell>
          <table:table-cell table:style-name="ce37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25" office:value-type="string" calcext:value-type="string">
            <text:p>Dig. Methoden &amp; Theorien,Digitale Ressourcen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 office:value-type="string" calcext:value-type="string">
            <text:p>BA, MA und Lehramt</text:p>
          </table:table-cell>
          <table:table-cell table:style-name="ce62" office:value-type="string" calcext:value-type="string">
            <text:p>Historische Rederäume. Möglichkeiten und Grenzen von Rekonstruktionen und computergestützten Simulationen historischer Bau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Fron, Gübele, Leistner, Stappmanns</text:p>
          </table:table-cell>
          <table:table-cell office:value-type="string" calcext:value-type="string">
            <text:p>3D,Audio und Video,CAD,Dig. Methoden &amp; Theori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54" office:value-type="string" calcext:value-type="string">
            <text:p>Datenbanken und Literaturrecherche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Nakaten</text:p>
          </table:table-cell>
          <table:table-cell table:style-name="ce8" office:value-type="string" calcext:value-type="string">
            <text:p>Datenbanken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27"/>
          <table:table-cell table:style-name="ce54" office:value-type="string" calcext:value-type="string">
            <text:p>Civitas - die antike Stadt in der APP</text:p>
          </table:table-cell>
          <table:table-cell table:style-name="ce8" office:value-type="string" calcext:value-type="string">
            <text:p>Übung</text:p>
          </table:table-cell>
          <table:table-cell table:style-name="ce75" office:value-type="string" calcext:value-type="string">
            <text:p>BA, MA</text:p>
          </table:table-cell>
          <table:table-cell table:style-name="ce8" office:value-type="string" calcext:value-type="string">
            <text:p>Panzram</text:p>
          </table:table-cell>
          <table:table-cell table:style-name="ce37" office:value-type="string" calcext:value-type="string">
            <text:p>Webtechnolog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5">QGIS - Eine Einführung in Geo-Informationssysteme für</text:span></text:p>
            <text:p><text:span text:style-name="T5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GIS,Visualisierung,Datenpräsentation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54" office:value-type="string" calcext:value-type="string">
            <text:p>Von der Textauszeichnung ins Web mit XSLT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Körner, <text:s/>Schwabe</text:p>
          </table:table-cell>
          <table:table-cell office:value-type="string" calcext:value-type="string">
            <text:p>Dig. Editieren,Auszeichnungssprachen</text:p>
            <text:p/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63" office:value-type="string" calcext:value-type="string">
            <text:p>Webbasierte Präsentation räumlicher Daten in den Geisteswissenschaften</text:p>
          </table:table-cell>
          <table:table-cell table:style-name="ce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8" office:value-type="string" calcext:value-type="string">
            <text:p>Svoboda, Derntl</text:p>
          </table:table-cell>
          <table:table-cell office:value-type="string" calcext:value-type="string">
            <text:p>Datenpräsentation,Visualisierung,Internet</text:p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54" office:value-type="string" calcext:value-type="string">
            <text:p>Digitales Edieren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Schwabe</text:p>
          </table:table-cell>
          <table:table-cell table:style-name="ce62" office:value-type="string" calcext:value-type="string">
            <text:p>Dig. Editieren,Dig. Methoden &amp; Theorien,Textanalyse,Software und Tools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54" office:value-type="string" calcext:value-type="string">
            <text:p>Introduction to Archaeological Remote Sensing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7" office:value-type="string" calcext:value-type="string">
            <text:p>Herrmann, </text:p>
            <text:p>Jason</text:p>
          </table:table-cell>
          <table:table-cell table:style-name="ce37" office:value-type="string" calcext:value-type="string">
            <text:p>Dig. Methoden &amp; Theorien,Digitale Vermessung,Photogrammetri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64" office:value-type="string" calcext:value-type="string">
            <text:p>Einführung in das Laserscanning in Kunstgeschichte und Archäologie</text:p>
          </table:table-cell>
          <table:table-cell table:style-name="ce37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38" office:value-type="string" calcext:value-type="string">
            <text:p>Lang</text:p>
          </table:table-cell>
          <table:table-cell table:style-name="ce25" office:value-type="string" calcext:value-type="string">
            <text:p>Laserscanning,Digitale Datenauswertung,Dig. Methoden &amp; Theorie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32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35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35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35" office:value-type="string" calcext:value-type="string">
            <text:p>Svoboda, Jablonka</text:p>
          </table:table-cell>
          <table:table-cell table:style-name="ce25" office:value-type="string" calcext:value-type="string">
            <text:p>GIS,Software und Tools,Visualisierung,Datenpräsentation,Internet,Web-Kartier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8">Ur- und</text:span></text:p>
            <text:p><text:span text:style-name="T8">Frühgeschichte und Archäologie</text:span></text:p>
            <text:p><text:span text:style-name="T8">des Mittelalters </text:span></text:p>
          </table:table-cell>
          <table:table-cell table:style-name="ce37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65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35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8" office:value-type="string" calcext:value-type="string">
            <text:p>Lang</text:p>
          </table:table-cell>
          <table:table-cell table:style-name="ce32" office:value-type="string" calcext:value-type="string">
            <text:p>3D-Modellierung,Dig. Methoden &amp; Theorien,Software und Tools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8">Ur- und</text:span></text:p>
            <text:p><text:span text:style-name="T8">Frühgeschichte und Archäologie</text:span></text:p>
            <text:p><text:span text:style-name="T8">des Mittelalters </text:span></text:p>
          </table:table-cell>
          <table:table-cell table:style-name="ce37" office:value-type="string" calcext:value-type="string">
            <text:p>Naturwissenschaftliche</text:p>
            <text:p>Archäologie/ Ur- und</text:p>
            <text:p><text:span text:style-name="T6">Frühgeschichtliche Archäologie / Archäologie des Mittelalters</text:span></text:p>
          </table:table-cell>
          <table:table-cell table:style-name="ce54" office:value-type="string" calcext:value-type="string">
            <text:p>Material culture and 3D imaging</text:p>
          </table:table-cell>
          <table:table-cell table:style-name="ce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Bretzke</text:p>
          </table:table-cell>
          <table:table-cell table:style-name="ce37" office:value-type="string" calcext:value-type="string">
            <text:p>3D-Modellierung,Visualisier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8">Ur- und</text:span></text:p>
            <text:p><text:span text:style-name="T8">Frühgeschichte und Archäologie</text:span></text:p>
            <text:p><text:span text:style-name="T8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54" office:value-type="string" calcext:value-type="string">
            <text:p>Räumliche Analyse und GIS</text:p>
          </table:table-cell>
          <table:table-cell table:style-name="ce8" office:value-type="string" calcext:value-type="string">
            <text:p>Übung</text:p>
          </table:table-cell>
          <table:table-cell table:style-name="ce76" office:value-type="string" calcext:value-type="string">
            <text:p>MA</text:p>
          </table:table-cell>
          <table:table-cell table:style-name="ce8" office:value-type="string" calcext:value-type="string">
            <text:p>Jablonka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32" office:value-type="string" calcext:value-type="string">
            <text:p><text:span text:style-name="T8">Ur- und</text:span></text:p>
            <text:p><text:span text:style-name="T8">Frühgeschichte und Archäologie</text:span></text:p>
            <text:p><text:span text:style-name="T8">des Mittelalters </text:span></text:p>
          </table:table-cell>
          <table:table-cell table:style-name="ce8" office:value-type="string" calcext:value-type="string">
            <text:p>Ur- und Frühgeschichte/ Archäologie des Mittelalters</text:p>
          </table:table-cell>
          <table:table-cell table:style-name="ce37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MA</text:p>
          </table:table-cell>
          <table:table-cell table:style-name="ce35"/>
          <table:table-cell table:style-name="ce26" office:value-type="string" calcext:value-type="string">
            <text:p>Dig. Methoden &amp; Theorien,Datenbanken,Fotografie,Statistik,Digitale Vermessung,Software und Tool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al Humanities HF/NF <text:s/>Klassische Philologie</text:p>
          </table:table-cell>
          <table:table-cell table:style-name="ce54" office:value-type="string" calcext:value-type="string">
            <text:p>Datenbanken zur Antik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8" office:value-type="string" calcext:value-type="string">
            <text:p>Datenbanken,Digit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8" office:value-type="string" calcext:value-type="string">
            <text:p>BA Digitial Humanities HF/NF</text:p>
          </table:table-cell>
          <table:table-cell table:style-name="ce54" office:value-type="string" calcext:value-type="string">
            <text:p>Digitale Objekte</text:p>
          </table:table-cell>
          <table:table-cell table:style-name="ce8" office:value-type="string" calcext:value-type="string">
            <text:p>Seminar</text:p>
          </table:table-cell>
          <table:table-cell table:style-name="ce27" office:value-type="string" calcext:value-type="string">
            <text:p>BA</text:p>
          </table:table-cell>
          <table:table-cell table:style-name="ce8" office:value-type="string" calcext:value-type="string">
            <text:p>Essler</text:p>
          </table:table-cell>
          <table:table-cell table:style-name="ce37" office:value-type="string" calcext:value-type="string">
            <text:p>Digitalisierung,Metadaten,Bildbearbeitung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8" office:value-type="string" calcext:value-type="string">
            <text:p>Alte Geschichte Mag Geschichte (Ba/ MA/ Mag/ LA) Digital <text:s/>Humanities MA</text:p>
          </table:table-cell>
          <table:table-cell table:style-name="ce54" office:value-type="string" calcext:value-type="string">
            <text:p>Zur Erstellung von Politik- und Konfliktsimulationen</text:p>
          </table:table-cell>
          <table:table-cell table:style-name="ce8" office:value-type="string" calcext:value-type="string">
            <text:p>Praktikum</text:p>
          </table:table-cell>
          <table:table-cell table:style-name="ce76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8"/>
          <table:table-cell table:style-name="ce54" office:value-type="string" calcext:value-type="string">
            <text:p>Einführung in die Konfliktsimulation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Wintjes</text:p>
          </table:table-cell>
          <table:table-cell table:style-name="ce32" office:value-type="string" calcext:value-type="string">
            <text:p>Digital Humanities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Geschichte</text:p>
          </table:table-cell>
          <table:table-cell table:style-name="ce37" office:value-type="string" calcext:value-type="string">
            <text:p>Geschichte (BA/ MA / Mag /LA)</text:p>
            <text:p>Digital Humanities BA</text:p>
          </table:table-cell>
          <table:table-cell table:style-name="ce54" office:value-type="string" calcext:value-type="string">
            <text:p>Digitale Kartographie I (Basiskurs)</text:p>
          </table:table-cell>
          <table:table-cell table:style-name="ce37" office:value-type="string" calcext:value-type="string">
            <text:p>Praktikum</text:p>
          </table:table-cell>
          <table:table-cell table:style-name="ce27" office:value-type="string" calcext:value-type="string">
            <text:p>BA, MA</text:p>
          </table:table-cell>
          <table:table-cell table:style-name="ce8" office:value-type="string" calcext:value-type="string">
            <text:p>Naser</text:p>
          </table:table-cell>
          <table:table-cell table:style-name="ce62" office:value-type="string" calcext:value-type="string">
            <text:p>GIS,Software und Tools,Dig. Methoden &amp; Theorien</text:p>
          </table:table-cell>
          <table:table-cell table:number-columns-repeated="1013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Klassische Philologie</text:p>
          </table:table-cell>
          <table:table-cell table:style-name="ce8" office:value-type="string" calcext:value-type="string">
            <text:p>BA Griechisch HF/NF</text:p>
          </table:table-cell>
          <table:table-cell table:style-name="ce8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35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5" office:value-type="string" calcext:value-type="string">
            <text:p>Essler</text:p>
          </table:table-cell>
          <table:table-cell office:value-type="string" calcext:value-type="string">
            <text:p>Textanalyse,Digitale Ressourc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Universitätsbibliothek</text:p>
          </table:table-cell>
          <table:table-cell table:style-name="ce38" office:value-type="string" calcext:value-type="string">
            <text:p>Gruppe 04/09: Geschichte BA</text:p>
          </table:table-cell>
          <table:table-cell table:style-name="ce38" office:value-type="string" calcext:value-type="string">
            <text:p>I<text:span text:style-name="T34">nformationskompetenz für Studierende der</text:span></text:p>
            <text:p><text:span text:style-name="T5">Geisteswissenschaften, Basiskurs</text:span></text:p>
          </table:table-cell>
          <table:table-cell table:style-name="ce38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38" office:value-type="string" calcext:value-type="string">
            <text:p>Blümig</text:p>
          </table:table-cell>
          <table:table-cell office:value-type="string" calcext:value-type="string">
            <text:p>Online-Ressourcen</text:p>
          </table:table-cell>
          <table:table-cell table:number-columns-repeated="1013"/>
        </table:table-row>
        <table:table-row table:style-name="ro4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33" office:value-type="string" calcext:value-type="string">
            <text:p>BA-neu 8, MA-alt und -neu 7</text:p>
          </table:table-cell>
          <table:table-cell table:style-name="ce66" office:value-type="string" calcext:value-type="string">
            <text:p><text:span text:style-name="T1">Digitale Vermittlung auf mobilen Endgeräten.</text:span></text:p>
            <text:p><text:span text:style-name="T1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67" office:value-type="string" calcext:value-type="string">
            <text:p>Geoinformationssysteme in der Achäologie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6" office:value-type="string" calcext:value-type="string">
            <text:p>GIS,Digitale Dokumentation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6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68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68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Bringemeier,</text:p>
            <text:p>Linde, Richter</text:p>
          </table:table-cell>
          <table:table-cell table:style-name="ce62" office:value-type="string" calcext:value-type="string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013"/>
        </table:table-row>
        <table:table-row table:style-name="ro4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: Antike Kulturen,</text:p>
            <text:p>Archäologie der Klassischen</text:p>
            <text:p><text:span text:style-name="T10">und Byzantinischen Welt / MA: Klassische Archäologie, Deutsche Philologie,</text:span></text:p>
            <text:p><text:span text:style-name="T10">Anglistik, Komparatistik,</text:span></text:p>
            <text:p><text:span text:style-name="T10">Angewandte Informatik</text:span></text:p>
          </table:table-cell>
          <table:table-cell table:style-name="ce68" office:value-type="string" calcext:value-type="string">
            <text:p>Digital Humanities. An Introduction</text:p>
          </table:table-cell>
          <table:table-cell table:style-name="ce27" office:value-type="string" calcext:value-type="string">
            <text:p>Vorlesung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Langner,</text:p>
            <text:p>Lauer,</text:p>
            <text:p>Sporleder</text:p>
          </table:table-cell>
          <table:table-cell table:style-name="ce16" office:value-type="string" calcext:value-type="string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6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68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6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6" office:value-type="string" calcext:value-type="string">
            <text:p>Langner,</text:p>
            <text:p>Sporleder</text:p>
          </table:table-cell>
          <table:table-cell table:style-name="ce16" office:value-type="string" calcext:value-type="string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013"/>
        </table:table-row>
        <table:table-row table:style-name="ro4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33" office:value-type="string" calcext:value-type="string">
            <text:p>IWR - Interdisziplinäres Zentrum für wissenschaftliches Rechnen</text:p>
          </table:table-cell>
          <table:table-cell table:style-name="ce16" office:value-type="string" calcext:value-type="string">
            <text:p>BSc/MSc Angewandte</text:p>
            <text:p>Informatik</text:p>
          </table:table-cell>
          <table:table-cell table:style-name="ce16" office:value-type="string" calcext:value-type="string">
            <text:p><text:span text:style-name="T39">Einführung in das maschinelle Sehen in 3D</text:span></text:p>
          </table:table-cell>
          <table:table-cell table:style-name="ce73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Mara</text:p>
          </table:table-cell>
          <table:table-cell table:style-name="ce33" office:value-type="string" calcext:value-type="string">
            <text:p>Photogrammetrie,Bildbearbeitung,3D Scan,Digitale Dokumentation,Digitalisierung,3D</text:p>
          </table:table-cell>
          <table:table-cell table:number-columns-repeated="1013"/>
        </table:table-row>
        <table:table-row table:style-name="ro4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68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Hofmann</text:p>
          </table:table-cell>
          <table:table-cell table:style-name="ce16" office:value-type="string" calcext:value-type="string">
            <text:p>Visualisierung,GIS,</text:p>
            <text:p>Digitale Datenauswer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Bg3, Bv3, Cg2, Cv2, Dg2,</text:p>
            <text:p>Dv2, Gg2, Gv2</text:p>
          </table:table-cell>
          <table:table-cell table:style-name="ce68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1, Dv1</text:p>
          </table:table-cell>
          <table:table-cell table:style-name="ce69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Müller, Rinne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Module Bg3, Bv3, Cg2, Cv2,</text:p>
            <text:p>Dg2, Dv2, Gg2, Gv2</text:p>
          </table:table-cell>
          <table:table-cell table:style-name="ce68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Digitale Datenauswertung,</text:p>
            <text:p>Digitalisier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Module Eg3, Ev3</text:p>
          </table:table-cell>
          <table:table-cell table:style-name="ce68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Rinne</text:p>
          </table:table-cell>
          <table:table-cell table:style-name="ce16" office:value-type="string" calcext:value-type="string">
            <text:p>GIS,Geophysik,Digitale</text:p>
            <text:p>Vermessung</text:p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16" office:value-type="string" calcext:value-type="string">
            <text:p>Dig. Editieren,Softwareund Tools,Statistik,Programmierung,Visualisierung,Zeichnen,GIS,Digitale Datenauswertung,EDV,Digital Humanities</text:p>
          </table:table-cell>
          <table:table-cell table:number-columns-repeated="1013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6" office:value-type="string" calcext:value-type="string">
            <text:p>Prähistorische und</text:p>
            <text:p>Historische Archäologie</text:p>
          </table:table-cell>
          <table:table-cell table:style-name="ce68" office:value-type="string" calcext:value-type="string">
            <text:p>Nürnberg in der Frühen Neuzeit. Eine Space Syntax Perspektiv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Wehner</text:p>
          </table:table-cell>
          <table:table-cell table:style-name="ce84" office:value-type="string" calcext:value-type="string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Archäologisches Institut</text:p>
          </table:table-cell>
          <table:table-cell table:style-name="ce15" office:value-type="string" calcext:value-type="string">
            <text:p>Archäoinformatik</text:p>
          </table:table-cell>
          <table:table-cell table:style-name="ce68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27" office:value-type="string" calcext:value-type="string">
            <text:p>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Schmidt</text:p>
          </table:table-cell>
          <table:table-cell table:style-name="ce16" office:value-type="string" calcext:value-type="string">
            <text:p>Statistik,Digitale Datenauswertung</text:p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Historisch-Kulturwissenschaftliche Informationsverarbeitung</text:p>
          </table:table-cell>
          <table:table-cell table:style-name="ce16" office:value-type="string" calcext:value-type="string">
            <text:p>Medieninformatik Informationsverarbeitung</text:p>
          </table:table-cell>
          <table:table-cell table:style-name="ce68" office:value-type="string" calcext:value-type="string">
            <text:p>Künstliche Intelligenz und Cultural Heritage</text:p>
          </table:table-cell>
          <table:table-cell table:style-name="ce27" office:value-type="string" calcext:value-type="string">
            <text:p>Hauptseminar</text:p>
          </table:table-cell>
          <table:table-cell table:style-name="ce16" office:value-type="string" calcext:value-type="string">
            <text:p>BA</text:p>
          </table:table-cell>
          <table:table-cell table:style-name="ce15" office:value-type="string" calcext:value-type="string">
            <text:p>Wieners</text:p>
          </table:table-cell>
          <table:table-cell table:style-name="ce16" office:value-type="string" calcext:value-type="string">
            <text:p>Programmierung,Metadaten,Webtechnologien,Bildbearbeitung,Digitale Datenauswertung,Dig. Methoden &amp; Theorien,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70" office:value-type="string" calcext:value-type="string">
            <text:p>Quantum-GIS II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Frank, Wendt</text:p>
          </table:table-cell>
          <table:table-cell table:style-name="ce16" office:value-type="string" calcext:value-type="string">
            <text:p>GIS,Digitale Datenauswertung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27" office:value-type="string" calcext:value-type="string">
            <text:p>Institut für Ur- und Frühgeschichte</text:p>
          </table:table-cell>
          <table:table-cell table:style-name="ce15" office:value-type="string" calcext:value-type="string">
            <text:p>Archäologie BA, MA</text:p>
          </table:table-cell>
          <table:table-cell table:style-name="ce67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27" office:value-type="string" calcext:value-type="string">
            <text:p>Seminar</text:p>
          </table:table-cell>
          <table:table-cell table:style-name="ce15" office:value-type="string" calcext:value-type="string">
            <text:p>BA, MA</text:p>
          </table:table-cell>
          <table:table-cell table:style-name="ce15" office:value-type="string" calcext:value-type="string">
            <text:p>Weninger</text:p>
          </table:table-cell>
          <table:table-cell table:style-name="ce15" office:value-type="string" calcext:value-type="string">
            <text:p>Software und Tools</text:p>
          </table:table-cell>
          <table:table-cell table:number-columns-repeated="1013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4" office:value-type="string" calcext:value-type="string">
            <text:p><text:span text:style-name="T9">Ägyptologisches Institut, Ägyptisches Museum </text:span><text:span text:style-name="T10">-Geord Steindorff-</text:span></text:p>
          </table:table-cell>
          <table:table-cell table:style-name="ce16" office:value-type="string" calcext:value-type="string">
            <text:p>Bachelor</text:p>
            <text:p>Ägyptologie/Einführung in</text:p>
            <text:p>die Ägyptologie</text:p>
          </table:table-cell>
          <table:table-cell table:style-name="ce68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6" office:value-type="string" calcext:value-type="string">
            <text:p>Bruhn,</text:p>
            <text:p>Jushaninowa,</text:p>
            <text:p>Naether</text:p>
          </table:table-cell>
          <table:table-cell office:value-type="string" calcext:value-type="string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013"/>
        </table:table-row>
        <table:table-row table:style-name="ro4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27"/>
          <table:table-cell table:style-name="ce16" office:value-type="string" calcext:value-type="string">
            <text:p>Hauptseminar</text:p>
            <text:p>BA, MA</text:p>
          </table:table-cell>
          <table:table-cell table:style-name="ce67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27" office:value-type="string" calcext:value-type="string">
            <text:p>Hauptseminar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Naether</text:p>
          </table:table-cell>
          <table:table-cell table:style-name="ce16" office:value-type="string" calcext:value-type="string">
            <text:p>3D-Modellierung,Photogrammetrie,Software und Tools,Internet,Metadaten,3D Scan,Fotografie,Digitalisierung,Digital Humanities,3D</text:p>
            <text:p/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6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68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BA, MA</text:p>
          </table:table-cell>
          <table:table-cell table:style-name="ce16" office:value-type="string" calcext:value-type="string">
            <text:p>Schubert,</text:p>
            <text:p>Scheuermann</text:p>
          </table:table-cell>
          <table:table-cell table:style-name="ce62" office:value-type="string" calcext:value-type="string">
            <text:p>Software und Tools,Textanalyse,Internet,Metadaten,Visualisierung,GIS,Datenbanken,Datenpräsentation,Digitale Datenauswertung,Digital Humanities</text:p>
          </table:table-cell>
          <table:table-cell table:number-columns-repeated="1013"/>
        </table:table-row>
        <table:table-row table:style-name="ro49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6" office:value-type="string" calcext:value-type="string">
            <text:p>Universität Leipzig</text:p>
          </table:table-cell>
          <table:table-cell table:style-name="ce33" office:value-type="string" calcext:value-type="string">
            <text:p><text:span text:style-name="T11">Institut für Klassische Archäologie</text:span></text:p>
            <text:p><text:span text:style-name="T11">und Antikenmuseum</text:span></text:p>
          </table:table-cell>
          <table:table-cell table:style-name="ce16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68" office:value-type="string" calcext:value-type="string">
            <text:p>Stadträume in Pergamon.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5" office:value-type="string" calcext:value-type="string">
            <text:p>BA, MA</text:p>
          </table:table-cell>
          <table:table-cell table:style-name="ce15" office:value-type="string" calcext:value-type="string">
            <text:p>Pirson, Müller</text:p>
          </table:table-cell>
          <table:table-cell table:style-name="ce33" office:value-type="string" calcext:value-type="string">
            <text:p>3D-Modellierung,Visualisierung,Digitale Dokumentation</text:p>
          </table:table-cell>
          <table:table-cell table:number-columns-repeated="1013"/>
        </table:table-row>
        <table:table-row table:style-name="ro1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5" office:value-type="string" calcext:value-type="string">
            <text:p>BA Archäologische Wissenschaften MSc Geoarchäologie MA Prähistorische Archäologie</text:p>
          </table:table-cell>
          <table:table-cell table:style-name="ce15" office:value-type="string" calcext:value-type="string">
            <text:p><text:span text:style-name="T1">Geophysikalische Prospektion in der</text:span></text:p>
            <text:p><text:span text:style-name="T1">Archäologie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5" office:value-type="string" calcext:value-type="string">
            <text:p>Teichner</text:p>
          </table:table-cell>
          <table:table-cell office:value-type="string" calcext:value-type="string">
            <text:p>Geophysik,Digitale Vermessung</text:p>
            <text:p/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number-columns-repeated="2" table:style-name="ce15" office:value-type="string" calcext:value-type="string">
            <text:p>Klassische Archäologie</text:p>
          </table:table-cell>
          <table:table-cell table:style-name="ce67" office:value-type="string" calcext:value-type="string">
            <text:p>Digitale Archäologie. Digitale Werkzeuge für Archäologen</text:p>
          </table:table-cell>
          <table:table-cell table:style-name="ce27" table:number-columns-repeated="2"/>
          <table:table-cell table:style-name="ce15" office:value-type="string" calcext:value-type="string">
            <text:p>Scheding</text:p>
          </table:table-cell>
          <table:table-cell table:style-name="ce62" office:value-type="string" calcext:value-type="string">
            <text:p>Digitalisierung,Digitale Datenauswertung,Digitale Dokumentation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Masterstudiengang Ur- und</text:p>
            <text:p>Frühgeschichte, Modul 2</text:p>
          </table:table-cell>
          <table:table-cell table:style-name="ce68" office:value-type="string" calcext:value-type="string">
            <text:p>Geographische Informationssysteme (GIS) in der Archäologie</text:p>
          </table:table-cell>
          <table:table-cell table:style-name="ce27" office:value-type="string" calcext:value-type="string">
            <text:p>Seminar</text:p>
          </table:table-cell>
          <table:table-cell table:style-name="ce27" office:value-type="string" calcext:value-type="string">
            <text:p>MA</text:p>
          </table:table-cell>
          <table:table-cell table:style-name="ce15" office:value-type="string" calcext:value-type="string">
            <text:p>Tappert</text:p>
          </table:table-cell>
          <table:table-cell table:style-name="ce62" office:value-type="string" calcext:value-type="string">
            <text:p>Software und Tools,Online-Ressourcen,Metadaten,GIS,Datenmanagement,Bildbearbeitung,Digitale Datenauswertung,Digitalisierung,Digitale Ressourcen</text:p>
          </table:table-cell>
          <table:table-cell table:number-columns-repeated="1013"/>
        </table:table-row>
        <table:table-row table:style-name="ro50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6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68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</text:p>
          </table:table-cell>
          <table:table-cell table:style-name="ce15" office:value-type="string" calcext:value-type="string">
            <text:p>Schneider</text:p>
          </table:table-cell>
          <table:table-cell table:style-name="ce35" office:value-type="string" calcext:value-type="string">
            <text:p>Software und Tools,Visualisierung,CAD,Bildbearbeitung,Digitale Vermessung 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table:style-name="ce13" office:value-type="string" calcext:value-type="string">
            <text:p>Universität Trier </text:p>
          </table:table-cell>
          <table:table-cell table:style-name="ce15" office:value-type="string" calcext:value-type="string">
            <text:p>Fachbereich III Papyrologie</text:p>
          </table:table-cell>
          <table:table-cell table:style-name="ce16" office:value-type="string" calcext:value-type="string">
            <text:p>MA Papyrologie, Modul: Dokumentarische Papyrologie</text:p>
          </table:table-cell>
          <table:table-cell table:style-name="ce69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27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5" office:value-type="string" calcext:value-type="string">
            <text:p>Reggiani</text:p>
          </table:table-cell>
          <table:table-cell table:style-name="ce16" office:value-type="string" calcext:value-type="string">
            <text:p>Dig. Editieren,Digital Humanities</text:p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27" office:value-type="string" calcext:value-type="string">
            <text:p>Historisches Seminar</text:p>
          </table:table-cell>
          <table:table-cell table:style-name="ce27" office:value-type="string" calcext:value-type="string">
            <text:p>Geschichtswissenschaften</text:p>
          </table:table-cell>
          <table:table-cell table:style-name="ce70" office:value-type="string" calcext:value-type="string">
            <text:p>Digital Humanities und Alte Geschichte</text:p>
          </table:table-cell>
          <table:table-cell table:style-name="ce27" office:value-type="string" calcext:value-type="string">
            <text:p>Übung</text:p>
          </table:table-cell>
          <table:table-cell table:style-name="ce27" office:value-type="string" calcext:value-type="string">
            <text:p>BA, MA</text:p>
          </table:table-cell>
          <table:table-cell table:style-name="ce15" office:value-type="string" calcext:value-type="string">
            <text:p>Panzram</text:p>
          </table:table-cell>
          <table:table-cell table:style-name="ce62" office:value-type="string" calcext:value-type="string">
            <text:p>Internet,Dig. Methoden &amp; Theorien,Digitalisierung,Digital Humanities,Digitale Ressource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70" office:value-type="string" calcext:value-type="string">
            <text:p>Textdatenprogrammierung</text:p>
          </table:table-cell>
          <table:table-cell table:style-name="ce27" office:value-type="string" calcext:value-type="string">
            <text:p>Seminar</text:p>
          </table:table-cell>
          <table:table-cell table:style-name="ce35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16" office:value-type="string" calcext:value-type="string">
            <text:p>Software und Tools,Programm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33" office:value-type="string" calcext:value-type="string">
            <text:p>LA Gym / BA / Digital Humanities</text:p>
          </table:table-cell>
          <table:table-cell table:style-name="ce70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ce62" office:value-type="string" calcext:value-type="string">
            <text:p>Dig. Editieren,Software und Tools,Programmierung,Metadaten,Dig. Methoden &amp; Theorien,Digitalisierung,Digital Humanities</text:p>
          </table:table-cell>
          <table:table-cell table:number-columns-repeated="1013"/>
        </table:table-row>
        <table:table-row table:style-name="ro23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ce17" office:value-type="string" calcext:value-type="string">
            <text:p>Universität Augsburg</text:p>
          </table:table-cell>
          <table:table-cell table:style-name="ce27" office:value-type="string" calcext:value-type="string">
            <text:p>Klassische Archäologie</text:p>
          </table:table-cell>
          <table:table-cell table:style-name="ce17" office:value-type="string" calcext:value-type="string">
            <text:p>Kunst- undKulturgeschichte: Einführung Methoden / Klassische Archäologie</text:p>
          </table:table-cell>
          <table:table-cell table:style-name="ce71" office:value-type="string" calcext:value-type="string">
            <text:p>Die antike Stadt: dokumentieren, analysieren und verstehen</text:p>
          </table:table-cell>
          <table:table-cell table:style-name="ce27" office:value-type="string" calcext:value-type="string">
            <text:p>Proseminar</text:p>
          </table:table-cell>
          <table:table-cell table:style-name="ce27" office:value-type="string" calcext:value-type="string">
            <text:p>BA</text:p>
          </table:table-cell>
          <table:table-cell table:style-name="ce79" office:value-type="string" calcext:value-type="string">
            <text:p>Stöger, Johanna</text:p>
          </table:table-cell>
          <table:table-cell table:style-name="ce61" office:value-type="string" calcext:value-type="string">
            <text:p>Digitale Dokumentation,Dig. Methoden &amp; Theorien,Spatial Analysis,Space Syntax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ce9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Kunst- und</text:p>
            <text:p>Kulturgeschichte:</text:p>
            <text:p>Methoden und Theorien</text:p>
          </table:table-cell>
          <table:table-cell table:style-name="Default" office:value-type="string" calcext:value-type="string">
            <text:p>Digital Archaeology. Exploring new methods</text:p>
            <text:p>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Rheeder,</text:p>
            <text:p>Annalize</text:p>
          </table:table-cell>
          <table:table-cell table:style-name="Default" office:value-type="string" calcext:value-type="string">
            <text:p>Digitale Datenauswertung,</text:p>
            <text:p>Digitale Dokumentation,</text:p>
            <text:p>Dig. Methoden &amp; Theorie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office:value-type="string" calcext:value-type="string">
            <text:p><text:span text:style-name="T1">Projekt Erfassen archäologisch-</text:span></text:p>
            <text:p><text:span text:style-name="T1">Topographischer Situation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office:value-type="string" calcext:value-type="string">
            <text:p><text:span text:style-name="T1">Geophysikalische</text:span></text:p>
            <text:p><text:span text:style-name="T1">Prospektio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eyer, Cornelius</text:p>
          </table:table-cell>
          <table:table-cell office:value-type="string" calcext:value-type="string">
            <text:p><text:span text:style-name="T1">Software und Tools,</text:span></text:p>
            <text:p><text:span text:style-name="T1">Geophysik,</text:span></text:p>
            <text:p><text:span text:style-name="T1">Datenpräsentation,</text:span></text:p>
            <text:p><text:span text:style-name="T1">Digitale Datenauswertung</text:span>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office:value-type="string" calcext:value-type="string">
            <text:p><text:span text:style-name="T1">Archäologische</text:span></text:p>
            <text:p><text:span text:style-name="T1">Prospektionsmethod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ce62" office:value-type="string" calcext:value-type="string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office:value-type="string" calcext:value-type="string">
            <text:p><text:span text:style-name="T1">Fotografie (Dokumentation</text:span></text:p>
            <text:p><text:span text:style-name="T1">2)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ehlmann, Peter</text:p>
          </table:table-cell>
          <table:table-cell office:value-type="string" calcext:value-type="string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013"/>
        </table:table-row>
        <table:table-row table:style-name="ro5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office:value-type="string" calcext:value-type="string">
            <text:p>Grabungstechnik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office:value-type="string" calcext:value-type="string">
            <text:p>Photogrammetrie,</text:p>
            <text:p>Zeichnen,GIS,CAD,</text:p>
            <text:p/>
          </table:table-cell>
          <table:table-cell table:number-columns-repeated="1013"/>
        </table:table-row>
        <table:table-row table:style-name="ro5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1">Grabungstechnik-</text:span></text:p>
            <text:p><text:span text:style-name="T1">Feldarchäologie</text:span></text:p>
            <text:p/>
          </table:table-cell>
          <table:table-cell table:style-name="Default" table:number-columns-repeated="3"/>
          <table:table-cell table:number-columns-repeated="1015"/>
        </table:table-row>
        <table:table-row table:style-name="ro5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MA Landschaftsarchäologie</text:p>
          </table:table-cell>
          <table:table-cell table:style-name="Default" office:value-type="string" calcext:value-type="string">
            <text:p>MLA2 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</text:p>
          </table:table-cell>
          <table:table-cell table:style-name="Default" office:value-type="string" calcext:value-type="string">
            <text:p>Geophysikalische Anwendungen in der</text:p>
            <text:p>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ikorski, Beate</text:p>
          </table:table-cell>
          <table:table-cell table:style-name="Default" office:value-type="string" calcext:value-type="string">
            <text:p>Geophysik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Default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eber-Lehmann, Cornelia</text:p>
          </table:table-cell>
          <table:table-cell table:style-name="Default" office:value-type="string" calcext:value-type="string">
            <text:p>3D-Modellierung,3D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 ,</text:p>
            <text:p>Jungfleisch, Johannes</text:p>
          </table:table-cell>
          <table:table-cell table:style-name="Default" office:value-type="string" calcext:value-type="string">
            <text:p>Datenbanken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Bildbearbeitung in den Kultur- und</text:p>
            <text:p>Bild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,</text:p>
            <text:p>Jungfleisch, Johannes</text:p>
          </table:table-cell>
          <table:table-cell table:style-name="Default" office:value-type="string" calcext:value-type="string">
            <text:p>Bildbearbeit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Default" office:value-type="string" calcext:value-type="string">
            <text:p>Archäoinformatik II:</text:p>
            <text:p>Statistische</text:p>
            <text:p>Datenauswer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Software und Tools,</text:p>
            <text:p>Statistik,Digitale Datenauswertung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<text:span text:style-name="T1">Archäologien,</text:span></text:p>
            <text:p><text:span text:style-name="T1">Altamerikanistik/Ethnologie</text:span></text:p>
            <text:p><text:span text:style-name="T1">, Kulturs. Zu Lateinamerika,</text:span></text:p>
            <text:p><text:span text:style-name="T1">Romanistik</text:span></text:p>
            <text:p/>
          </table:table-cell>
          <table:table-cell table:style-name="Default" office:value-type="string" calcext:value-type="string">
            <text:p>Ope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<text:span text:style-name="T1">Metadaten,</text:span></text:p>
            <text:p><text:span text:style-name="T1">Webtechnologien,</text:span></text:p>
            <text:p><text:span text:style-name="T1">Datenmanagement,</text:span></text:p>
            <text:p><text:span text:style-name="T1">Auszeichnungssprachen,</text:span></text:p>
            <text:p><text:span text:style-name="T1">Digitale Ressourcen</text:span></text:p>
            <text:p/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3">Geschichts- und</text:span></text:p>
            <text:p><text:span text:style-name="T3">Kulturwissenschaften</text:span>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Panzram, Sabine</text:p>
          </table:table-cell>
          <table:table-cell table:style-name="Default" office:value-type="string" calcext:value-type="string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013"/>
        </table:table-row>
        <table:table-row table:style-name="ro5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<text:span text:style-name="T1">Altertumswissenschaften:</text:span></text:p>
            <text:p><text:span text:style-name="T1">Archäologien, Ägyptologie,</text:span></text:p>
            <text:p><text:span text:style-name="T1">Ethnologie,</text:span></text:p>
            <text:p><text:span text:style-name="T1">Altamerikanistik,</text:span></text:p>
            <text:p><text:span text:style-name="T1">Kunstgeschichte u.a.</text:span>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Ast, Rodney,</text:span></text:p>
            <text:p><text:span text:style-name="T1">Cowey, James</text:span></text:p>
            <text:p/>
          </table:table-cell>
          <table:table-cell table:style-name="Default" office:value-type="string" calcext:value-type="string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ce10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Default" office:value-type="string" calcext:value-type="string">
            <text:p>Literary Ostraca. (Webinar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Lougovaya-Ast, Julia</text:span></text:p>
            <text:p/>
          </table:table-cell>
          <table:table-cell table:style-name="ce10" office:value-type="string" calcext:value-type="string">
            <text:p>Dig. Editieren,</text:p>
            <text:p>Textanalyse,Online-</text:p>
            <text:p>Ressourcen,</text:p>
            <text:p>Digitalisier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ce39" office:value-type="string" calcext:value-type="string">
            <text:p>Klassische Archäologie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80" office:value-type="string" calcext:value-type="string">
            <text:p>Suess, Jürgen</text:p>
          </table:table-cell>
          <table:table-cell table:style-name="ce62" office:value-type="string" calcext:value-type="string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013"/>
        </table:table-row>
        <table:table-row table:style-name="ro5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Default" office:value-type="string" calcext:value-type="string">
            <text:p>OriIndUFA</text:p>
          </table:table-cell>
          <table:table-cell table:style-name="Default" office:value-type="string" calcext:value-type="string">
            <text:p>Ur- und Frühgeschichtliche</text:p>
            <text:p><text:span text:style-name="T1">Archäologie/UFG 400</text:span></text:p>
            <text:p/>
          </table:table-cell>
          <table:table-cell table:style-name="Default" office:value-type="string" calcext:value-type="string">
            <text:p><text:span text:style-name="T1">Anwendungen Geographischer Informationssysteme (GIS)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office:value-type="string" calcext:value-type="string">
            <text:p><text:span text:style-name="T1">Brückner,</text:span></text:p>
            <text:p><text:span text:style-name="T1">Christoph</text:span></text:p>
          </table:table-cell>
          <table:table-cell office:value-type="string" calcext:value-type="string">
            <text:p>GIS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Bg2, Bv2, Cg2, Cv2, Dg1, Dv1</text:span></text:p>
            <text:p/>
          </table:table-cell>
          <table:table-cell table:style-name="Default" office:value-type="string" calcext:value-type="string">
            <text:p><text:span text:style-name="T1">Einführung in die</text:span></text:p>
            <text:p><text:span text:style-name="T1">Archäoinformatik (200110)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2, Bv2, Cg2, Cv2, Dg1,</text:p>
            <text:p>Dv1</text:p>
          </table:table-cell>
          <table:table-cell table:style-name="Default" office:value-type="string" calcext:value-type="string">
            <text:p>Einführung in GIS</text:p>
            <text:p>(20011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Default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Statistik,Visualisierung,</text:p>
            <text:p>Digitale Datenauswertung</text:p>
          </table:table-cell>
          <table:table-cell table:number-columns-repeated="1013"/>
        </table:table-row>
        <table:table-row table:style-name="ro2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ce18" office:value-type="string" calcext:value-type="string">
            <text:p>Dokumentation und Auswertung von Grabungen mit dem Datenbanksystem Postgre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<text:span text:style-name="T1">Hofmann, Robert, </text:span></text:p>
            <text:p><text:span text:style-name="T1">Müller- Scheeßel, Nils</text:span></text:p>
            <text:p/>
          </table:table-cell>
          <table:table-cell table:style-name="ce62" office:value-type="string" calcext:value-type="string">
            <text:p>Datenbanken,Digitale Datenauswertung,</text:p>
            <text:p>Digitale Dokumentatio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,</text:p>
          </table:table-cell>
          <table:table-cell table:style-name="Default" office:value-type="string" calcext:value-type="string">
            <text:p><text:span text:style-name="T1">Quantitative Übung zur Vermessung und Geophysikalischen Prospektion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office:value-type="string" calcext:value-type="string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3">Dg3, Dv3, Gg3,</text:span></text:p>
            <text:p><text:span text:style-name="T3">Gv3, Hg3, Hv3, Iv3</text:span></text:p>
          </table:table-cell>
          <table:table-cell table:style-name="Default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.</text:p>
            <text:p>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3">Bg3, Bv3, Cg2,</text:span></text:p>
            <text:p><text:span text:style-name="T3">Cv2, Dg2, Dv2, Gg2, Gv2,</text:span></text:p>
            <text:p><text:span text:style-name="T3">Hg2, Hv2</text:span></text:p>
          </table:table-cell>
          <table:table-cell table:style-name="Default" office:value-type="string" calcext:value-type="string">
            <text:p>Der Mensch in der</text:p>
            <text:p>Landschaft. Quantitative</text:p>
            <text:p>Method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Statistik,GIS,Digitale Datenauswertung,Dig.</text:p>
            <text:p>Methoden &amp; Theorien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Default" office:value-type="string" calcext:value-type="string">
            <text:p>3D-modelling and</text:p>
            <text:p>reconstruction in</text:p>
            <text:p>archaeolog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ageneuer,</text:p>
            <text:p>Sebastian</text:p>
          </table:table-cell>
          <table:table-cell table:style-name="Default" office:value-type="string" calcext:value-type="string">
            <text:p>3D-Modellierung,</text:p>
            <text:p>Visualisier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Spatial Analysis,GIS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</text:p>
            <text:p>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cht,</text:p>
            <text:p>Alexander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tatistik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I -</text:p>
            <text:p>Relational and Spatial</text:p>
            <text:p>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Datenbanken,</text:p>
            <text:p>Datenmanagement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UTOCAD-Grundlagen für</text:p>
            <text:p>das digitale Zeichnen.</text:p>
            <text:p>Anfänge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CAD,Digitale</text:p>
            <text:p>Dokumentation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<text:span text:style-name="T1">AUTOCAD-Grundlagen für</text:span></text:p>
            <text:p><text:span text:style-name="T1">das digitale Zeichnen.</text:span></text:p>
            <text:p><text:span text:style-name="T1">Fortgeschritten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office:value-type="string" calcext:value-type="string">
            <text:p>CAD,Digitale</text:p>
            <text:p>Dokumentation</text:p>
            <text:p/>
          </table:table-cell>
          <table:table-cell table:number-columns-repeated="1013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3">Institut für Klassische</text:span></text:p>
            <text:p><text:span text:style-name="T3">Archäologie und</text:span></text:p>
            <text:p><text:span text:style-name="T3">Antikenmuseum</text:span></text:p>
          </table:table-cell>
          <table:table-cell table:style-name="Default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Default" office:value-type="string" calcext:value-type="string">
            <text:p><text:span text:style-name="T3">Crossmediale</text:span></text:p>
            <text:p><text:span text:style-name="T3">Kommunikation im</text:span></text:p>
            <text:p><text:span text:style-name="T3">Antikenmuse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Cain, Hans-</text:p>
            <text:p>Ulrich</text:p>
          </table:table-cell>
          <table:table-cell table:style-name="Default" office:value-type="string" calcext:value-type="string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013"/>
        </table:table-row>
        <table:table-row table:style-name="ro5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ce10" office:value-type="string" calcext:value-type="string">
            <text:p>Ägyptologisches Institut / Ägyptisches Museum -</text:p>
            <text:p>Geord Steindorff</text:p>
          </table:table-cell>
          <table:table-cell table:style-name="Default" office:value-type="string" calcext:value-type="string">
            <text:p><text:span text:style-name="T1">Ägyptologie: Einführung in</text:span></text:p>
            <text:p><text:span text:style-name="T1">die Ägyptologie</text:span></text:p>
            <text:p/>
          </table:table-cell>
          <table:table-cell table:style-name="Default" office:value-type="string" calcext:value-type="string">
            <text:p><text:span text:style-name="T1">Verarbeitung digitaler Daten in der Ägyptologie –</text:span></text:p>
            <text:p><text:span text:style-name="T1">Teil 2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office:value-type="string" calcext:value-type="string">
            <text:p><text:span text:style-name="T1">Naether, Franziska</text:span></text:p>
            <text:p/>
          </table:table-cell>
          <table:table-cell office:value-type="string" calcext:value-type="string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Vor- und Frühgeschichtliche Ms Geoarchäologie</text:span></text:p>
            <text:p><text:span text:style-name="T1">Archäologie</text:span></text:p>
            <text:p/>
          </table:table-cell>
          <table:table-cell table:style-name="Default" office:value-type="string" calcext:value-type="string">
            <text:p><text:span text:style-name="T1">BA Archäologie Ms</text:span></text:p>
            <text:p><text:span text:style-name="T1">Prähistorische Archäologie</text:span></text:p>
          </table:table-cell>
          <table:table-cell table:style-name="Default" office:value-type="string" calcext:value-type="string">
            <text:p><text:span text:style-name="T1">Archäologie im Netz – Netzcontent und Wissenschaftliches Publizieren</text:span></text:p>
            <text:p/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Teichner, Felix</text:p>
          </table:table-cell>
          <table:table-cell office:value-type="string" calcext:value-type="string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">Bachelor</text:span></text:p>
            <text:p><text:span text:style-name="T1">Archäolog. Eur.u.V.Orient; Archäologie; Promotion Vor- u. Frühgesch.</text:span></text:p>
            <text:p><text:span text:style-name="T1">Archäologie</text:span></text:p>
          </table:table-cell>
          <table:table-cell table:style-name="ce10" office:value-type="string" calcext:value-type="string">
            <text:p>Substratale Kontinuität in</text:p>
            <text:p>der alpinen Toponomastik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von Nicolai, Caroline,</text:span></text:p>
            <text:p><text:span text:style-name="T1">Krefeld, Thomas, </text:span></text:p>
            <text:p><text:span text:style-name="T1">Lücke, Stephan</text:span></text:p>
            <text:p/>
          </table:table-cell>
          <table:table-cell office:value-type="string" calcext:value-type="string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ce10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1">Bachelor</text:span></text:p>
            <text:p><text:span text:style-name="T1">Archäolog. Eur.u.V.Orient; Archäologie; Promotion Vor- u. Frühgesch.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Eisenzeit digital:</text:span></text:p>
            <text:p><text:span text:style-name="T1">Datenanalyse mit MySQL</text:span></text:p>
            <text:p><text:span text:style-name="T1">und QGIS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von Nicolai, Caroline, </text:span></text:p>
            <text:p><text:span text:style-name="T1">Lücke, Stephan</text:span></text:p>
          </table:table-cell>
          <table:table-cell table:style-name="ce62" office:value-type="string" calcext:value-type="string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Regensburg</text:p>
          </table:table-cell>
          <table:table-cell table:style-name="Default" office:value-type="string" calcext:value-type="string">
            <text:p>Universität Regensburg</text:p>
          </table:table-cell>
          <table:table-cell table:style-name="Default" office:value-type="string" calcext:value-type="string">
            <text:p>Institut für Geschichte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Digital Forschen, bewahren und publizieren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lammt, Anne</text:p>
          </table:table-cell>
          <table:table-cell table:style-name="ce62" office:value-type="string" calcext:value-type="string">
            <text:p>GIS,Dig. Methoden &amp; Theorien,</text:p>
            <text:p>Datenkuratierung,</text:p>
            <text:p>Archivierung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keine Modulzuordnung</text:p>
          </table:table-cell>
          <table:table-cell table:style-name="Default" office:value-type="string" calcext:value-type="string">
            <text:p>Methoden der Digital</text:p>
            <text:p>Humanities für</text:p>
            <text:p>Altorientalis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üller, Gerfrid</text:p>
            <text:p>G. W.</text:p>
          </table:table-cell>
          <table:table-cell table:style-name="Default" office:value-type="string" calcext:value-type="string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">Institut für Klassische Philologie</text:span></text:p>
            <text:p/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office:value-type="string" calcext:value-type="string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Universitätsbibliothek</text:p>
          </table:table-cell>
          <table:table-cell table:style-name="Default" office:value-type="string" calcext:value-type="string">
            <text:p><text:span text:style-name="T1">Philosophische Fakultät,</text:span></text:p>
            <text:p><text:span text:style-name="T1">Geschichte u.a.</text:span></text:p>
            <text:p/>
          </table:table-cell>
          <table:table-cell table:style-name="ce10" office:value-type="string" calcext:value-type="string">
            <text:p>Informationskompetenz für Studierende der </text:p>
            <text:p>Geisteswissenschaften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lümig, Gabriele</text:p>
          </table:table-cell>
          <table:table-cell office:value-type="string" calcext:value-type="string">
            <text:p>Online-Ressourcen,</text:p>
            <text:p>Internet,Datenbanken,</text:p>
            <text:p>Digitale Ressourcen</text:p>
            <text:p/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ce10" office:value-type="string" calcext:value-type="string">
            <text:p>Philologisch-Historische</text:p>
            <text:p>Fakultät, Klassische Archäologie</text:p>
          </table:table-cell>
          <table:table-cell table:style-name="ce10" office:value-type="string" calcext:value-type="string">
            <text:p>Kunst- und Kulturgeschichte,</text:p>
            <text:p>Feldstudien 2 (KUK-0004)</text:p>
          </table:table-cell>
          <table:table-cell table:style-name="ce10" office:value-type="string" calcext:value-type="string">
            <text:p>Gallia Narbonensis. 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Rheeder, Annalize</text:p>
          </table:table-cell>
          <table:table-cell table:style-name="Default" office:value-type="string" calcext:value-type="string">
            <text:p>Audio und Video</text:p>
          </table:table-cell>
          <table:table-cell table:number-columns-repeated="1013"/>
        </table:table-row>
        <table:table-row table:style-name="ro5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3">Winckelmann-Institut für</text:span></text:p>
            <text:p><text:span text:style-name="T3">Klassische Archäologie</text:span></text:p>
          </table:table-cell>
          <table:table-cell table:style-name="Default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Default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3">Winckelmann-Institut für</text:span></text:p>
            <text:p><text:span text:style-name="T3">Klassische Archäologie</text:span></text:p>
          </table:table-cell>
          <table:table-cell table:style-name="Default" office:value-type="string" calcext:value-type="string">
            <text:p><text:span text:style-name="T1">Bachelor of Arts Klassische</text:span></text:p>
            <text:p><text:span text:style-name="T1">Archäologie Modul 9:</text:span></text:p>
            <text:p><text:span text:style-name="T1">Diskutieren, Argumentieren, Präsentieren</text:span></text:p>
            <text:p/>
          </table:table-cell>
          <table:table-cell table:style-name="Default" office:value-type="string" calcext:value-type="string">
            <text:p><text:span text:style-name="T1">Archäologische</text:span></text:p>
            <text:p><text:span text:style-name="T1">Wissensvermittlung digital:</text:span></text:p>
            <text:p><text:span text:style-name="T1">Konzeption und</text:span></text:p>
            <text:p><text:span text:style-name="T1">Realisierung von AR &amp; VR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office:value-type="string" calcext:value-type="string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3">Winckelmann-Institut für</text:span></text:p>
            <text:p><text:span text:style-name="T3">Klassische Archäologie</text:span></text:p>
          </table:table-cell>
          <table:table-cell table:style-name="Default" office:value-type="string" calcext:value-type="string">
            <text:p><text:span text:style-name="T1">Master of Arts Klassische</text:span></text:p>
            <text:p><text:span text:style-name="T1">Archäologie Modul:</text:span></text:p>
            <text:p><text:span text:style-name="T1">Praktische Spezialisierung</text:span></text:p>
            <text:p><text:span text:style-name="T1">(MA-ARCH 7)</text:span></text:p>
          </table:table-cell>
          <table:table-cell table:style-name="Default" office:value-type="string" calcext:value-type="string">
            <text:p><text:span text:style-name="T1">Die Agora von Athen als</text:span></text:p>
            <text:p><text:span text:style-name="T1">virtual history. Konzeption</text:span></text:p>
            <text:p><text:span text:style-name="T1">und Realisierung von VR &amp;</text:span></text:p>
            <text:p><text:span text:style-name="T1">und AR-Anwendungen in</text:span></text:p>
            <text:p><text:span text:style-name="T1">der Archäologi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uth, Susanne</text:p>
          </table:table-cell>
          <table:table-cell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13"/>
        </table:table-row>
        <table:table-row table:style-name="ro5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">Institut für Archäologische</text:span></text:p>
            <text:p><text:span text:style-name="T1">Wissenschaften</text:span></text:p>
          </table:table-cell>
          <table:table-cell table:style-name="Default" office:value-type="string" calcext:value-type="string">
            <text:p><text:span text:style-name="T1">1-Fach- und 2-Fächer-BA-</text:span></text:p>
            <text:p><text:span text:style-name="T1">Studiengang Archäologische Wissenschaften</text:span></text:p>
            <text:p/>
          </table:table-cell>
          <table:table-cell table:style-name="Default" office:value-type="string" calcext:value-type="string">
            <text:p><text:span text:style-name="T1">Archäoinformatische Method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">Weissová, Barbora</text:span></text:p>
            <text:p/>
          </table:table-cell>
          <table:table-cell office:value-type="string" calcext:value-type="string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">Institut für Archäologische</text:span></text:p>
            <text:p><text:span text:style-name="T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Gestalten mit Adob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aubenthal,</text:p>
            <text:p>Clarissa</text:p>
          </table:table-cell>
          <table:table-cell table:style-name="Default" office:value-type="string" calcext:value-type="string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">Institut für Archäologische</text:span></text:p>
            <text:p><text:span text:style-name="T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analyse mit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">Institut für Archäologische</text:span></text:p>
            <text:p><text:span text:style-name="T1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<text:span text:style-name="T1">Digitale Dokumentation mit AutoCAD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office:value-type="string" calcext:value-type="string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13"/>
        </table:table-row>
        <table:table-row table:style-name="ro61">
          <table:table-cell office:value-type="string" calcext:value-type="string">
            <text:p>SoSe 2020</text:p>
          </table:table-cell>
          <table:table-cell/>
          <table:table-cell table:style-name="ce10" office:value-type="string" calcext:value-type="string">
            <text:p>Bochum/Zwickau</text:p>
          </table:table-cell>
          <table:table-cell table:style-name="ce10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1">Seminar für Klassische Philologie</text:span></text:p>
            <text:p/>
          </table:table-cell>
          <table:table-cell table:style-name="Default"/>
          <table:table-cell table:style-name="Default" office:value-type="string" calcext:value-type="string">
            <text:p><text:span text:style-name="T1">Latein extensiv – Die Lateinische Koranübersetzung von</text:span></text:p>
            <text:p><text:span text:style-name="T1">Johann Zechendorff (1632): Digitale Edition</text:span></text:p>
            <text:p/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MA, Doktoranden</text:p>
          </table:table-cell>
          <table:table-cell table:style-name="ce26" office:value-type="string" calcext:value-type="string">
            <text:p>Glei, Reinhold F.</text:p>
            <text:p/>
          </table:table-cell>
          <table:table-cell office:value-type="string" calcext:value-type="string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table:style-name="ce26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ce10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<text:span text:style-name="T1">Fachgebiet Klassische Archäologie</text:span></text:p>
            <text:p/>
          </table:table-cell>
          <table:table-cell table:style-name="Default" office:value-type="string" calcext:value-type="string">
            <text:p><text:span text:style-name="T1">Studiengang Architektur /</text:span></text:p>
            <text:p><text:span text:style-name="T1">Modul Historische Grundlagen</text:span>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">Dr.-Ing. Clemens Brünenberg</text:span></text:p>
            <text:p/>
          </table:table-cell>
          <table:table-cell office:value-type="string" calcext:value-type="string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Default" office:value-type="string" calcext:value-type="string">
            <text:p>Alte Geschichte</text:p>
          </table:table-cell>
          <table:table-cell table:style-name="Default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Default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tin,</text:p>
            <text:p>Katharina</text:p>
          </table:table-cell>
          <table:table-cell table:style-name="Default" office:value-type="string" calcext:value-type="string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ce10" office:value-type="string" calcext:value-type="string">
            <text:p>Archäologische Wissenschaften</text:p>
          </table:table-cell>
          <table:table-cell table:style-name="ce10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Reinhardt, Corinna,</text:p>
            <text:p>Bendschus, Torsten</text:p>
          </table:table-cell>
          <table:table-cell table:style-name="ce62" office:value-type="string" calcext:value-type="string">
            <text:p>Dig. Methoden &amp; Theorien,Digital Humanities</text:p>
          </table:table-cell>
          <table:table-cell table:number-columns-repeated="1013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">Institut für Archäologische</text:span></text:p>
            <text:p><text:span text:style-name="T1">Wissenschaften</text:span></text:p>
          </table:table-cell>
          <table:table-cell table:style-name="Default" office:value-type="string" calcext:value-type="string">
            <text:p><text:span text:style-name="T1">Bachelorhauptfach</text:span></text:p>
            <text:p><text:span text:style-name="T1">Archäologische Wissenschaften,</text:span></text:p>
            <text:p><text:span text:style-name="T1">Schwerpunkt Vor- und</text:span></text:p>
            <text:p><text:span text:style-name="T1">Frühgeschichtliche Archäologie</text:span></text:p>
            <text:p/>
          </table:table-cell>
          <table:table-cell table:style-name="ce18" office:value-type="string" calcext:value-type="string">
            <text:p>Intensivkurs Tachymeter und CAD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office:value-type="string" calcext:value-type="string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1">Institut für Physische Geographie</text:span></text:p>
            <text:p/>
          </table:table-cell>
          <table:table-cell table:style-name="Default" office:value-type="string" calcext:value-type="string">
            <text:p><text:span text:style-name="T1">Nebenfachstudiengang</text:span></text:p>
            <text:p><text:span text:style-name="T1">Archäometrie für</text:span></text:p>
            <text:p><text:span text:style-name="T1">Archäologen AMET-BA-NF-</text:span></text:p>
            <text:p><text:span text:style-name="T1">M 3c</text:span></text:p>
          </table:table-cell>
          <table:table-cell table:style-name="Default" office:value-type="string" calcext:value-type="string">
            <text:p><text:span text:style-name="T1">Lernerkundung und GIS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arzolff, Irene</text:p>
          </table:table-cell>
          <table:table-cell table:style-name="ce62" office:value-type="string" calcext:value-type="string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für Englische Sprache und Literatur des Mittelalters</text:p>
          </table:table-cell>
          <table:table-cell table:style-name="Default" office:value-type="string" calcext:value-type="string">
            <text:p><text:span text:style-name="T1">Schlüsselkompetenzmodul</text:span></text:p>
            <text:p><text:span text:style-name="T1">"Digital Humanities" BA/MA</text:span></text:p>
            <text:p><text:span text:style-name="T1">(SK.DH.18)</text:span></text:p>
          </table:table-cell>
          <table:table-cell table:style-name="Default" office:value-type="string" calcext:value-type="string">
            <text:p><text:span text:style-name="T1">Gendering the Medieval Wiki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eslag, Paul</text:p>
          </table:table-cell>
          <table:table-cell office:value-type="string" calcext:value-type="string">
            <text:p><text:span text:style-name="T1">Online-Ressourcen,</text:span></text:p>
            <text:p><text:span text:style-name="T1">Internet</text:span></text:p>
            <text:p/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<text:span text:style-name="T1">Schlüsselkompetenzmodule</text:span></text:p>
            <text:p><text:span text:style-name="T1">"Digital Humanities" BA/MA</text:span></text:p>
            <text:p><text:span text:style-name="T1">(SK.DH.04)</text:span></text:p>
          </table:table-cell>
          <table:table-cell table:style-name="Default" office:value-type="string" calcext:value-type="string">
            <text:p>Netzliteratu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esche, Jörg</text:p>
          </table:table-cell>
          <table:table-cell office:value-type="string" calcext:value-type="string">
            <text:p>Software und Tools,</text:p>
            <text:p>Textanalyse,Internet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Default" office:value-type="string" calcext:value-type="string">
            <text:p>Methoden digitaler</text:p>
            <text:p>Literatur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oliva, Lydia</text:p>
          </table:table-cell>
          <table:table-cell table:style-name="Default" office:value-type="string" calcext:value-type="string">
            <text:p>Textanalyse,Online-</text:p>
            <text:p>Ressourcen,Dig.</text:p>
            <text:p>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Masterstudiengang "Digital</text:p>
            <text:p>Humanities" (M.DH.10)</text:p>
          </table:table-cell>
          <table:table-cell table:style-name="Default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Holler, Anke,</text:p>
            <text:p>Sporleder,</text:p>
            <text:p>Caroline</text:p>
          </table:table-cell>
          <table:table-cell table:style-name="Default" office:value-type="string" calcext:value-type="string">
            <text:p>Textanalyse,</text:p>
            <text:p>Programmierung,Dig.</text:p>
            <text:p>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en</text:p>
            <text:p>"Digital Humanities"</text:p>
            <text:p>(SK.DH.03)</text:p>
          </table:table-cell>
          <table:table-cell table:style-name="Default" office:value-type="string" calcext:value-type="string">
            <text:p>Werkzeuge und Methoden</text:p>
            <text:p>der Digital Humanitie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BA/MA (SK.DH.O1)</text:p>
          </table:table-cell>
          <table:table-cell table:style-name="Default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Default" office:value-type="string" calcext:value-type="string">
            <text:p>Tutori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ipke, Marta</text:p>
          </table:table-cell>
          <table:table-cell table:style-name="Default"/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Default" office:value-type="string" calcext:value-type="string">
            <text:p>Einführung in die Digitale</text:p>
            <text:p>Bild- und</text:p>
            <text:p>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/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Default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Programmier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ollaender,</text:p>
            <text:p>Julian</text:p>
          </table:table-cell>
          <table:table-cell table:style-name="Default" office:value-type="string" calcext:value-type="string">
            <text:p>Dig. 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3D Bildbearbeitung mit</text:p>
            <text:p>MeshLab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öttger, Lucie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3D</text:p>
          </table:table-cell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Default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hlers, Deborah,</text:p>
            <text:p>Langner, Martin</text:p>
          </table:table-cell>
          <table:table-cell table:style-name="Default" office:value-type="string" calcext:value-type="string">
            <text:p>Software und Tools,</text:p>
            <text:p>Visualisierung,3D</text:p>
          </table:table-cell>
          <table:table-cell table:number-columns-repeated="1013"/>
        </table:table-row>
        <table:table-row table:style-name="ro6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">Schlüsselkompetenzmodul</text:span></text:p>
            <text:p><text:span text:style-name="T1">"Digital Humanities" BA/MA</text:span></text:p>
            <text:p><text:span text:style-name="T1">(SK.DH.10)</text:span></text:p>
            <text:p/>
          </table:table-cell>
          <table:table-cell table:style-name="Default" office:value-type="string" calcext:value-type="string">
            <text:p><text:span text:style-name="T1">Distant Reading und Distant Viewing:</text:span></text:p>
            <text:p><text:span text:style-name="T1">Quantifizierende Methoden in den Geisteswissenschaft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ce10" office:value-type="string" calcext:value-type="string">
            <text:p>Statistik,Digitale Datenauswertung,Dig.</text:p>
            <text:p>Methoden &amp; Theorien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Default" office:value-type="string" calcext:value-type="string">
            <text:p>Zentrale Texte der Digital</text:p>
            <text:p>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0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<text:span text:style-name="T1">Schlüsselkompetenzmodul</text:span></text:p>
            <text:p><text:span text:style-name="T1">"Digital Humanities" BA/MA</text:span></text:p>
            <text:p><text:span text:style-name="T1">(SK.DH.06)</text:span></text:p>
          </table:table-cell>
          <table:table-cell table:style-name="ce10" office:value-type="string" calcext:value-type="string">
            <text:p>Inventarisierung und Digitalisierung der Neuzugänge in die Kunstsammlung seit 2009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Sors, Anne-Katrin</text:span></text:p>
            <text:p/>
          </table:table-cell>
          <table:table-cell table:style-name="Default" office:value-type="string" calcext:value-type="string">
            <text:p>Digitalisier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<text:span text:style-name="T1">Professuren für Statistik</text:span></text:p>
            <text:p><text:span text:style-name="T1">und Ökonometrie</text:span></text:p>
          </table:table-cell>
          <table:table-cell table:style-name="Default" office:value-type="string" calcext:value-type="string">
            <text:p><text:span text:style-name="T1">Schlüsselkompetenzen</text:span></text:p>
            <text:p><text:span text:style-name="T1">(SK.DigKo.01.Mp)</text:span></text:p>
          </table:table-cell>
          <table:table-cell table:style-name="Default" office:value-type="string" calcext:value-type="string">
            <text:p>Daten Lesen Lern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Default" office:value-type="string" calcext:value-type="string">
            <text:p>Metadaten,Datenbanken,</text:p>
            <text:p>Datenmanagement,</text:p>
            <text:p>Digitale Datenauswert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Seminar für Mittlere und Neuere Geschichte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Default" office:value-type="string" calcext:value-type="string">
            <text:p>Digitale Kartographie in</text:p>
            <text:p>GIS für Geistes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etersen, Niels</text:p>
          </table:table-cell>
          <table:table-cell table:style-name="Default" office:value-type="string" calcext:value-type="string">
            <text:p>GIS,Dig. Methoden &amp; Theorien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3">Institut für Klassische</text:span></text:p>
            <text:p><text:span text:style-name="T3">Archäologie</text:span></text:p>
          </table:table-cell>
          <table:table-cell table:style-name="Default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Default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uy, Sabine</text:p>
          </table:table-cell>
          <table:table-cell table:style-name="Default" office:value-type="string" calcext:value-type="string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">BA - Klassische</text:span></text:p>
            <text:p><text:span text:style-name="T1">Archäologie, Modul</text:span></text:p>
            <text:p><text:span text:style-name="T1">Praktische</text:span></text:p>
            <text:p><text:span text:style-name="T1">Übungen/Methoden (AÜ)</text:span></text:p>
            <text:p><text:span text:style-name="T1">MA - Archäologie und</text:span></text:p>
            <text:p><text:span text:style-name="T1">Kulturgeschichte des</text:span></text:p>
            <text:p><text:span text:style-name="T1">antiken Mittelmeerraumes,</text:span></text:p>
            <text:p><text:span text:style-name="T1">Modul Projekt (A3)</text:span></text:p>
          </table:table-cell>
          <table:table-cell table:style-name="ce10" office:value-type="string" calcext:value-type="string">
            <text:p>Colonia Ulpia Traiana –</text:p>
            <text:p>Einführung in die 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Seifert, Martina,</text:span></text:p>
            <text:p><text:span text:style-name="T1">Babucic, Nikola</text:span></text:p>
          </table:table-cell>
          <table:table-cell table:style-name="ce10" office:value-type="string" calcext:value-type="string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013"/>
        </table:table-row>
        <table:table-row table:style-name="ro3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">BA - Klassische</text:span></text:p>
            <text:p><text:span text:style-name="T1">Archäologie, Modul</text:span></text:p>
            <text:p><text:span text:style-name="T1">Praktische</text:span></text:p>
            <text:p><text:span text:style-name="T1">Übungen/Methoden (AÜ)</text:span></text:p>
            <text:p><text:span text:style-name="T1">MA - Archäologie und</text:span></text:p>
            <text:p><text:span text:style-name="T1">Kulturgeschichte des</text:span></text:p>
            <text:p><text:span text:style-name="T1">antiken Mittelmeerraumes,</text:span></text:p>
            <text:p><text:span text:style-name="T1">Modul Projekt (A3)</text:span></text:p>
          </table:table-cell>
          <table:table-cell table:style-name="Default" office:value-type="string" calcext:value-type="string">
            <text:p><text:span text:style-name="T1">Fieldschool Xanten –</text:span></text:p>
            <text:p><text:span text:style-name="T1">Geophysikalische</text:span></text:p>
            <text:p><text:span text:style-name="T1">Prospektion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</text:p>
          </table:table-cell>
          <table:table-cell table:style-name="ce10" office:value-type="string" calcext:value-type="string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</text:p>
          </table:table-cell>
          <table:table-cell table:style-name="Default" office:value-type="string" calcext:value-type="string">
            <text:p><text:span text:style-name="T1">Digitale Papyrologie -</text:span></text:p>
            <text:p><text:span text:style-name="T1">Digital Papyrology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Ast, Rodney,</text:span></text:p>
            <text:p><text:span text:style-name="T1">Cowey, James</text:span></text:p>
          </table:table-cell>
          <table:table-cell table:style-name="Default" office:value-type="string" calcext:value-type="string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3">Institut für Klassische Archäologie und Christliche</text:span></text:p>
            <text:p><text:span text:style-name="T3">Archäologie</text:span></text:p>
          </table:table-cell>
          <table:table-cell table:style-name="Default" office:value-type="string" calcext:value-type="string">
            <text:p>Übergreifende Kompetenzen, Visuelle</text:p>
            <text:p>Kompetenzen</text:p>
          </table:table-cell>
          <table:table-cell table:style-name="Default" office:value-type="string" calcext:value-type="string">
            <text:p>3D-</text:p>
            <text:p>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number-columns-repeated="1013"/>
        </table:table-row>
        <table:table-row table:style-name="ro2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3">Institut für Klassische Archäologie und Christliche</text:span></text:p>
            <text:p><text:span text:style-name="T3">Archäologie</text:span></text:p>
          </table:table-cell>
          <table:table-cell table:style-name="ce10" office:value-type="string" calcext:value-type="string">
            <text:p>Übergreifende Kompetenzen, Visuelle Kompetenzen</text:p>
          </table:table-cell>
          <table:table-cell table:style-name="Default" office:value-type="string" calcext:value-type="string">
            <text:p>Digitales Zeich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Zeichnen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0" office:value-type="string" calcext:value-type="string">
            <text:p>Studiengänge der Informatik und Archäologie</text:p>
          </table:table-cell>
          <table:table-cell table:style-name="ce10" office:value-type="string" calcext:value-type="string">
            <text:p>3D-Vermessung von Objekten zur Neukonzeption der Antikensamml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Mara, Hubert,</text:span></text:p>
            <text:p><text:span text:style-name="T1">Lohmann, Polly</text:span></text:p>
          </table:table-cell>
          <table:table-cell table:style-name="Default" office:value-type="string" calcext:value-type="string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">BA-UFG 50%: Module A3</text:span></text:p>
            <text:p><text:span text:style-name="T1">und A4 sowie B3 und B4</text:span></text:p>
            <text:p><text:span text:style-name="T1">BA-UFG 25%: C2, C3 MA-</text:span></text:p>
            <text:p><text:span text:style-name="T1">UFG: A4 MA GeoArch: C2</text:span></text:p>
          </table:table-cell>
          <table:table-cell table:style-name="ce10" office:value-type="string" calcext:value-type="string">
            <text:p>Statistik und Datenorganisation mit R (1/3): Grundla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ce10" office:value-type="string" calcext:value-type="string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0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Klassiche Archäologie</text:p>
          </table:table-cell>
          <table:table-cell table:style-name="Default" office:value-type="string" calcext:value-type="string">
            <text:p><text:span text:style-name="T1">Datenbanken und</text:span></text:p>
            <text:p><text:span text:style-name="T1">Geographische</text:span></text:p>
            <text:p><text:span text:style-name="T1">Informationssysteme (GIS)</text:span></text:p>
            <text:p><text:span text:style-name="T1">in der 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Doronzio, Annarita</text:span></text:p>
            <text:p/>
          </table:table-cell>
          <table:table-cell table:style-name="Default" office:value-type="string" calcext:value-type="string">
            <text:p>Software und Tools,GIS,</text:p>
            <text:p>Datenbanken</text:p>
          </table:table-cell>
          <table:table-cell table:number-columns-repeated="1013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3">Teil der Module Bg2, Bv2,</text:span></text:p>
            <text:p><text:span text:style-name="T3">Bg3, Bv3, Cg2, Cv2, Dg,1</text:span></text:p>
            <text:p><text:span text:style-name="T3">Dv1, Dg2, Dv2</text:span></text:p>
          </table:table-cell>
          <table:table-cell table:style-name="Default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D DR. Nakoinz,</text:p>
            <text:p>Oliver</text:p>
          </table:table-cell>
          <table:table-cell table:style-name="Default" office:value-type="string" calcext:value-type="string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4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Bg2, Bv2,</text:span></text:p>
            <text:p><text:span text:style-name="T1">Cg2, Cv2, Dg1, Dv1</text:span></text:p>
          </table:table-cell>
          <table:table-cell table:style-name="Default" office:value-type="string" calcext:value-type="string">
            <text:p><text:span text:style-name="T1">AutoCAD: Dokumentation,</text:span></text:p>
            <text:p><text:span text:style-name="T1">Aufbereitung und</text:span></text:p>
            <text:p><text:span text:style-name="T1">Auswertung in der</text:span></text:p>
            <text:p><text:span text:style-name="T1">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Bg3, Bv3,</text:span></text:p>
            <text:p><text:span text:style-name="T1">Cg3, Cv3, Dg1, Dv1, Dg2,</text:span></text:p>
            <text:p><text:span text:style-name="T1">Dv2</text:span></text:p>
          </table:table-cell>
          <table:table-cell table:style-name="Default" office:value-type="string" calcext:value-type="string">
            <text:p><text:span text:style-name="T1">Bayesian Statistics in</text:span></text:p>
            <text:p><text:span text:style-name="T1">Interpreting Archaeological</text:span></text:p>
            <text:p><text:span text:style-name="T1">and Palaeoenvironmental</text:span></text:p>
            <text:p><text:span text:style-name="T1">Data: Statistics in Practic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Schmid, Magdalena</text:p>
          </table:table-cell>
          <table:table-cell table:style-name="ce10" office:value-type="string" calcext:value-type="string">
            <text:p>Software und Tools,</text:p>
            <text:p>Statistik,Digitale Datenauswertung,EDV,</text:p>
            <text:p>Digital Humanities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Teil der Module Cg2, Cv2,</text:p>
            <text:p>Dg2, Dv2</text:p>
          </table:table-cell>
          <table:table-cell table:style-name="Default" office:value-type="string" calcext:value-type="string">
            <text:p><text:span text:style-name="T3">GIS Einführung: Daten</text:span></text:p>
            <text:p><text:span text:style-name="T3">organisieren, analysieren</text:span></text:p>
            <text:p><text:span text:style-name="T3">und visualisier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Dr. Rinne, Christoph</text:p>
          </table:table-cell>
          <table:table-cell table:style-name="Default" office:value-type="string" calcext:value-type="string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013"/>
        </table:table-row>
        <table:table-row table:style-name="ro6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Dg2, Dv2,</text:span></text:p>
            <text:p><text:span text:style-name="T1">Eg3, Ev3</text:span></text:p>
          </table:table-cell>
          <table:table-cell table:style-name="Default" office:value-type="string" calcext:value-type="string">
            <text:p><text:span text:style-name="T1">Archäoinformatik -</text:span></text:p>
            <text:p><text:span text:style-name="T1">Einzelaspekt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0" office:value-type="string" calcext:value-type="string">
            <text:p>Dr. Rinne, Christoph</text:p>
          </table:table-cell>
          <table:table-cell table:style-name="ce10" office:value-type="string" calcext:value-type="string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Eg3, Ev3,</text:span></text:p>
            <text:p><text:span text:style-name="T1">Kg2, Kv2</text:span></text:p>
          </table:table-cell>
          <table:table-cell table:style-name="ce18" office:value-type="string" calcext:value-type="string">
            <text:p>Geomagnetische Prospektionen in Mecklenburg-Vorpommer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ce10" office:value-type="string" calcext:value-type="string">
            <text:p>Geophysik,Digitale Datenauswertung,EDV,</text:p>
            <text:p>Digitale Vermessung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Eg3, Ev3,</text:span></text:p>
            <text:p><text:span text:style-name="T1">Kg2, Kv2</text:span></text:p>
          </table:table-cell>
          <table:table-cell table:style-name="Default" office:value-type="string" calcext:value-type="string">
            <text:p>Geomagnetische</text:p>
            <text:p>Prospektionen in Pole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Kneisel, Jutta</text:p>
          </table:table-cell>
          <table:table-cell table:style-name="Default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4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1">Christian-Albrechts-</text:span></text:p>
            <text:p><text:span text:style-name="T1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1">Teil der Module Eg3, Ev3,</text:span></text:p>
            <text:p><text:span text:style-name="T1">Kg2, Kv2</text:span></text:p>
          </table:table-cell>
          <table:table-cell table:style-name="Default" office:value-type="string" calcext:value-type="string">
            <text:p><text:span text:style-name="T1">Maritime Archäologie im Schleigebiet - Geophysik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Dr. Rinne, Christoph</text:p>
          </table:table-cell>
          <table:table-cell table:style-name="ce10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013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Visualisierung,3D</text:p>
          </table:table-cell>
          <table:table-cell table:number-columns-repeated="1013"/>
        </table:table-row>
        <table:table-row table:style-name="ro5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Default" office:value-type="string" calcext:value-type="string">
            <text:p>Theorien und aktuelle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" office:value-type="string" calcext:value-type="string">
            <text:p>SM, AM oder EM</text:p>
          </table:table-cell>
          <table:table-cell table:style-name="ce10" office:value-type="string" calcext:value-type="string">
            <text:p>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ce10" office:value-type="string" calcext:value-type="string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013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8" office:value-type="string" calcext:value-type="string">
            <text:p>Basistechnologien (Archäoinformatik I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ce10" office:value-type="string" calcext:value-type="string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013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3">Ägyptologisches Institut / Ägyptisches Museum -</text:span></text:p>
            <text:p><text:span text:style-name="T3">Geord Steindorff</text:span></text:p>
          </table:table-cell>
          <table:table-cell table:style-name="Default" office:value-type="string" calcext:value-type="string">
            <text:p>Bachelor Ägyptologie /</text:p>
            <text:p>Einführung in die</text:p>
            <text:p>Ägyptologie</text:p>
          </table:table-cell>
          <table:table-cell table:style-name="Default" office:value-type="string" calcext:value-type="string">
            <text:p>Verarbeitung digitaler</text:p>
            <text:p>Daten in der Ägypt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Default" office:value-type="string" calcext:value-type="string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013"/>
        </table:table-row>
        <table:table-row table:style-name="ro5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">B.A. alt: 2 / 7 /14 / 15 B.A.</text:span></text:p>
            <text:p><text:span text:style-name="T1">neu: Quellen, Sachkultur II</text:span></text:p>
            <text:p><text:span text:style-name="T1">b, Fachspezifische</text:span></text:p>
            <text:p><text:span text:style-name="T1">Sprachen und</text:span></text:p>
            <text:p><text:span text:style-name="T1">Schlüsselqualifikationen 1</text:span></text:p>
            <text:p><text:span text:style-name="T1">Und 2</text:span></text:p>
          </table:table-cell>
          <table:table-cell table:style-name="ce10" office:value-type="string" calcext:value-type="string">
            <text:p>Poseidippos – Epigramme und archäologische Überliefe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">Amedick, Rita,</text:span></text:p>
            <text:p><text:span text:style-name="T1">deBrasi, Diego</text:span></text:p>
          </table:table-cell>
          <table:table-cell table:style-name="Default"/>
          <table:table-cell table:number-columns-repeated="1013"/>
        </table:table-row>
        <table:table-row table:style-name="ro4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">B.A. alt: 8 / 14 / 15 B.A.</text:span></text:p>
            <text:p><text:span text:style-name="T1">neu: Digitale Archäologie</text:span></text:p>
            <text:p><text:span text:style-name="T1">und Methoden</text:span></text:p>
            <text:p><text:span text:style-name="T1">Fachspezifische Sprachen</text:span></text:p>
            <text:p><text:span text:style-name="T1">und</text:span></text:p>
            <text:p><text:span text:style-name="T1">Schlüsselqualifikationen 1</text:span></text:p>
            <text:p><text:span text:style-name="T1">Und 2</text:span></text:p>
          </table:table-cell>
          <table:table-cell table:style-name="ce18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1">Burwitz,</text:span></text:p>
            <text:p><text:span text:style-name="T1">Henning</text:span></text:p>
          </table:table-cell>
          <table:table-cell table:style-name="Default"/>
          <table:table-cell table:number-columns-repeated="1013"/>
        </table:table-row>
        <table:table-row table:style-name="ro2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">BA Archäologie Master</text:span></text:p>
            <text:p><text:span text:style-name="T1">Prähistorische</text:span></text:p>
            <text:p><text:span text:style-name="T1">Archäologie/Geoarchäologie</text:span></text:p>
          </table:table-cell>
          <table:table-cell table:style-name="ce10" office:value-type="string" calcext:value-type="string">
            <text:p>Bildgebende Verfahren in der Archäologe: vom Fundobjekt zum 3D-Model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Prof. Felix</text:span></text:p>
            <text:p><text:span text:style-name="T1">Teichner</text:span></text:p>
          </table:table-cell>
          <table:table-cell table:style-name="Default" office:value-type="string" calcext:value-type="string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1">BA Archäologie Master</text:span></text:p>
            <text:p><text:span text:style-name="T1">Prähistorische</text:span></text:p>
            <text:p><text:span text:style-name="T1">Archäologie/Geoarchäologie</text:span></text:p>
          </table:table-cell>
          <table:table-cell table:style-name="Default" office:value-type="string" calcext:value-type="string">
            <text:p><text:span text:style-name="T1">Nicht-invasive Landschaftsarchäologie im</text:span></text:p>
            <text:p><text:span text:style-name="T1">Mittleren Donaura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Prof. Felix</text:span></text:p>
            <text:p><text:span text:style-name="T1">Teichner</text:span></text:p>
          </table:table-cell>
          <table:table-cell table:style-name="Default" office:value-type="string" calcext:value-type="string">
            <text:p>Spatial Analysis,GIS,</text:p>
            <text:p>Geophysik,Digital</text:p>
            <text:p>Humanities</text:p>
          </table:table-cell>
          <table:table-cell table:number-columns-repeated="1013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Default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Default" office:value-type="string" calcext:value-type="string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013"/>
        </table:table-row>
        <table:table-row table:style-name="ro3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">Institut für Vor- und Frühgeschichtliche Archäologie und Provinzialrömische Archäologie</text:span></text:p>
            <text:p/>
          </table:table-cell>
          <table:table-cell table:style-name="Default" office:value-type="string" calcext:value-type="string">
            <text:p><text:span text:style-name="T1">BA Archäologie: Europa</text:span></text:p>
            <text:p><text:span text:style-name="T1">und Vorderer Orient MA</text:span></text:p>
            <text:p><text:span text:style-name="T1">Vor- und Frühgeschichtliche Doktoranden/innen</text:span></text:p>
            <text:p><text:span text:style-name="T1">Archäologie</text:span></text:p>
          </table:table-cell>
          <table:table-cell table:style-name="Default" office:value-type="string" calcext:value-type="string">
            <text:p>Statistik@EisenzeitDigita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Dr. Caroline von</text:span></text:p>
            <text:p><text:span text:style-name="T1">Nicolai, Dr.</text:span></text:p>
            <text:p><text:span text:style-name="T1">Stephan Lücke,</text:span></text:p>
            <text:p><text:span text:style-name="T1">Prof. Dr. Helmut</text:span></text:p>
            <text:p><text:span text:style-name="T1">Küchenhoff</text:span></text:p>
          </table:table-cell>
          <table:table-cell table:style-name="ce10" office:value-type="string" calcext:value-type="string">
            <text:p>R,Spatial Analysis,</text:p>
            <text:p>Statistik,GIS,Digitale Datenauswertung,Digital</text:p>
            <text:p>Humanities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">Institut für Klassische</text:span></text:p>
            <text:p><text:span text:style-name="T1">Archäologie und Christli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Klassische</text:span></text:p>
            <text:p><text:span text:style-name="T1">Archäologie/Praxismodul</text:span></text:p>
          </table:table-cell>
          <table:table-cell table:style-name="ce10" office:value-type="string" calcext:value-type="string">
            <text:p>Das Korfsmeyer-Modell der Agora von Athen - Verbereitung einer virtuelllen Station als Vermittlungsmedium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8" office:value-type="string" calcext:value-type="string">
            <text:p>H.-Helge Nieswandt</text:p>
          </table:table-cell>
          <table:table-cell table:style-name="Default" office:value-type="string" calcext:value-type="string">
            <text:p>Digital Humanities</text:p>
          </table:table-cell>
          <table:table-cell table:number-columns-repeated="1013"/>
        </table:table-row>
        <table:table-row table:style-name="ro2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">Historisches Seminar -</text:span></text:p>
            <text:p><text:span text:style-name="T1">Abteilung für Ur- und</text:span></text:p>
            <text:p><text:span text:style-name="T1">Frühgeschichtliche</text:span></text:p>
            <text:p><text:span text:style-name="T1">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<text:span text:style-name="T1">Theorie und Anwendung statistischer Methoden zur</text:span></text:p>
            <text:p><text:span text:style-name="T1">Gräberfeld- und Siedlungsanalys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<text:span text:style-name="T1">Dr. Frank Siegmund</text:span></text:p>
            <text:p/>
          </table:table-cell>
          <table:table-cell table:style-name="ce10" office:value-type="string" calcext:value-type="string">
            <text:p>Statistik,Datenbanken,</text:p>
            <text:p>Digitale Datenauswertung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3">Institut für Ägyptologie und</text:span></text:p>
            <text:p><text:span text:style-name="T3">Koptologie</text:span></text:p>
          </table:table-cell>
          <table:table-cell table:style-name="Default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Default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lexa Rickert,</text:p>
            <text:p>Anke Ilona</text:p>
            <text:p>Blöbaum</text:p>
          </table:table-cell>
          <table:table-cell table:style-name="Default" office:value-type="string" calcext:value-type="string">
            <text:p>Dig. Editieren,Zeichnen,</text:p>
            <text:p>Digitale Dokumentation</text:p>
          </table:table-cell>
          <table:table-cell table:number-columns-repeated="1013"/>
        </table:table-row>
        <table:table-row table:style-name="ro6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<text:span text:style-name="T1">Institut für Klassische Philologie</text:span></text:p>
            <text:p/>
          </table:table-cell>
          <table:table-cell table:style-name="Default" office:value-type="string" calcext:value-type="string">
            <text:p>Wahlbereich</text:p>
          </table:table-cell>
          <table:table-cell table:style-name="Default" office:value-type="string" calcext:value-type="string">
            <text:p><text:span text:style-name="T1">Instrumenta digitalia –</text:span></text:p>
            <text:p><text:span text:style-name="T1">Digitale Werkzeuge für Klassische Philologen 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">Lehrstuhl für Vor- und</text:span></text:p>
            <text:p><text:span text:style-name="T1">Frühgeschichtli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BA, MA Vor- und</text:span></text:p>
            <text:p><text:span text:style-name="T1">Frühgeschichtliche</text:span></text:p>
            <text:p><text:span text:style-name="T1">Archäologie (HF, NF)</text:span></text:p>
          </table:table-cell>
          <table:table-cell table:style-name="Default" office:value-type="string" calcext:value-type="string">
            <text:p>Vermessungstechn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Software und Tools,GIS,</text:p>
            <text:p>CAD,Digitale</text:p>
            <text:p>Vermessung</text:p>
          </table:table-cell>
          <table:table-cell table:number-columns-repeated="1013"/>
        </table:table-row>
        <table:table-row table:style-name="ro2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<text:span text:style-name="T1">Lehrstuhl für Vor- und</text:span></text:p>
            <text:p><text:span text:style-name="T1">Frühgeschichtli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BA, MA Vor- und</text:span></text:p>
            <text:p><text:span text:style-name="T1">Frühgeschichtliche</text:span></text:p>
            <text:p><text:span text:style-name="T1">Archäologie (HF, NF)</text:span></text:p>
          </table:table-cell>
          <table:table-cell table:style-name="Default" office:value-type="string" calcext:value-type="string">
            <text:p><text:span text:style-name="T1">Magnetometerprospektionen in Mainfrank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GIS,Geophysik,CAD</text:p>
          </table:table-cell>
          <table:table-cell table:number-columns-repeated="1013"/>
        </table:table-row>
        <table:table-row table:style-name="ro5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ce10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<text:span text:style-name="T1">Digital Humanities Master Griechisch</text:span></text:p>
            <text:p/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Metadaten,Datenbanken,</text:p>
            <text:p>Auszeichnungssprachen,</text:p>
            <text:p>Digital Humaniti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Kunst- und Kulturgeschichte</text:p>
          </table:table-cell>
          <table:table-cell table:style-name="ce72" office:value-type="string" calcext:value-type="string">
            <text:p>Gallia Narbonensis. 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Annelize Rheeder</text:p>
          </table:table-cell>
          <table:table-cell table:style-name="ce85" office:value-type="string" calcext:value-type="string">
            <text:p>Dig. Editieren,Software und Tools,Bildbearbeitung,EDV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und MA Kunst- und Kulturgeschichte</text:p>
          </table:table-cell>
          <table:table-cell table:style-name="Default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Archivierung,Datenbanken,</text:p>
            <text:p>Datenmanagement,Digitale Datenauswertung,Digitale</text:p>
            <text:p>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 Kunst- und Kulturgeschichte</text:p>
          </table:table-cell>
          <table:table-cell table:style-name="Default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Dig. Editieren,Online-</text:p>
            <text:p>Ressourcen,Internet,</text:p>
            <text:p>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6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Default" office:value-type="string" calcext:value-type="string">
            <text:p>Datenkompetenz und Geoinformationssysteme in Den Altertumswissenschaf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Default" office:value-type="string" calcext:value-type="string">
            <text:p>Datenkompetenz und Geoinformationssysteme in Den Altertumswissenschaften (Seminar und Projektseminar)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6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Default" office:value-type="string" calcext:value-type="string">
            <text:p>Einführung zu statistischem Programmieren mit R für</text:p>
            <text:p>die Geistes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eorg Roth</text:p>
          </table:table-cell>
          <table:table-cell table:style-name="Default" office:value-type="string" calcext:value-type="string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B.A. Archäologie und Kulturgeschichte Nordostafrikas </text:p>
          </table:table-cell>
          <table:table-cell table:style-name="Default" office:value-type="string" calcext:value-type="string">
            <text:p>Ägyptische Sprachdaten digital verarbeiten und</text:p>
            <text:p>Analysier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ncke, Eliese-Sophia</text:p>
          </table:table-cell>
          <table:table-cell table:style-name="Default" office:value-type="string" calcext:value-type="string">
            <text:p>Textanalyse,</text:p>
            <text:p>Programmierung,Digitale Datenauswertung</text:p>
          </table:table-cell>
          <table:table-cell table:number-columns-repeated="1013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<text:span text:style-name="T1">M.A. Archäologie und</text:span></text:p>
            <text:p><text:span text:style-name="T1">Kulturgeschichte Nordostafrikas</text:span></text:p>
          </table:table-cell>
          <table:table-cell table:style-name="ce10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rning, Daniel</text:p>
          </table:table-cell>
          <table:table-cell table:style-name="ce10" office:value-type="string" calcext:value-type="string">
            <text:p>Textanalyse,</text:p>
            <text:p>Programmierung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Klassische Philologie</text:p>
          </table:table-cell>
          <table:table-cell table:style-name="ce10" office:value-type="string" calcext:value-type="string">
            <text:p>Römische Mythen im sozialgeschichtlichen</text:p>
            <text:p>Kontex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8" office:value-type="string" calcext:value-type="string">
            <text:p>Sterbenc Erker, Darja PD Dr.</text:p>
          </table:table-cell>
          <table:table-cell table:style-name="Default" office:value-type="string" calcext:value-type="string">
            <text:p>Textanalyse,</text:p>
            <text:p>Datenpräsentation,Audio</text:p>
            <text:p>und Video</text:p>
          </table:table-cell>
          <table:table-cell table:style-name="Default" table:number-columns-repeated="3"/>
          <table:table-cell table:number-columns-repeated="1010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Prähistorische Archäologie</text:p>
          </table:table-cell>
          <table:table-cell table:style-name="Default" office:value-type="string" calcext:value-type="string">
            <text:p>GIS in 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">BA Archäologische</text:span></text:p>
            <text:p><text:span text:style-name="T1">Wissenschaften und MA</text:span></text:p>
            <text:p><text:span text:style-name="T1">Klassische</text:span></text:p>
            <text:p><text:span text:style-name="T1">Archäologie/Praktikumsmodul</text:span></text:p>
          </table:table-cell>
          <table:table-cell table:style-name="ce18" office:value-type="string" calcext:value-type="string">
            <text:p>Digitalisierung im Museum: Praktische Anwendun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Agelidis, Soi,</text:span></text:p>
            <text:p><text:span text:style-name="T1">Latzel, Lucas</text:span></text:p>
          </table:table-cell>
          <table:table-cell table:style-name="Default" office:value-type="string" calcext:value-type="string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5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1">Einführungsmodul/MA</text:span></text:p>
            <text:p><text:span text:style-name="T1">Wirtschafts- und</text:span></text:p>
            <text:p><text:span text:style-name="T1">Rohstoffarchäologie</text:span></text:p>
          </table:table-cell>
          <table:table-cell table:style-name="Default" office:value-type="string" calcext:value-type="string">
            <text:p><text:span text:style-name="T1">Angewandte Analysen antiker Landschaften und</text:span></text:p>
            <text:p><text:span text:style-name="T1">Verbreitung  von pflanzlichen Rohstoffen mit</text:span></text:p>
            <text:p><text:span text:style-name="T1">GI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issová, Barbora</text:p>
          </table:table-cell>
          <table:table-cell table:style-name="Default" office:value-type="string" calcext:value-type="string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Von der Zeichnung  zum 3D-Modell am Beispiel</text:p>
            <text:p>griechischer Tempe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atzel, Lucas</text:p>
          </table:table-cell>
          <table:table-cell table:style-name="Default" office:value-type="string" calcext:value-type="string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Gestalt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style-name="ce10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0" office:value-type="string" calcext:value-type="string">
            <text:p>Editier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0" office:value-type="string" calcext:value-type="string">
            <text:p>Haubenthal, Clarissa</text:p>
          </table:table-cell>
          <table:table-cell table:style-name="Default" office:value-type="string" calcext:value-type="string">
            <text:p>Dig. Editieren,Software und</text:p>
            <text:p>Tools,Datenpräsentation</text:p>
          </table:table-cell>
          <table:table-cell table:style-name="Default" table:number-columns-repeated="3"/>
          <table:table-cell table:number-columns-repeated="1010"/>
        </table:table-row>
        <table:table-row table:style-name="ro6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">Institut für Archäologie und</text:span></text:p>
            <text:p><text:span text:style-name="T1">Kulturanthropologie</text:span></text:p>
          </table:table-cell>
          <table:table-cell table:style-name="Default" office:value-type="string" calcext:value-type="string">
            <text:p><text:span text:style-name="T1">Archäologien (B.A., Zwei-Fach-</text:span></text:p>
            <text:p><text:span text:style-name="T1">B.A.),</text:span></text:p>
            <text:p><text:span text:style-name="T1">Kunstgesch.u.Archäologie</text:span></text:p>
            <text:p><text:span text:style-name="T1">(B.A.),</text:span></text:p>
            <text:p><text:span text:style-name="T1">Frg.Arch.u.Arch.Röm.Prov.</text:span></text:p>
            <text:p><text:span text:style-name="T1">(M.A.), Klassische Archäologie</text:span></text:p>
            <text:p><text:span text:style-name="T1">(M.A.), Ägyptologie (M.A.),</text:span></text:p>
            <text:p><text:span text:style-name="T1">Altamerikanistik/Ethnol. (M.A.),</text:span></text:p>
            <text:p><text:span text:style-name="T1">Kulturs.zu Lateinamerika</text:span></text:p>
            <text:p><text:span text:style-name="T1">(M.A.), Anthropology of the</text:span></text:p>
            <text:p><text:span text:style-name="T1">Americas (M.A.)</text:span></text:p>
          </table:table-cell>
          <table:table-cell table:style-name="Default" office:value-type="string" calcext:value-type="string">
            <text:p>Archäoinformatik 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GIS,Datenbanken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0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1">Institut für Archäologie und</text:span></text:p>
            <text:p><text:span text:style-name="T1">Kulturanthropologie</text:span></text:p>
          </table:table-cell>
          <table:table-cell table:style-name="Default" office:value-type="string" calcext:value-type="string">
            <text:p><text:span text:style-name="T1">M.A. Altamerikanistik und</text:span></text:p>
            <text:p><text:span text:style-name="T1">Ethnologie, M.A. Anthropology</text:span></text:p>
            <text:p><text:span text:style-name="T1">of the Americas B.A.</text:span></text:p>
            <text:p><text:span text:style-name="T1">Archäologien M.A.</text:span></text:p>
            <text:p><text:span text:style-name="T1">Archäologische Wissenschaften</text:span></text:p>
          </table:table-cell>
          <table:table-cell table:style-name="ce10" office:value-type="string" calcext:value-type="string">
            <text:p>Archäologie im 21. Jahrhundert: Fallstudien zur</text:p>
            <text:p>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2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 Erlangen</text:p>
          </table:table-cell>
          <table:table-cell table:style-name="ce18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1">Archäologische Wissenschaften,</text:span></text:p>
            <text:p><text:span text:style-name="T1">Museumspraktikum</text:span></text:p>
          </table:table-cell>
          <table:table-cell table:style-name="Default" office:value-type="string" calcext:value-type="string">
            <text:p><text:span text:style-name="T1">3D-Modellierung  am</text:span></text:p>
            <text:p><text:span text:style-name="T1">Beispiel eines antiken</text:span></text:p>
            <text:p><text:span text:style-name="T1">Gebäude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Süß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7</text:p>
          </table:table-cell>
          <table:table-cell table:style-name="Default" office:value-type="string" calcext:value-type="string">
            <text:p><text:span text:style-name="T1">Objekte der Vergangenheit -</text:span></text:p>
            <text:p><text:span text:style-name="T1">Sammlungen der Zukunft?</text:span></text:p>
            <text:p><text:span text:style-name="T1">Chancen und Herausforderungen der</text:span></text:p>
            <text:p><text:span text:style-name="T1">Digitalisierung in 3D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Sonstige</text:p>
          </table:table-cell>
          <table:table-cell table:style-name="Default" office:value-type="string" calcext:value-type="string">
            <text:p>Böttger, Lucie</text:p>
          </table:table-cell>
          <table:table-cell table:style-name="Default" office:value-type="string" calcext:value-type="string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Historische Quellen kartieren und digital</text:p>
            <text:p>Auswer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GIS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2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0" office:value-type="string" calcext:value-type="string">
            <text:p>Mit Plinius im antiken Rom: Erstellen einer interaktiven Karte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ünther, Elisabeth</text:p>
          </table:table-cell>
          <table:table-cell table:style-name="Default" office:value-type="string" calcext:value-type="string">
            <text:p>GIS,Digitale Datenauswertung,</text:p>
            <text:p>Digital Humanities,</text:p>
            <text:p>Digitale Ressourc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2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">Institut für Klassis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BA Klassische Archäologie,</text:span></text:p>
            <text:p><text:span text:style-name="T1">Praxismodul 1 / 2 MA</text:span></text:p>
            <text:p><text:span text:style-name="T1">Klassische Archäologie, Modul</text:span></text:p>
            <text:p><text:span text:style-name="T1">A3</text:span></text:p>
          </table:table-cell>
          <table:table-cell table:style-name="Default" office:value-type="string" calcext:value-type="string">
            <text:p><text:span text:style-name="T1">Videos selbstgemacht:</text:span></text:p>
            <text:p><text:span text:style-name="T1">Produktion von Erklärvideos</text:span></text:p>
            <text:p><text:span text:style-name="T1">zur Antikensammlung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ohmann, Polly</text:p>
          </table:table-cell>
          <table:table-cell table:style-name="Default" office:value-type="string" calcext:value-type="string">
            <text:p>Visualisierung,Audio und</text:p>
            <text:p>Video</text:p>
          </table:table-cell>
          <table:table-cell table:style-name="Default" table:number-columns-repeated="4"/>
          <table:table-cell table:number-columns-repeated="1009"/>
        </table:table-row>
        <table:table-row table:style-name="ro2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">Institut für Klassis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BA Klassische Archäologie,</text:span></text:p>
            <text:p><text:span text:style-name="T1">Praxismodul 2 / Übergreifende</text:span></text:p>
            <text:p><text:span text:style-name="T1">Kompetenzen MA Klassische</text:span></text:p>
            <text:p><text:span text:style-name="T1">Archäologie, Modul A3 / A9</text:span></text:p>
          </table:table-cell>
          <table:table-cell table:style-name="ce10" office:value-type="string" calcext:value-type="string">
            <text:p>EDV 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ce10" office:value-type="string" calcext:value-type="string">
            <text:p>3D-Modellierung,</text:p>
            <text:p>Visu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2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">Institut für Klassis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BA Klassische Archäologie,</text:span></text:p>
            <text:p><text:span text:style-name="T1">Praxismodul 2 / Übergreifende</text:span></text:p>
            <text:p><text:span text:style-name="T1">Kompetenzen MA Klassische</text:span></text:p>
            <text:p><text:span text:style-name="T1">Archäologie, Modul A3 / A9</text:span></text:p>
          </table:table-cell>
          <table:table-cell table:style-name="ce10" office:value-type="string" calcext:value-type="string">
            <text:p>EDV Digitale Vortragstechnik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oftware und Tools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1">Institut für Klassische</text:span></text:p>
            <text:p><text:span text:style-name="T1">Archäologie</text:span></text:p>
          </table:table-cell>
          <table:table-cell table:style-name="Default" office:value-type="string" calcext:value-type="string">
            <text:p>PM2/ÜK, A3</text:p>
          </table:table-cell>
          <table:table-cell table:style-name="ce10" office:value-type="string" calcext:value-type="string">
            <text:p>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3D-Modellierung</text:p>
          </table:table-cell>
          <table:table-cell table:style-name="Default" table:number-columns-repeated="4"/>
          <table:table-cell table:number-columns-repeated="1009"/>
        </table:table-row>
        <table:table-row table:style-name="ro2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1">BA-UFG 50%: Module A3 und</text:span></text:p>
            <text:p><text:span text:style-name="T1">A4 sowie B3 und B4 BA-UFG</text:span></text:p>
            <text:p><text:span text:style-name="T1">25%: C2, C3 MA-UFG: A4 MA</text:span></text:p>
            <text:p><text:span text:style-name="T1">GeoArch: C2</text:span></text:p>
          </table:table-cell>
          <table:table-cell table:style-name="ce10" office:value-type="string" calcext:value-type="string">
            <text:p>Statistik und Datenorganisation mit R</text:p>
            <text:p>(2/3): Tabellen - Dataframes - Packag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Default" office:value-type="string" calcext:value-type="string">
            <text:p>R,Software und Tools,</text:p>
            <text:p>Statistik,Programmierung,</text:p>
            <text:p>Datenpräsentation,Digitale Datenauswertung,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ce10" office:value-type="string" calcext:value-type="string">
            <text:p>Teil der Module Bg2, Bg3, Cg2,</text:p>
            <text:p>Dg1, Dg2</text:p>
          </table:table-cell>
          <table:table-cell table:style-name="Default" office:value-type="string" calcext:value-type="string">
            <text:p>Kartierungen mit 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Software und Tools,GIS,</text:p>
            <text:p>Digitale Datenauswertung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4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Teil der Module Bg3, Bv3, Dg2,</text:span></text:p>
            <text:p><text:span text:style-name="T1">Dv2</text:span></text:p>
          </table:table-cell>
          <table:table-cell table:style-name="ce18" office:value-type="string" calcext:value-type="string">
            <text:p>Quantitative Methoden für Prähistoriker - Einführung in die Statis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Datenkuratierung,R,</text:p>
            <text:p>Software und Tools,Statistik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4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Teil der Module Bv2, Bv3, Cv2,</text:span></text:p>
            <text:p><text:span text:style-name="T1">Dv1, Dv2</text:span></text:p>
          </table:table-cell>
          <table:table-cell table:style-name="ce18" office:value-type="string" calcext:value-type="string">
            <text:p>Einführung  in die Korrespondenz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<text:span text:style-name="T1">Digitale Datenauswertung,</text:span></text:p>
            <text:p><text:span text:style-name="T1">Dig. Methoden &amp; Theorien,</text:span></text:p>
            <text:p><text:span text:style-name="T1">EDV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Teil der Module Cg2, Cv2, Dg1,</text:span></text:p>
            <text:p><text:span text:style-name="T1">Dv1, Dg2, Dv2</text:span></text:p>
          </table:table-cell>
          <table:table-cell table:style-name="Default" office:value-type="string" calcext:value-type="string">
            <text:p>Einführung  in 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Teil der Module Cg2, Cv2, Dv1,</text:span></text:p>
            <text:p><text:span text:style-name="T1">Eg1, Ev1</text:span></text:p>
          </table:table-cell>
          <table:table-cell table:style-name="Default" office:value-type="string" calcext:value-type="string">
            <text:p><text:span text:style-name="T1">Datenbanken und konkrete</text:span></text:p>
            <text:p><text:span text:style-name="T1">Anwendung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ce10" office:value-type="string" calcext:value-type="string">
            <text:p>Software und Tools,</text:p>
            <text:p>Datenbanken,Digitale Datenauswertung,EDV</text:p>
          </table:table-cell>
          <table:table-cell table:style-name="Default" table:number-columns-repeated="4"/>
          <table:table-cell table:number-columns-repeated="1009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ce10" office:value-type="string" calcext:value-type="string">
            <text:p>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table:style-name="Default" office:value-type="string" calcext:value-type="string">
            <text:p>Geophysik,Digitale Datenauswertung,</text:p>
            <text:p>Digitale Dokumentation,Dig. Methoden &amp; Theorien,</text:p>
            <text:p>Digitale Vermessung</text:p>
          </table:table-cell>
          <table:table-cell table:style-name="Default" table:number-columns-repeated="4"/>
          <table:table-cell table:number-columns-repeated="1009"/>
        </table:table-row>
        <table:table-row table:style-name="ro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Default" office:value-type="string" calcext:value-type="string">
            <text:p>Magnetische 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Dr. phil. Jutta Kneisel</text:p>
          </table:table-cell>
          <table:table-cell table:style-name="Default" office:value-type="string" calcext:value-type="string">
            <text:p>Geophysik,Digitalisierung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8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1">Teil der Module Kv1, Bg2, Bv2,</text:span></text:p>
            <text:p><text:span text:style-name="T1">Cg2, Cv2, Dg1, Dv1, Dg2, Dv2</text:span></text:p>
          </table:table-cell>
          <table:table-cell table:style-name="ce10" office:value-type="string" calcext:value-type="string">
            <text:p>Archäologische Datenmodellierung und</text:p>
            <text:p>Datenerfass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8" office:value-type="string" calcext:value-type="string">
            <text:p>PD Dr. Oliver Nakoinz</text:p>
          </table:table-cell>
          <table:table-cell table:style-name="Default" office:value-type="string" calcext:value-type="string">
            <text:p>R,Statistik,Datenbanken,</text:p>
            <text:p>EDV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 AM, EM</text:p>
          </table:table-cell>
          <table:table-cell table:style-name="Default" office:value-type="string" calcext:value-type="string">
            <text:p><text:span text:style-name="T1">Colloquium in Digital</text:span></text:p>
            <text:p><text:span text:style-name="T1">Cultural Heritage</text:span></text:p>
          </table:table-cell>
          <table:table-cell table:style-name="Default" office:value-type="string" calcext:value-type="string">
            <text:p>Kolloqui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Hageneuer, Sebastian, </text:span></text:p>
            <text:p><text:span text:style-name="T1">Eide, Oyvind</text:span></text:p>
          </table:table-cell>
          <table:table-cell table:style-name="Default" office:value-type="string" calcext:value-type="string">
            <text:p><text:span text:style-name="T1">Dig. Methoden &amp; Theorien,</text:span></text:p>
            <text:p><text:span text:style-name="T1">Digital Humanities</text:span></text:p>
          </table:table-cell>
          <table:table-cell table:style-name="Default" table:number-columns-repeated="4"/>
          <table:table-cell table:number-columns-repeated="1009"/>
        </table:table-row>
        <table:table-row table:style-name="ro5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">Archäologie/Archäoinformatik</text:span></text:p>
            <text:p><text:span text:style-name="T1">im SM, AM oder EM</text:span></text:p>
          </table:table-cell>
          <table:table-cell table:style-name="ce10" office:value-type="string" calcext:value-type="string">
            <text:p>3D recording  and documentation of material</text:p>
            <text:p>Cultur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ce18" office:value-type="string" calcext:value-type="string">
            <text:p>Hageneuer, Sebastian</text:p>
          </table:table-cell>
          <table:table-cell table:style-name="Default" office:value-type="string" calcext:value-type="string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style-name="Default" table:number-columns-repeated="4"/>
          <table:table-cell table:number-columns-repeated="1009"/>
        </table:table-row>
        <table:table-row table:style-name="ro2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">Archäologie/Archäoinformatik</text:span></text:p>
            <text:p><text:span text:style-name="T1">im SM, AM oder EM</text:span></text:p>
          </table:table-cell>
          <table:table-cell table:style-name="ce18" office:value-type="string" calcext:value-type="string">
            <text:p>Kernkompetenzen Archäoinformatik II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Hageneuer, Sebastian,</text:span></text:p>
            <text:p><text:span text:style-name="T1">Schmidt, Sophie</text:span>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Digitale</text:p>
            <text:p>Dokumentation,3D</text:p>
          </table:table-cell>
          <table:table-cell table:style-name="Default" table:number-columns-repeated="4"/>
          <table:table-cell table:number-columns-repeated="1009"/>
        </table:table-row>
        <table:table-row table:style-name="ro3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1">Archäologie / Aufbaumodul 3:</text:span></text:p>
            <text:p><text:span text:style-name="T1">Archäoinformatik,</text:span></text:p>
            <text:p><text:span text:style-name="T1">Archäogeophysik,</text:span></text:p>
            <text:p><text:span text:style-name="T1">Vermessungs- und</text:span></text:p>
            <text:p><text:span text:style-name="T1">Dokumentationstechniken</text:span></text:p>
            <text:p><text:span text:style-name="T1">Archäologie / Ergänzungsmodul</text:span></text:p>
            <text:p><text:span text:style-name="T1">8: Methodenkompetenz</text:span></text:p>
            <text:p><text:span text:style-name="T1">Archäoinformatik</text:span></text:p>
          </table:table-cell>
          <table:table-cell table:style-name="Default" office:value-type="string" calcext:value-type="string">
            <text:p><text:span text:style-name="T1">Praktische Einführung in quantitative Methoden für</text:span></text:p>
            <text:p><text:span text:style-name="T1">die 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R,Software und Tools,</text:p>
            <text:p>Statistik,Programmierung,</text:p>
            <text:p>Digitale Datenauswertung</text:p>
          </table:table-cell>
          <table:table-cell table:style-name="Default" table:number-columns-repeated="4"/>
          <table:table-cell table:number-columns-repeated="1009"/>
        </table:table-row>
        <table:table-row table:style-name="ro6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0" office:value-type="string" calcext:value-type="string">
            <text:p>Archäoinformatik I Basistechnologi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style-name="Default" table:number-columns-repeated="4"/>
          <table:table-cell table:number-columns-repeated="1009"/>
        </table:table-row>
        <table:table-row table:style-name="ro2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<text:span text:style-name="T1">Institut für Afrikanistik und</text:span></text:p>
            <text:p><text:span text:style-name="T1">Ägyptologie</text:span></text:p>
          </table:table-cell>
          <table:table-cell table:style-name="Default" office:value-type="string" calcext:value-type="string">
            <text:p><text:span text:style-name="T1">BA/MA Archäologie, BA/MA</text:span></text:p>
            <text:p><text:span text:style-name="T1">Afrikanistik und Ägyptologie,</text:span></text:p>
            <text:p><text:span text:style-name="T1">BA/MA Antike Sprachen und</text:span></text:p>
            <text:p><text:span text:style-name="T1">Kulturen</text:span></text:p>
          </table:table-cell>
          <table:table-cell table:style-name="ce10" office:value-type="string" calcext:value-type="string">
            <text:p>Introduction to network analysis in archaeology and</text:p>
            <text:p>ancient histor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ena Tamb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7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1">SunoikisisDC - Teil zahlreicher</text:span></text:p>
            <text:p><text:span text:style-name="T1">Studiengänge weltweit</text:span></text:p>
          </table:table-cell>
          <table:table-cell table:style-name="Default" office:value-type="string" calcext:value-type="string">
            <text:p><text:span text:style-name="T1">SunoikisisDC-2020-2021 -</text:span></text:p>
            <text:p><text:span text:style-name="T1">Digital Classic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1">Dr. Franziska</text:span></text:p>
            <text:p><text:span text:style-name="T1">Naether und</text:span></text:p>
            <text:p><text:span text:style-name="T1">Weitere</text:span></text:p>
          </table:table-cell>
          <table:table-cell table:style-name="Default" office:value-type="string" calcext:value-type="string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5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1">Institut für klassische Philologie</text:span></text:p>
            <text:p><text:span text:style-name="T1">und Komparatistik</text:span></text:p>
          </table:table-cell>
          <table:table-cell table:style-name="Default" office:value-type="string" calcext:value-type="string">
            <text:p><text:span text:style-name="T1">Lehramt Latein Gymnasium /</text:span></text:p>
            <text:p><text:span text:style-name="T1">Modul 04-022-1004</text:span></text:p>
          </table:table-cell>
          <table:table-cell table:style-name="Default" office:value-type="string" calcext:value-type="string">
            <text:p><text:span text:style-name="T1">Fachdidaktik des</text:span></text:p>
            <text:p><text:span text:style-name="T1">altsprachlichen Unterrichts</text:span></text:p>
            <text:p><text:span text:style-name="T1">3,  Thema 3b: Grundsätze</text:span></text:p>
            <text:p><text:span text:style-name="T1">des Lernens mit digitalen</text:span></text:p>
            <text:p><text:span text:style-name="T1">Medien in den alten</text:span></text:p>
            <text:p><text:span text:style-name="T1">Sprach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Sonstige</text:p>
          </table:table-cell>
          <table:table-cell table:style-name="Default" office:value-type="string" calcext:value-type="string">
            <text:p><text:span text:style-name="T1">Korn, Matthias,</text:span></text:p>
            <text:p><text:span text:style-name="T1">Kauk, Lioba</text:span>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igitale Ressourcen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ce18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Latinistik</text:p>
          </table:table-cell>
          <table:table-cell table:style-name="Default" office:value-type="string" calcext:value-type="string">
            <text:p><text:span text:style-name="T1">Masterkurs lateinisch -</text:span></text:p>
            <text:p><text:span text:style-name="T1">deutsch Übersetz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Blümer, Wilhelm,</text:span></text:p>
            <text:p><text:span text:style-name="T1">Walde, Christine</text:span></text:p>
          </table:table-cell>
          <table:table-cell table:style-name="Default" table:number-columns-repeated="5"/>
          <table:table-cell table:number-columns-repeated="1009"/>
        </table:table-row>
        <table:table-row table:style-name="ro2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8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<text:span text:style-name="T1">B.A. Archäologien und B.A.</text:span></text:p>
            <text:p><text:span text:style-name="T1">Klassische Archäologie:</text:span></text:p>
            <text:p><text:span text:style-name="T1">Praxismodul</text:span></text:p>
          </table:table-cell>
          <table:table-cell table:style-name="Default" office:value-type="string" calcext:value-type="string">
            <text:p><text:span text:style-name="T1">Spring School. Archäologische</text:span></text:p>
            <text:p><text:span text:style-name="T1">Rekonstruktion in der digitalen Ära (März 2021)</text:span>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Junker, Klaus</text:p>
          </table:table-cell>
          <table:table-cell table:style-name="Default" office:value-type="string" calcext:value-type="string">
            <text:p>Visualisierung,3D Scan,</text:p>
            <text:p>Digitale Dokumentation,</text:p>
            <text:p>Digital Humanities</text:p>
          </table:table-cell>
          <table:table-cell table:style-name="Default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12a</text:p>
          </table:table-cell>
          <table:table-cell table:style-name="Default" office:value-type="string" calcext:value-type="string">
            <text:p><text:span text:style-name="T1">Griechische Vasen:</text:span></text:p>
            <text:p><text:span text:style-name="T1">Funktionen und Technik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5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ce10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Default" office:value-type="string" calcext:value-type="string">
            <text:p>Bauten Herodes des Große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763470 12a, 6763320,</text:span></text:p>
            <text:p><text:span text:style-name="T1">6763340, 763610, 763620</text:span></text:p>
          </table:table-cell>
          <table:table-cell table:style-name="Default" office:value-type="string" calcext:value-type="string">
            <text:p>Griechische Tempe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ld, Winfried</text:p>
          </table:table-cell>
          <table:table-cell table:style-name="Default" table:number-columns-repeated="5"/>
          <table:table-cell table:number-columns-repeated="1009"/>
        </table:table-row>
        <table:table-row table:style-name="ro2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763470 12a, 6763360,</text:span></text:p>
            <text:p><text:span text:style-name="T1">763240, 6763480 13a,</text:span></text:p>
            <text:p><text:span text:style-name="T1">6763450 10a</text:span></text:p>
          </table:table-cell>
          <table:table-cell table:style-name="Default" office:value-type="string" calcext:value-type="string">
            <text:p><text:span text:style-name="T1">Seminar zur Vorlesung  Rom</text:span></text:p>
            <text:p><text:span text:style-name="T1">in der Zeit des Augustu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5"/>
          <table:table-cell table:number-columns-repeated="1009"/>
        </table:table-row>
        <table:table-row table:style-name="ro3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763470 12a, 6763475 12b,</text:span></text:p>
            <text:p><text:span text:style-name="T1">683030, 6012140 MA2b,</text:span></text:p>
            <text:p><text:span text:style-name="T1">6012130 MA2a, 763230,</text:span></text:p>
            <text:p><text:span text:style-name="T1">763240, 683020, 6763480 13a,</text:span></text:p>
            <text:p><text:span text:style-name="T1">6763485 13b, 6763455 10b,</text:span></text:p>
            <text:p><text:span text:style-name="T1">6763450 10a, 6012160 MA3b,</text:span></text:p>
            <text:p><text:span text:style-name="T1">6012150 MA3a, 6012180</text:span></text:p>
            <text:p><text:span text:style-name="T1">MA4b, 6012170 MA4a</text:span></text:p>
          </table:table-cell>
          <table:table-cell table:style-name="Default" office:value-type="string" calcext:value-type="string">
            <text:p>Grabmalerei in Etruri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763470 12a, 6763475 12b,</text:span></text:p>
            <text:p><text:span text:style-name="T1">683030, 6012140 MA2b,</text:span></text:p>
            <text:p><text:span text:style-name="T1">6012130 MA2a, 763230,</text:span></text:p>
            <text:p><text:span text:style-name="T1">763240, 683020, 6763480 13a,</text:span></text:p>
            <text:p><text:span text:style-name="T1">6763485 13b, 6763455 10b,</text:span></text:p>
            <text:p><text:span text:style-name="T1">6763450 10a, 6012160 MA3b,</text:span></text:p>
            <text:p><text:span text:style-name="T1">6012150 MA3a, 763480,</text:span></text:p>
            <text:p><text:span text:style-name="T1">763240, 6763360, 683010,</text:span></text:p>
            <text:p><text:span text:style-name="T1">6012110 MA1a, 6012120 MA1b</text:span></text:p>
          </table:table-cell>
          <table:table-cell table:style-name="Default" office:value-type="string" calcext:value-type="string">
            <text:p><text:span text:style-name="T1">Rom in der Zeit des</text:span></text:p>
            <text:p><text:span text:style-name="T1">Augustus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4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83030, 6012140 MA2b,</text:span></text:p>
            <text:p><text:span text:style-name="T1">6012130 MA2a, 683020,</text:span></text:p>
            <text:p><text:span text:style-name="T1">6763480 13a, 6763485 13b,</text:span></text:p>
            <text:p><text:span text:style-name="T1">6763450 10a, 6763455 10b,</text:span></text:p>
            <text:p><text:span text:style-name="T1">6012160 MA3b, 6012150</text:span></text:p>
            <text:p><text:span text:style-name="T1">MA3a, 6012110 MA1a,</text:span></text:p>
            <text:p><text:span text:style-name="T1">6012120 MA1b, 683010</text:span></text:p>
          </table:table-cell>
          <table:table-cell table:style-name="Default" office:value-type="string" calcext:value-type="string">
            <text:p><text:span text:style-name="T1">Häuser von Pompeji und</text:span></text:p>
            <text:p><text:span text:style-name="T1">ihre Ausstattung</text:span>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<text:span text:style-name="T1">683030, 6763320, 6763340,</text:span></text:p>
            <text:p><text:span text:style-name="T1">6012140 MA2b, 6012130</text:span></text:p>
            <text:p><text:span text:style-name="T1">MA2a, 763230, 683020,</text:span></text:p>
            <text:p><text:span text:style-name="T1">6763480 13a, 6763485 13b,</text:span></text:p>
            <text:p><text:span text:style-name="T1">763480, 6763450 10a,</text:span></text:p>
            <text:p><text:span text:style-name="T1">6763455 10b, 763450,</text:span></text:p>
            <text:p><text:span text:style-name="T1">6763465 11b, 763460,</text:span></text:p>
            <text:p><text:span text:style-name="T1">6012160 MA3b, 6012150</text:span></text:p>
            <text:p><text:span text:style-name="T1">MA3a</text:span></text:p>
          </table:table-cell>
          <table:table-cell table:style-name="Default" office:value-type="string" calcext:value-type="string">
            <text:p><text:span text:style-name="T1">Griechische Götter. Gestaltwerdung  und</text:span></text:p>
            <text:p><text:span text:style-name="T1">Erscheinungsbilder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ce10" office:value-type="string" calcext:value-type="string">
            <text:p>Grassinger, Dagmar</text:p>
          </table:table-cell>
          <table:table-cell table:style-name="Default" table:number-columns-repeated="4"/>
          <table:table-cell table:number-columns-repeated="1010"/>
        </table:table-row>
        <table:table-row table:style-name="ro3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4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1">Fachbereich 06 Geschichte und</text:span></text:p>
            <text:p><text:span text:style-name="T1">Kulturwissenschaften – Archäologisches Seminar</text:span></text:p>
          </table:table-cell>
          <table:table-cell table:style-name="Default" office:value-type="string" calcext:value-type="string">
            <text:p>763110, 6763110 M1, 763920</text:p>
          </table:table-cell>
          <table:table-cell table:style-name="Default" office:value-type="string" calcext:value-type="string">
            <text:p><text:span text:style-name="T1">Einführung  in die Klassische</text:span></text:p>
            <text:p><text:span text:style-name="T1">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table:style-name="Default" table:number-columns-repeated="4"/>
          <table:table-cell table:number-columns-repeated="1010"/>
        </table:table-row>
        <table:table-row table:style-name="ro5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">Department für Kulturwissenschaften und</text:span></text:p>
            <text:p><text:span text:style-name="T1">Altertumskunde</text:span></text:p>
          </table:table-cell>
          <table:table-cell table:style-name="Default" office:value-type="string" calcext:value-type="string">
            <text:p><text:span text:style-name="T1">Bachelor Archäologie: Europa</text:span></text:p>
            <text:p><text:span text:style-name="T1">und Vorderer Orient</text:span></text:p>
            <text:p><text:span text:style-name="T1">(Hauptfach) Bachelor Classical</text:span></text:p>
            <text:p><text:span text:style-name="T1">Studies (Hauptfach) Bachelor</text:span></text:p>
            <text:p><text:span text:style-name="T1">Antike und Orient (Nebenfach)</text:span></text:p>
            <text:p><text:span text:style-name="T1">Master Klassische Archäologie</text:span></text:p>
          </table:table-cell>
          <table:table-cell table:style-name="Default" office:value-type="string" calcext:value-type="string">
            <text:p>Einführung  in die 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unziker, Manuel</text:p>
          </table:table-cell>
          <table:table-cell table:style-name="Default" office:value-type="string" calcext:value-type="string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style-name="Default" table:number-columns-repeated="3"/>
          <table:table-cell table:number-columns-repeated="1010"/>
        </table:table-row>
        <table:table-row table:style-name="ro3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1">Institut für Vor- und</text:span></text:p>
            <text:p><text:span text:style-name="T1">Frühgeschichtliche Archäologie</text:span></text:p>
            <text:p><text:span text:style-name="T1">und Provinzialrömische</text:span></text:p>
            <text:p><text:span text:style-name="T1">Archäologie</text:span></text:p>
          </table:table-cell>
          <table:table-cell table:style-name="Default" office:value-type="string" calcext:value-type="string">
            <text:p><text:span text:style-name="T1">Master Vor- und</text:span></text:p>
            <text:p><text:span text:style-name="T1">Frühgeschichtliche Archäologie</text:span></text:p>
            <text:p><text:span text:style-name="T1">Bachelor Archäologie: Europa</text:span></text:p>
            <text:p><text:span text:style-name="T1">und Vorderer Orient</text:span></text:p>
            <text:p><text:span text:style-name="T1">(Hauptfach)</text:span></text:p>
          </table:table-cell>
          <table:table-cell table:style-name="Default" office:value-type="string" calcext:value-type="string">
            <text:p><text:span text:style-name="T3"><text:a xlink:href="mailto:Statistik@EisenzeitDigital" xlink:type="simple">Statistik@EisenzeitDigital</text:a>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table:style-name="Default" office:value-type="string" calcext:value-type="string">
            <text:p>R,Statistik,Datenbanken,</text:p>
            <text:p>EDV,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1">Historisches Seminar -</text:span></text:p>
            <text:p><text:span text:style-name="T1">Abteilung für Ur- und</text:span></text:p>
            <text:p><text:span text:style-name="T1">Frühgeschichtliche 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ce10" office:value-type="string" calcext:value-type="string">
            <text:p>Geographische Informationssysteme (GIS)</text:p>
            <text:p>in der Archäologie 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Dr. Claudia Tappert</text:p>
          </table:table-cell>
          <table:table-cell table:style-name="Default" office:value-type="string" calcext:value-type="string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">BA - Allgemeiner Abschluss -</text:span></text:p>
            <text:p><text:span text:style-name="T1">Allgemeine Studien ( AST 4),</text:span></text:p>
            <text:p><text:span text:style-name="T1">Master - Antike Kulturen des</text:span></text:p>
            <text:p><text:span text:style-name="T1">östl. Mittelmeerraums (AKOEM)</text:span></text:p>
            <text:p><text:span text:style-name="T1">(88 995 7), Master - Sprachen</text:span></text:p>
            <text:p><text:span text:style-name="T1">und Kulturen Ägyptens und</text:span></text:p>
            <text:p><text:span text:style-name="T1">Altvorderasiens, Master -</text:span></text:p>
            <text:p><text:span text:style-name="T1">Sprachen und Kulturen</text:span></text:p>
            <text:p><text:span text:style-name="T1">Ägyptens und Altvorderasiens</text:span></text:p>
          </table:table-cell>
          <table:table-cell table:style-name="ce18" office:value-type="string" calcext:value-type="string">
            <text:p>Auswertung  einer Ausgrabungsdokumentatio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Prof. Dr. Florian</text:span></text:p>
            <text:p><text:span text:style-name="T1">Janoscha Kreppner</text:span></text:p>
          </table:table-cell>
          <table:table-cell table:style-name="Default" office:value-type="string" calcext:value-type="string">
            <text:p>Zeichnen,GIS,Datenbanke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5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18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1">Master - Sprachen und Kulturen</text:span></text:p>
            <text:p><text:span text:style-name="T1">Ägyptens und Altvorderasiens,</text:span></text:p>
            <text:p><text:span text:style-name="T1">Master - Antike Kulturen des</text:span></text:p>
            <text:p><text:span text:style-name="T1">östl. Mittelmeerraums</text:span></text:p>
            <text:p><text:span text:style-name="T1">(AKOEM), Ba - Allgemeiner</text:span></text:p>
            <text:p><text:span text:style-name="T1">Abschluss - Allgemeine Studien</text:span></text:p>
          </table:table-cell>
          <table:table-cell table:style-name="ce18" office:value-type="string" calcext:value-type="string">
            <text:p>Modellierung  von virtuellen Rekonstruktionen in 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1">Sebastian</text:span></text:p>
            <text:p><text:span text:style-name="T1">Hageneuer, M.A.</text:span></text:p>
          </table:table-cell>
          <table:table-cell table:style-name="Default" office:value-type="string" calcext:value-type="string">
            <text:p>3D-Modellierung,</text:p>
            <text:p>Visualisierung,3D</text:p>
          </table:table-cell>
          <table:table-cell table:style-name="Default" table:number-columns-repeated="3"/>
          <table:table-cell table:number-columns-repeated="1010"/>
        </table:table-row>
        <table:table-row table:style-name="ro7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Stuttgart</text:p>
          </table:table-cell>
          <table:table-cell table:style-name="Default" office:value-type="string" calcext:value-type="string">
            <text:p>Universität Stuttgart</text:p>
          </table:table-cell>
          <table:table-cell table:style-name="Default" office:value-type="string" calcext:value-type="string">
            <text:p><text:span text:style-name="T1">Historisches Institut Abteilung</text:span></text:p>
            <text:p><text:span text:style-name="T1">für Alte Geschichte</text:span></text:p>
          </table:table-cell>
          <table:table-cell table:style-name="Default" office:value-type="string" calcext:value-type="string">
            <text:p><text:span text:style-name="T1">BA/MA Geschichte 19210</text:span></text:p>
            <text:p><text:span text:style-name="T1">Ergänzung Antike Lehramt</text:span></text:p>
            <text:p><text:span text:style-name="T1">Geschichte (GYmPo I) 26920</text:span></text:p>
            <text:p><text:span text:style-name="T1">Überblicksmodul Themen der</text:span></text:p>
            <text:p><text:span text:style-name="T1">historischen Epochen BA</text:span></text:p>
            <text:p><text:span text:style-name="T1">(Lehramt: Geschichte) 58490</text:span></text:p>
            <text:p><text:span text:style-name="T1">Kernmodul Themen der</text:span></text:p>
            <text:p><text:span text:style-name="T1">historischen Epochen MA</text:span></text:p>
            <text:p><text:span text:style-name="T1">(Lehramt: Geschichte) 72600</text:span></text:p>
            <text:p><text:span text:style-name="T1">Master-</text:span></text:p>
            <text:p><text:span text:style-name="T1">Vertiefungswahlpflichtbereich</text:span></text:p>
            <text:p><text:span text:style-name="T1">Themen der Antike</text:span></text:p>
          </table:table-cell>
          <table:table-cell table:style-name="Default" office:value-type="string" calcext:value-type="string">
            <text:p><text:span text:style-name="T1">Historische Oratorik der</text:span></text:p>
            <text:p><text:span text:style-name="T1">Antike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<text:span text:style-name="T1">Prof. Dr. Peter</text:span></text:p>
            <text:p><text:span text:style-name="T1">Scholz</text:span></text:p>
          </table:table-cell>
          <table:table-cell table:style-name="Default" office:value-type="string" calcext:value-type="string">
            <text:p>3D-Modellierung,</text:p>
            <text:p>Textanalyse,Online-</text:p>
            <text:p>Ressourcen,Audio und Video</text:p>
          </table:table-cell>
          <table:table-cell table:style-name="Default" table:number-columns-repeated="3"/>
          <table:table-cell table:number-columns-repeated="1010"/>
        </table:table-row>
        <table:table-row table:style-name="ro72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Default" office:value-type="string" calcext:value-type="string">
            <text:p>Nachbearbeitung des Akragas Projekts. 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1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Default" office:value-type="string" calcext:value-type="string">
            <text:p>The Akragas Project goes online Part II: Von Website-Gestaltung bis Game-Desig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 Sojc</text:p>
          </table:table-cell>
          <table:table-cell table:style-name="Default" office:value-type="string" calcext:value-type="string">
            <text:p>Online-Ressourcen,</text:p>
            <text:p>Internet,Visu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 Kulturgeschichte, Methoden MA</text:p>
            <text:p>und Theorien 2</text:p>
          </table:table-cell>
          <table:table-cell table:style-name="Default" office:value-type="string" calcext:value-type="string">
            <text:p>Museum 360°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Götz, Lisa</text:p>
          </table:table-cell>
          <table:table-cell table:style-name="Default" office:value-type="string" calcext:value-type="string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73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Default" office:value-type="string" calcext:value-type="string">
            <text:p>GIS und Gräberfelder - <text:s/>eine praktische Einfüh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öhl, Rebecca</text:p>
          </table:table-cell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4, BA10</text:p>
          </table:table-cell>
          <table:table-cell table:style-name="Default" office:value-type="string" calcext:value-type="string">
            <text:p>Mein Haus, mein Grab, mein Tempel: Archäologische</text:p>
            <text:p>Fundkontext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mauer, Eva Maria</text:p>
          </table:table-cell>
          <table:table-cell table:style-name="Default" office:value-type="string" calcext:value-type="string">
            <text:p>Online-Ressourcen,</text:p>
            <text:p>Visualisierung,Dig.</text:p>
            <text:p>Methoden &amp; Theorien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7, BA10</text:p>
          </table:table-cell>
          <table:table-cell table:style-name="Default" office:value-type="string" calcext:value-type="string">
            <text:p>Mummies and more: Körper in Theorie und Prax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Alexandra Verbovsek</text:p>
          </table:table-cell>
          <table:table-cell table:style-name="Default" office:value-type="string" calcext:value-type="string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1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/ MA</text:p>
          </table:table-cell>
          <table:table-cell table:style-name="Default" office:value-type="string" calcext:value-type="string">
            <text:p>Statistical methods for archaeological data analys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R,Statistik</text:p>
          </table:table-cell>
          <table:table-cell table:style-name="Default" table:number-columns-repeated="3"/>
          <table:table-cell table:number-columns-repeated="1010"/>
        </table:table-row>
        <table:table-row table:style-name="ro5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Historische Bau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style-name="Default" table:number-columns-repeated="3"/>
          <table:table-cell table:number-columns-repeated="1010"/>
        </table:table-row>
        <table:table-row table:style-name="ro5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Eichstätt</text:p>
          </table:table-cell>
          <table:table-cell table:style-name="Default" office:value-type="string" calcext:value-type="string">
            <text:p>Katholische Universität Eichstätt-Ingolstadt</text:p>
          </table:table-cell>
          <table:table-cell table:style-name="Default" office:value-type="string" calcext:value-type="string">
            <text:p>Professur für Klassische Archäologie</text:p>
          </table:table-cell>
          <table:table-cell table:style-name="Default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Default" office:value-type="string" calcext:value-type="string">
            <text:p>Digitale Präsentation einer archäologischen Sammlung (Internetausstell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urkhardt, Nadin</text:p>
          </table:table-cell>
          <table:table-cell table:style-name="Default" office:value-type="string" calcext:value-type="string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Archäologische Wissenschaften</text:p>
          </table:table-cell>
          <table:table-cell table:style-name="Default" office:value-type="string" calcext:value-type="string">
            <text:p>Structure from Motion (SfM) als Aufnahmetechnik in der</text:p>
            <text:p>Archäologie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table:style-name="Default" office:value-type="string" calcext:value-type="string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</text:p>
          </table:table-cell>
          <table:table-cell table:style-name="ce12" office:value-type="string" calcext:value-type="string">
            <text:p>Erstellung einer digitalen archäologischen Karte zur „Neolithisierung“ Afrikas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Magnavita, Sonja</text:p>
          </table:table-cell>
          <table:table-cell table:style-name="ce12" office:value-type="string" calcext:value-type="string">
            <text:p>Web-Kartierung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ce12" office:value-type="string" calcext:value-type="string">
            <text:p>Institut für Archäologische Wissenschaften</text:p>
          </table:table-cell>
          <table:table-cell table:style-name="ce12" office:value-type="string" calcext:value-type="string">
            <text:p>BA Archäologische Wissenschaften, MA Vor- und Frühgeschichtliche Archäologie</text:p>
          </table:table-cell>
          <table:table-cell table:style-name="ce12" office:value-type="string" calcext:value-type="string">
            <text:p>Quantitative Arbeiten und Forschungsdaten in der Archäologie. Praktische Hilfe für Examenskandidat_in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Gestrich, Nikolas</text:p>
          </table:table-cell>
          <table:table-cell table:style-name="ce12" office:value-type="string" calcext:value-type="string">
            <text:p>Software und Tools,Statistik,Datenmanagement,Datenpräsentation,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4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 Freiburg</text:p>
          </table:table-cell>
          <table:table-cell table:style-name="ce12" office:value-type="string" calcext:value-type="string">
            <text:p>Abteilung für Voderasiatische <text:span text:style-name="T1">Archäologie und</text:span></text:p>
            <text:p><text:span text:style-name="T1">Altorientalische Philologie, Institut für Archäologische Wissenschaften</text:span></text:p>
          </table:table-cell>
          <table:table-cell table:style-name="ce40" office:value-type="string" calcext:value-type="string">
            <text:p>B.A. /M.A. Vorderasiatische Altertumskunde</text:p>
          </table:table-cell>
          <table:table-cell table:style-name="ce12" office:value-type="string" calcext:value-type="string">
            <text:p>Digitale Ressourcen in der Altorientalis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Prof. Dr. Pruszinszky, Regome</text:p>
          </table:table-cell>
          <table:table-cell table:style-name="ce12" office:value-type="string" calcext:value-type="string"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</text:p>
          </table:table-cell>
          <table:table-cell table:style-name="ce12" office:value-type="string" calcext:value-type="string">
            <text:p>3D-Digitalisierung in der Archäologie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chwenn, Fabian</text:p>
          </table:table-cell>
          <table:table-cell table:style-name="ce12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, MA Archäologie und Kulturgeschichte des antiken Mittelmeerraumes</text:p>
          </table:table-cell>
          <table:table-cell table:style-name="ce12" office:value-type="string" calcext:value-type="string">
            <text:p>Methoden der Feldarbeit und Grabungsdokumentation am Beispiel der Forschungsgrabung von Milet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teinmann, Lisa</text:p>
          </table:table-cell>
          <table:table-cell table:style-name="ce12" office:value-type="string" calcext:value-type="string">
            <text:p>Datenkuratierung,</text:p>
            <text:p>Software und Tools,</text:p>
            <text:p><text:span text:style-name="T3">Ausgrabungsdokumentation</text:span>,Datenbanken,</text:p>
            <text:p>Datenmanagement,</text:p>
            <text:p>Datenpräsentation,</text:p>
            <text:p>Digitale Datenauswert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Universität Hamburg</text:p>
          </table:table-cell>
          <table:table-cell table:style-name="ce12" office:value-type="string" calcext:value-type="string">
            <text:p>Archäologie und Kulturgeschichte des antiken Mittelmeerraumes</text:p>
          </table:table-cell>
          <table:table-cell table:style-name="ce12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2" office:value-type="string" calcext:value-type="string">
            <text:p>Fieldschool Xanten – Geophysikalische Prospektion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Seifert, Martina, Babucic, Nikola</text:p>
          </table:table-cell>
          <table:table-cell table:style-name="ce12" office:value-type="string" calcext:value-type="string">
            <text:p>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Heidelberg Center for Cultural Heritage</text:p>
          </table:table-cell>
          <table:table-cell table:style-name="ce12" office:value-type="string" calcext:value-type="string">
            <text:p>Master, Praxismodul</text:p>
          </table:table-cell>
          <table:table-cell table:style-name="ce12" office:value-type="string" calcext:value-type="string">
            <text:p>3D-Visualisierung von (Wohn)Gebäuden in Uruk-Warka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Archäologie digital am Beispiel von Zeichnung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Software und Tools,Zeichn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Institut für Klassische Archäologie</text:p>
          </table:table-cell>
          <table:table-cell table:style-name="ce12" office:value-type="string" calcext:value-type="string">
            <text:p>Klassische Archäologie</text:p>
          </table:table-cell>
          <table:table-cell table:style-name="ce12" office:value-type="string" calcext:value-type="string">
            <text:p>3D Computerrekonstruk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</text:p>
          </table:table-cell>
          <table:table-cell table:style-name="ce12" office:value-type="string" calcext:value-type="string">
            <text:p>Süß, Jürgen</text:p>
          </table:table-cell>
          <table:table-cell table:style-name="ce12" office:value-type="string" calcext:value-type="string">
            <text:p>3D-Modellierung,Software und Tools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2" office:value-type="string" calcext:value-type="string">
            <text:p>Zentrum für Altertumswissenschaften Ur- und Frühgeschichte und Vorderasiatische Archäologie</text:p>
          </table:table-cell>
          <table:table-cell table:style-name="ce12" office:value-type="string" calcext:value-type="string">
            <text:p><text:s/>BA-UFG 50%: Module A3 <text:s/>und A4 sowie B3 und B4 und BA-UFG 25%: C2, C3 MA- UFG: A4 MA GeoArch: C2</text:p>
          </table:table-cell>
          <table:table-cell table:style-name="ce12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Doktoranden</text:p>
          </table:table-cell>
          <table:table-cell table:style-name="ce12" office:value-type="string" calcext:value-type="string">
            <text:p>Shinoto, Maria</text:p>
          </table:table-cell>
          <table:table-cell table:style-name="ce12" office:value-type="string" calcext:value-type="string">
            <text:p>R,Statistik,Datenmanagement,Digital Humanities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Teil der Module Bg1, Bv1, Cg1, Cv1, Kv1</text:p>
          </table:table-cell>
          <table:table-cell table:style-name="ce12" office:value-type="string" calcext:value-type="string">
            <text:p>Landschaftsarchäologische Modellierung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9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2" office:value-type="string" calcext:value-type="string">
            <text:p>GIS Einführung: Daten organisieren,</text:p>
            <text:p>analysieren und visualisiere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2" office:value-type="string" calcext:value-type="string">
            <text:p>Digitale Medien und Kooperation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Dig. Editieren,R,Software und Tools,Online-Ressourcen,Internet,Datenbanken,EDV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</text:p>
          </table:table-cell>
          <table:table-cell table:style-name="ce12" office:value-type="string" calcext:value-type="string">
            <text:p>Geländepraktikum: Prospektion Warburg-</text:p>
            <text:p>Menne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</text:p>
          </table:table-cell>
          <table:table-cell table:style-name="ce12" office:value-type="string" calcext:value-type="string">
            <text:p>Rinne, Christoph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Mecklenburg-Vorpommer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r Module Eg3, Ev3, Kg2, Kv2</text:p>
          </table:table-cell>
          <table:table-cell table:style-name="ce12" office:value-type="string" calcext:value-type="string">
            <text:p>Geomagnetische Prospektionen in Polen</text:p>
          </table:table-cell>
          <table:table-cell table:style-name="ce12" office:value-type="string" calcext:value-type="string">
            <text:p>Praktikum</text:p>
          </table:table-cell>
          <table:table-cell table:style-name="ce12" office:value-type="string" calcext:value-type="string">
            <text:p>BA, MA, Sonstige</text:p>
          </table:table-cell>
          <table:table-cell table:style-name="ce12" office:value-type="string" calcext:value-type="string">
            <text:p>Dr. phil. Jutta Kneisel</text:p>
          </table:table-cell>
          <table:table-cell table:style-name="ce12" office:value-type="string" calcext:value-type="string">
            <text:p>Visualisierung,Geophysik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iel</text:p>
          </table:table-cell>
          <table:table-cell table:style-name="ce12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2" office:value-type="string" calcext:value-type="string">
            <text:p>Prähistorische und Historische Archäologie, Teil</text:p>
            <text:p>Des Moduls Kv2</text:p>
          </table:table-cell>
          <table:table-cell table:style-name="ce12" office:value-type="string" calcext:value-type="string">
            <text:p>Praktische Übung Landschaftsarchäologisches</text:p>
            <text:p>Modellierungspraktikum</text:p>
          </table:table-cell>
          <table:table-cell table:style-name="ce12" office:value-type="string" calcext:value-type="string">
            <text:p>Übung</text:p>
          </table:table-cell>
          <table:table-cell table:style-name="ce12" office:value-type="string" calcext:value-type="string">
            <text:p>MA, Sonstige</text:p>
          </table:table-cell>
          <table:table-cell table:style-name="ce12" office:value-type="string" calcext:value-type="string">
            <text:p>Nakoinz, Oliver</text:p>
          </table:table-cell>
          <table:table-cell table:style-name="ce12" office:value-type="string" calcext:value-type="string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</text:p>
            <text:p>oder EM </text:p>
          </table:table-cell>
          <table:table-cell table:style-name="ce12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2" office:value-type="string" calcext:value-type="string">
            <text:p>Seminar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9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</text:p>
          </table:table-cell>
          <table:table-cell table:style-name="ce12" office:value-type="string" calcext:value-type="string">
            <text:p>Vorlesung</text:p>
          </table:table-cell>
          <table:table-cell table:style-name="ce12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ce12" table:number-columns-repeated="2"/>
          <table:table-cell table:style-name="Default"/>
          <table:table-cell table:number-columns-repeated="1010"/>
        </table:table-row>
        <table:table-row table:style-name="ro69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ce12" office:value-type="string" calcext:value-type="string">
            <text:p>Spatial analysis of landscapes and urban environments, Übung zur LV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2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Kernkompetenzen Archäoinformatik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Default" office:value-type="string" calcext:value-type="string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style-name="Default" table:number-columns-repeated="3"/>
          <table:table-cell table:number-columns-repeated="1010"/>
        </table:table-row>
        <table:table-row table:style-name="ro69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Digitale Methodik in den Geistes- und Kulturwissenschaften, Altorientalische Philologie</text:p>
          </table:table-cell>
          <table:table-cell table:style-name="Default" office:value-type="string" calcext:value-type="string">
            <text:p>Exploration von digitalen Werkzeugen in der Altertums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a, Hubert</text:p>
          </table:table-cell>
          <table:table-cell table:style-name="Default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60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 <text:s/>(Bachelor/Master)</text:p>
          </table:table-cell>
          <table:table-cell table:style-name="Default" office:value-type="string" calcext:value-type="string">
            <text:p>Geschichte und Objekte ägyptologischer Sammlungen weltweit: Vorberietung einer virtuellen Exkursio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rhards, Simone</text:p>
          </table:table-cell>
          <table:table-cell table:style-name="Default" office:value-type="string" calcext:value-type="string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6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, Schwerpunkt Ägyptologie</text:p>
          </table:table-cell>
          <table:table-cell table:style-name="Default" office:value-type="string" calcext:value-type="string">
            <text:p>Epigraphik, Paläographie, Textedition und Analyse: Philologische Methoden in der Ägypt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Verhoeven-van</text:p>
            <text:p>Elsbergen, Univ.-</text:p>
            <text:p>Prof. Dr. Ursula</text:p>
          </table:table-cell>
          <table:table-cell table:style-name="ce12" office:value-type="string" calcext:value-type="string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7">
          <table:table-cell office:value-type="string" calcext:value-type="string">
            <text:p>SoSe 2021</text:p>
          </table:table-cell>
          <table:table-cell/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Default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nning Burwitz</text:p>
          </table:table-cell>
          <table:table-cell table:style-name="Default" table:number-columns-repeated="4"/>
          <table:table-cell table:number-columns-repeated="1010"/>
        </table:table-row>
        <table:table-row table:style-name="ro2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Default" office:value-type="string" calcext:value-type="string">
            <text:p>Bachelor, Master und Promotion</text:p>
          </table:table-cell>
          <table:table-cell table:style-name="Default" office:value-type="string" calcext:value-type="string">
            <text:p>Karten, Grafiken und Data Visualization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assy, Ken</text:p>
          </table:table-cell>
          <table:table-cell table:style-name="Default" office:value-type="string" calcext:value-type="string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Altorientalistik und Vorderasiatische</text:p>
            <text:p>Archäologie</text:p>
          </table:table-cell>
          <table:table-cell table:style-name="Default" office:value-type="string" calcext:value-type="string">
            <text:p>M21 Ergänzende Studien</text:p>
          </table:table-cell>
          <table:table-cell table:style-name="Default" office:value-type="string" calcext:value-type="string">
            <text:p>Auswertung einer <text:s/>Ausgrabungsdokumenta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0" office:value-type="string" calcext:value-type="string">
            <text:p>Prof. Dr. Florian Janoscha Kreppner</text:p>
          </table:table-cell>
          <table:table-cell table:style-name="Default" office:value-type="string" calcext:value-type="string">
            <text:p>GIS,Datenmanagement,Ausgrabungsdokumentation,Digitale Datenauswertung,Digitale Dokumentation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</text:p>
            <text:p>Frühgeschichtliche Archäologie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tatistik,Datenbanken,Digitale Datenauswertung</text:p>
          </table:table-cell>
          <table:table-cell table:style-name="Default" table:number-columns-repeated="3"/>
          <table:table-cell table:number-columns-repeated="1010"/>
        </table:table-row>
        <table:table-row table:style-name="ro2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Klassische und Christliche Archäologie / Archäologisches Museum</text:p>
          </table:table-cell>
          <table:table-cell table:style-name="Default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Default" office:value-type="string" calcext:value-type="string">
            <text:p>3D-Projekte im Archäologischen Museum der WWU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H.-H.</text:p>
            <text:p>Nieswandt</text:p>
          </table:table-cell>
          <table:table-cell table:style-name="Default" office:value-type="string" calcext:value-type="string">
            <text:p>3D-Modellierung,3D Scan</text:p>
          </table:table-cell>
          <table:table-cell table:style-name="Default" table:number-columns-repeated="3"/>
          <table:table-cell table:number-columns-repeated="1010"/>
        </table:table-row>
        <table:table-row table:style-name="ro7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Historisches Institut</text:p>
          </table:table-cell>
          <table:table-cell table:style-name="Default" office:value-type="string" calcext:value-type="string">
            <text:p>BA Latinistik, BA Lehramt Latein, BA Gräzistik</text:p>
          </table:table-cell>
          <table:table-cell table:style-name="Default" office:value-type="string" calcext:value-type="string">
            <text:p>Instrumenta digitalia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style-name="Default" table:number-columns-repeated="3"/>
          <table:table-cell table:number-columns-repeated="1010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Griechisch</text:p>
          </table:table-cell>
          <table:table-cell table:style-name="Default" office:value-type="string" calcext:value-type="string">
            <text:p>Digital Editions of Greek Literary and Paraliterary Papyr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Default" table:number-columns-repeated="3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Blender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Einführung in die digitale Bild- und 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0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Römische Kaiserporträts. Digitaler Maßvergleich an 3D</text:p>
            <text:p>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Sehen lernen. Mensch und Künstliche Intelligenz im Vergleich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Spati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Digitale Methoden und ihre Anwendung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Grundlagen der Vermessungstechnik und Structure from Motion (SfM)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Quantitative Methoden in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5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Archäometrie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20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Digitale Verarbeitung</text:p>
            <text:p>archäologischer Geoda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Sands of Time – Mediale Darstellungsstrategien der Grabungswissenschaften (Vorbereitung einer Sonderausstellung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3D-Scanni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Jungneolithische Erdwerke in Mainfranken – Gewinnung, Prozessierung und Analyse von Forschungsda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1010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Default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80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2" office:value-type="string" calcext:value-type="string">
            <text:p>Paliou, Eleftheria</text:p>
          </table:table-cell>
          <table:table-cell table:style-name="ce1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und Christliche Archäologie</text:p>
          </table:table-cell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12"/>
        </table:table-row>
        <table:table-row table:style-name="ro74" table:number-rows-repeated="1047850">
          <table:table-cell table:number-columns-repeated="1024"/>
        </table:table-row>
        <table:table-row table:style-name="ro74">
          <table:table-cell table:number-columns-repeated="1024"/>
        </table:table-row>
        <table:named-expressions>
          <table:named-range table:name="autofields_table" table:base-cell-address="$Tabelle1.$A$1" table:cell-range-address="$Tabelle1.$A$1:.$O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office:forms form:automatic-focus="false" form:apply-design-mode="false"/>
        <table:table-column table:style-name="co18" table:default-cell-style-name="ce193"/>
        <table:table-column table:style-name="co17" table:default-cell-style-name="ce198"/>
        <table:table-column table:style-name="co17" table:number-columns-repeated="26" table:default-cell-style-name="Pivot_20_Table_20_Value"/>
        <table:table-column table:style-name="co17" table:default-cell-style-name="ce207"/>
        <table:table-column table:style-name="co17" table:default-cell-style-name="ce213"/>
        <table:table-row table:style-name="ro74">
          <table:table-cell table:style-name="ce190" office:value-type="string" calcext:value-type="string">
            <text:p>Count - Stadt</text:p>
          </table:table-cell>
          <table:table-cell table:style-name="ce195" office:value-type="string" calcext:value-type="string">
            <text:p>Stadt</text:p>
          </table:table-cell>
          <table:table-cell table:style-name="ce201" table:number-columns-repeated="27"/>
          <table:table-cell table:style-name="ce210"/>
        </table:table-row>
        <table:table-row table:style-name="ro74">
          <table:table-cell table:style-name="ce191" office:value-type="string" calcext:value-type="string">
            <text:p>Semester</text:p>
          </table:table-cell>
          <table:table-cell table:style-name="ce196" office:value-type="string" calcext:value-type="string">
            <text:p>Augsburg</text:p>
          </table:table-cell>
          <table:table-cell table:style-name="ce202" office:value-type="string" calcext:value-type="string">
            <text:p>Bamberg</text:p>
          </table:table-cell>
          <table:table-cell table:style-name="ce202" office:value-type="string" calcext:value-type="string">
            <text:p>Berlin</text:p>
          </table:table-cell>
          <table:table-cell table:style-name="ce202" office:value-type="string" calcext:value-type="string">
            <text:p>Bochum</text:p>
          </table:table-cell>
          <table:table-cell table:style-name="ce202" office:value-type="string" calcext:value-type="string">
            <text:p>Bonn</text:p>
          </table:table-cell>
          <table:table-cell table:style-name="ce202" office:value-type="string" calcext:value-type="string">
            <text:p>Düsseldorf</text:p>
          </table:table-cell>
          <table:table-cell table:style-name="ce202" office:value-type="string" calcext:value-type="string">
            <text:p>Erlangen</text:p>
          </table:table-cell>
          <table:table-cell table:style-name="ce202" office:value-type="string" calcext:value-type="string">
            <text:p>Frankfurt a.M.</text:p>
          </table:table-cell>
          <table:table-cell table:style-name="ce202" office:value-type="string" calcext:value-type="string">
            <text:p>Freiburg</text:p>
          </table:table-cell>
          <table:table-cell table:style-name="ce202" office:value-type="string" calcext:value-type="string">
            <text:p>Giessen</text:p>
          </table:table-cell>
          <table:table-cell table:style-name="ce202" office:value-type="string" calcext:value-type="string">
            <text:p>Göttingen</text:p>
          </table:table-cell>
          <table:table-cell table:style-name="ce202" office:value-type="string" calcext:value-type="string">
            <text:p>Halle</text:p>
          </table:table-cell>
          <table:table-cell table:style-name="ce202" office:value-type="string" calcext:value-type="string">
            <text:p>Hamburg</text:p>
          </table:table-cell>
          <table:table-cell table:style-name="ce202" office:value-type="string" calcext:value-type="string">
            <text:p>Heidelberg</text:p>
          </table:table-cell>
          <table:table-cell table:style-name="ce202" office:value-type="string" calcext:value-type="string">
            <text:p>Jena</text:p>
          </table:table-cell>
          <table:table-cell table:style-name="ce202" office:value-type="string" calcext:value-type="string">
            <text:p>Kiel</text:p>
          </table:table-cell>
          <table:table-cell table:style-name="ce202" office:value-type="string" calcext:value-type="string">
            <text:p>Köln</text:p>
          </table:table-cell>
          <table:table-cell table:style-name="ce202" office:value-type="string" calcext:value-type="string">
            <text:p>Leipzig</text:p>
          </table:table-cell>
          <table:table-cell table:style-name="ce202" office:value-type="string" calcext:value-type="string">
            <text:p>Mainz</text:p>
          </table:table-cell>
          <table:table-cell table:style-name="ce202" office:value-type="string" calcext:value-type="string">
            <text:p>Marburg</text:p>
          </table:table-cell>
          <table:table-cell table:style-name="ce202" office:value-type="string" calcext:value-type="string">
            <text:p>München</text:p>
          </table:table-cell>
          <table:table-cell table:style-name="ce202" office:value-type="string" calcext:value-type="string">
            <text:p>Münster</text:p>
          </table:table-cell>
          <table:table-cell table:style-name="ce202" office:value-type="string" calcext:value-type="string">
            <text:p>Regensburg</text:p>
          </table:table-cell>
          <table:table-cell table:style-name="ce202" office:value-type="string" calcext:value-type="string">
            <text:p>Stuttgart</text:p>
          </table:table-cell>
          <table:table-cell table:style-name="ce202" office:value-type="string" calcext:value-type="string">
            <text:p>Trier</text:p>
          </table:table-cell>
          <table:table-cell table:style-name="ce202" office:value-type="string" calcext:value-type="string">
            <text:p>Tübingen</text:p>
          </table:table-cell>
          <table:table-cell table:style-name="ce202" office:value-type="string" calcext:value-type="string">
            <text:p>Würzburg</text:p>
          </table:table-cell>
          <table:table-cell table:style-name="ce202" office:value-type="string" calcext:value-type="string">
            <text:p>(empty)</text:p>
          </table:table-cell>
          <table:table-cell table:style-name="ce211" office:value-type="string" calcext:value-type="string">
            <text:p>Total Result</text:p>
          </table:table-cell>
        </table:table-row>
        <table:table-row table:style-name="ro74">
          <table:table-cell table:style-name="ce192" office:value-type="string" calcext:value-type="string">
            <text:p>SoSe 2015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3" table:style-name="ce203" office:value-type="float" office:value="3" calcext:value-type="float">
            <text:p>3</text:p>
          </table:table-cell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 table:number-columns-repeated="2"/>
          <table:table-cell table:style-name="ce203" office:value-type="float" office:value="11" calcext:value-type="float">
            <text:p>11</text:p>
          </table:table-cell>
          <table:table-cell table:style-name="ce203"/>
          <table:table-cell table:number-columns-repeated="2" table:style-name="ce203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9" calcext:value-type="float">
            <text:p>9</text:p>
          </table:table-cell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6"/>
          <table:table-cell table:style-name="ce212" office:value-type="float" office:value="52" calcext:value-type="float">
            <text:p>52</text:p>
          </table:table-cell>
        </table:table-row>
        <table:table-row table:style-name="ro74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74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74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74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74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74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74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74">
          <table:table-cell office:value-type="string" calcext:value-type="string">
            <text:p>WiSe 2018/19</text:p>
          </table:table-cell>
          <table:table-cell table:style-name="ce199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6" calcext:value-type="float">
            <text:p>6</text:p>
          </table:table-cell>
          <table:table-cell table:style-name="ce204" table:number-columns-repeated="8"/>
          <table:table-cell table:number-columns-repeated="2" table:style-name="ce204" office:value-type="float" office:value="2" calcext:value-type="float">
            <text:p>2</text:p>
          </table:table-cell>
          <table:table-cell table:style-name="ce204"/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5" calcext:value-type="float">
            <text:p>15</text:p>
          </table:table-cell>
          <table:table-cell table:style-name="ce204" table:number-columns-repeated="2"/>
          <table:table-cell table:number-columns-repeated="2" table:style-name="ce204" office:value-type="float" office:value="1" calcext:value-type="float">
            <text:p>1</text:p>
          </table:table-cell>
          <table:table-cell table:style-name="ce204" table:number-columns-repeated="4"/>
          <table:table-cell table:style-name="ce204" office:value-type="float" office:value="1" calcext:value-type="float">
            <text:p>1</text:p>
          </table:table-cell>
          <table:table-cell table:style-name="ce208"/>
          <table:table-cell table:style-name="ce214" office:value-type="float" office:value="45" calcext:value-type="float">
            <text:p>45</text:p>
          </table:table-cell>
        </table:table-row>
        <table:table-row table:style-name="ro74">
          <table:table-cell table:style-name="ce194" office:value-type="string" calcext:value-type="string">
            <text:p>Total Result</text:p>
          </table:table-cell>
          <table:table-cell table:style-name="ce200" office:value-type="float" office:value="10" calcext:value-type="float">
            <text:p>10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59" calcext:value-type="float">
            <text:p>59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43" calcext:value-type="float">
            <text:p>43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2" calcext:value-type="float">
            <text:p>42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26" calcext:value-type="float">
            <text:p>26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23" calcext:value-type="float">
            <text:p>23</text:p>
          </table:table-cell>
          <table:table-cell table:style-name="ce205" office:value-type="float" office:value="14" calcext:value-type="float">
            <text:p>14</text:p>
          </table:table-cell>
          <table:table-cell table:style-name="ce209"/>
          <table:table-cell table:style-name="ce215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7" table:default-cell-style-name="Default"/>
        <table:table-row table:style-name="ro74" table:number-rows-repeated="3">
          <table:table-cell table:style-name="ce241"/>
        </table:table-row>
        <table:table-row table:style-name="ro74" table:number-rows-repeated="116">
          <table:table-cell table:style-name="ce242"/>
        </table:table-row>
        <table:table-row table:style-name="ro74" table:number-rows-repeated="1048456">
          <table:table-cell/>
        </table:table-row>
        <table:table-row table:style-name="ro74">
          <table:table-cell/>
        </table:table-row>
      </table:table>
      <table:named-expressions/>
      <table:database-ranges>
        <table:database-range table:name="__Anonymous_Sheet_DB__0" table:target-range-address="Tabelle1.A1:Tabelle1.O725" table:display-filter-buttons="true"/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5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time-style style:name="N134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time-style style:name="N130">
      <number:minutes number:style="long"/>
      <number:text>:</number:text>
      <number:seconds number:style="long"/>
    </number:time-style>
    <number:number-style style:name="N129">
      <number:number number:decimal-places="0" number:min-decimal-places="0" number:min-integer-digits="1"/>
      <number:text>,</number:text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9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6">
      <number:day number:style="long"/>
      <number:text>. </number:text>
      <number:month number:textual="true"/>
    </number:date-style>
    <number:date-style style:name="N144">
      <number:month number:textual="true"/>
      <number:text> </number:text>
      <number:year/>
    </number:dat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4-06-28T14:13:59.074460469</dc:date>
    <meta:editing-duration>P6DT13H5M30S</meta:editing-duration>
    <meta:generator>LibreOffice/7.3.7.2$Linux_X86_64 LibreOffice_project/30$Build-2</meta:generator>
    <meta:editing-cycles>342</meta:editing-cycles>
    <meta:document-statistic meta:table-count="3" meta:cell-count="7463" meta:object-count="0"/>
    <meta:user-defined meta:name="AppVersion">15.0300</meta:user-defined>
  </office:meta>
</office:document-meta>
</file>